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float" office:value="0.00000000009">
            <text:p>9.00E-011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000">
            <text:p>100000</text:p>
          </table:table-cell>
        </table:table-row>
        <table:table-row table:style-name="ro1">
          <table:table-cell table:formula="of:=[.A3]/([.A2]*[.A4])" office:value-type="float" office:value="555555.555555556">
            <text:p>555555.555555556</text:p>
          </table:table-cell>
        </table:table-row>
        <table:table-row table:style-name="ro1">
          <table:table-cell table:formula="of:=[.A5]/1000000" office:value-type="float" office:value="0.555555555555555">
            <text:p>0.5555555556</text:p>
          </table:table-cell>
        </table:table-row>
        <table:table-row table:style-name="ro1">
          <table:table-cell/>
        </table:table-row>
        <table:table-row table:style-name="ro1">
          <table:table-cell table:formula="of:=15*8/5" office:value-type="float" office:value="24">
            <text:p>24</text:p>
          </table:table-cell>
        </table:table-row>
        <table:table-row table:style-name="ro1">
          <table:table-cell table:formula="of:=8*15/3.14" office:value-type="float" office:value="38.2165605095541">
            <text:p>38.2165605096</text:p>
          </table:table-cell>
        </table:table-row>
        <table:table-row table:style-name="ro1">
          <table:table-cell/>
        </table:table-row>
        <table:table-row table:style-name="ro1">
          <table:table-cell table:formula="of:=2.25-6/16" office:value-type="float" office:value="1.875">
            <text:p>1.875</text:p>
          </table:table-cell>
        </table:table-row>
        <table:table-row table:style-name="ro1">
          <table:table-cell table:formula="of:=[.A11]*25.4" office:value-type="float" office:value="47.625">
            <text:p>47.625</text:p>
          </table:table-cell>
        </table:table-row>
        <table:table-row table:style-name="ro1">
          <table:table-cell/>
        </table:table-row>
        <table:table-row table:style-name="ro1">
          <table:table-cell table:formula="of:=25.4*3/16" office:value-type="float" office:value="4.7625">
            <text:p>4.7625</text:p>
          </table:table-cell>
        </table:table-row>
      </table:table>
      <table:table table:name="Third harmonic injection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What does third harmonic injection look like, since SVPWM makes my head hurt and results in ugly modulation.</text:p>
          </table:table-cell>
          <table:table-cell table:number-columns-repeated="11"/>
        </table:table-row>
        <table:table-row table:style-name="ro2">
          <table:table-cell office:value-type="string">
            <text:p>n</text:p>
          </table:table-cell>
          <table:table-cell office:value-type="string">
            <text:p>theta</text:p>
          </table:table-cell>
          <table:table-cell office:value-type="string">
            <text:p>sinthetaU</text:p>
          </table:table-cell>
          <table:table-cell office:value-type="string">
            <text:p>sinthetaV</text:p>
          </table:table-cell>
          <table:table-cell office:value-type="string">
            <text:p>sinthetaW</text:p>
          </table:table-cell>
          <table:table-cell office:value-type="string">
            <text:p>sin3theta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THV-THU</text:p>
          </table:table-cell>
          <table:table-cell office:value-type="string">
            <text:p>SV-SU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2*PI()*[.A3]/100" office:value-type="float" office:value="0">
            <text:p>0</text:p>
          </table:table-cell>
          <table:table-cell table:formula="of:=SIN([.B3])" office:value-type="float" office:value="0">
            <text:p>0</text:p>
          </table:table-cell>
          <table:table-cell table:formula="of:=SIN([.B3]+2*PI()/3)" office:value-type="float" office:value="0.866025403784439">
            <text:p>0.8660254038</text:p>
          </table:table-cell>
          <table:table-cell table:formula="of:=SIN([.B3]+4*PI()/3)" office:value-type="float" office:value="-0.866025403784438">
            <text:p>-0.8660254038</text:p>
          </table:table-cell>
          <table:table-cell table:formula="of:=SIN(3*[.B3])" office:value-type="float" office:value="0">
            <text:p>0</text:p>
          </table:table-cell>
          <table:table-cell table:formula="of:=[.$J$4]*(SIN([.B3])+[.$J$3]*SIN(3*[.B3]))" office:value-type="float" office:value="0">
            <text:p>0</text:p>
          </table:table-cell>
          <table:table-cell table:formula="of:=[.$J$4]*(SIN([.B3]+2*PI()/3)+[.$J$3]*SIN(3*[.B3]))" office:value-type="float" office:value="0.866025403784439">
            <text:p>0.8660254038</text:p>
          </table:table-cell>
          <table:table-cell table:formula="of:=[.$J$4]*(SIN([.B3]+4*PI()/3)+[.$J$3]*SIN(3*[.B3]))" office:value-type="float" office:value="-0.866025403784438">
            <text:p>-0.8660254038</text:p>
          </table:table-cell>
          <table:table-cell table:formula="of:=1/6" office:value-type="float" office:value="0.166666666666667">
            <text:p>0.1666666667</text:p>
          </table:table-cell>
          <table:table-cell table:formula="of:=[.H3]-[.G3]" office:value-type="float" office:value="0.866025403784439">
            <text:p>0.8660254038</text:p>
          </table:table-cell>
          <table:table-cell table:formula="of:=[.D3]-[.C3]" office:value-type="float" office:value="0.866025403784439">
            <text:p>0.866025403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2*PI()*[.A4]/100" office:value-type="float" office:value="0.0628318530717959">
            <text:p>0.0628318531</text:p>
          </table:table-cell>
          <table:table-cell table:formula="of:=SIN([.B4])" office:value-type="float" office:value="0.0627905195293134">
            <text:p>0.0627905195</text:p>
          </table:table-cell>
          <table:table-cell table:formula="of:=SIN([.B4]+2*PI()/3)" office:value-type="float" office:value="0.8329212407101">
            <text:p>0.8329212407</text:p>
          </table:table-cell>
          <table:table-cell table:formula="of:=SIN([.B4]+4*PI()/3)" office:value-type="float" office:value="-0.895711760239412">
            <text:p>-0.8957117602</text:p>
          </table:table-cell>
          <table:table-cell table:formula="of:=SIN(3*[.B4])" office:value-type="float" office:value="0.187381314585725">
            <text:p>0.1873813146</text:p>
          </table:table-cell>
          <table:table-cell table:formula="of:=[.$J$4]*(SIN([.B4])+[.$J$3]*SIN(3*[.B4]))" office:value-type="float" office:value="0.0940207386269341">
            <text:p>0.0940207386</text:p>
          </table:table-cell>
          <table:table-cell table:formula="of:=[.$J$4]*(SIN([.B4]+2*PI()/3)+[.$J$3]*SIN(3*[.B4]))" office:value-type="float" office:value="0.86415145980772">
            <text:p>0.8641514598</text:p>
          </table:table-cell>
          <table:table-cell table:formula="of:=[.$J$4]*(SIN([.B4]+4*PI()/3)+[.$J$3]*SIN(3*[.B4]))" office:value-type="float" office:value="-0.864481541141792">
            <text:p>-0.8644815411</text:p>
          </table:table-cell>
          <table:table-cell office:value-type="float" office:value="1">
            <text:p>1</text:p>
          </table:table-cell>
          <table:table-cell table:formula="of:=[.H4]-[.G4]" office:value-type="float" office:value="0.770130721180786">
            <text:p>0.7701307212</text:p>
          </table:table-cell>
          <table:table-cell table:formula="of:=[.D4]-[.C4]" office:value-type="float" office:value="0.770130721180786">
            <text:p>0.770130721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2*PI()*[.A5]/100" office:value-type="float" office:value="0.125663706143592">
            <text:p>0.1256637061</text:p>
          </table:table-cell>
          <table:table-cell table:formula="of:=SIN([.B5])" office:value-type="float" office:value="0.125333233564304">
            <text:p>0.1253332336</text:p>
          </table:table-cell>
          <table:table-cell table:formula="of:=SIN([.B5]+2*PI()/3)" office:value-type="float" office:value="0.796529918024196">
            <text:p>0.796529918</text:p>
          </table:table-cell>
          <table:table-cell table:formula="of:=SIN([.B5]+4*PI()/3)" office:value-type="float" office:value="-0.9218631515885">
            <text:p>-0.9218631516</text:p>
          </table:table-cell>
          <table:table-cell table:formula="of:=SIN(3*[.B5])" office:value-type="float" office:value="0.368124552684678">
            <text:p>0.3681245527</text:p>
          </table:table-cell>
          <table:table-cell table:formula="of:=[.$J$4]*(SIN([.B5])+[.$J$3]*SIN(3*[.B5]))" office:value-type="float" office:value="0.186687325678417">
            <text:p>0.1866873257</text:p>
          </table:table-cell>
          <table:table-cell table:formula="of:=[.$J$4]*(SIN([.B5]+2*PI()/3)+[.$J$3]*SIN(3*[.B5]))" office:value-type="float" office:value="0.857884010138309">
            <text:p>0.8578840101</text:p>
          </table:table-cell>
          <table:table-cell table:formula="of:=[.$J$4]*(SIN([.B5]+4*PI()/3)+[.$J$3]*SIN(3*[.B5]))" office:value-type="float" office:value="-0.860509059474387">
            <text:p>-0.8605090595</text:p>
          </table:table-cell>
          <table:table-cell/>
          <table:table-cell table:formula="of:=[.H5]-[.G5]" office:value-type="float" office:value="0.671196684459892">
            <text:p>0.6711966845</text:p>
          </table:table-cell>
          <table:table-cell table:formula="of:=[.D5]-[.C5]" office:value-type="float" office:value="0.671196684459892">
            <text:p>0.671196684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2*PI()*[.A6]/100" office:value-type="float" office:value="0.188495559215388">
            <text:p>0.1884955592</text:p>
          </table:table-cell>
          <table:table-cell table:formula="of:=SIN([.B6])" office:value-type="float" office:value="0.187381314585725">
            <text:p>0.1873813146</text:p>
          </table:table-cell>
          <table:table-cell table:formula="of:=SIN([.B6]+2*PI()/3)" office:value-type="float" office:value="0.756995055651757">
            <text:p>0.7569950557</text:p>
          </table:table-cell>
          <table:table-cell table:formula="of:=SIN([.B6]+4*PI()/3)" office:value-type="float" office:value="-0.944376370237481">
            <text:p>-0.9443763702</text:p>
          </table:table-cell>
          <table:table-cell table:formula="of:=SIN(3*[.B6])" office:value-type="float" office:value="0.535826794978997">
            <text:p>0.535826795</text:p>
          </table:table-cell>
          <table:table-cell table:formula="of:=[.$J$4]*(SIN([.B6])+[.$J$3]*SIN(3*[.B6]))" office:value-type="float" office:value="0.276685780415557">
            <text:p>0.2766857804</text:p>
          </table:table-cell>
          <table:table-cell table:formula="of:=[.$J$4]*(SIN([.B6]+2*PI()/3)+[.$J$3]*SIN(3*[.B6]))" office:value-type="float" office:value="0.846299521481589">
            <text:p>0.8462995215</text:p>
          </table:table-cell>
          <table:table-cell table:formula="of:=[.$J$4]*(SIN([.B6]+4*PI()/3)+[.$J$3]*SIN(3*[.B6]))" office:value-type="float" office:value="-0.855071904407648">
            <text:p>-0.8550719044</text:p>
          </table:table-cell>
          <table:table-cell/>
          <table:table-cell table:formula="of:=[.H6]-[.G6]" office:value-type="float" office:value="0.569613741066032">
            <text:p>0.5696137411</text:p>
          </table:table-cell>
          <table:table-cell table:formula="of:=[.D6]-[.C6]" office:value-type="float" office:value="0.569613741066032">
            <text:p>0.569613741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2*PI()*[.A7]/100" office:value-type="float" office:value="0.251327412287183">
            <text:p>0.2513274123</text:p>
          </table:table-cell>
          <table:table-cell table:formula="of:=SIN([.B7])" office:value-type="float" office:value="0.248689887164855">
            <text:p>0.2486898872</text:p>
          </table:table-cell>
          <table:table-cell table:formula="of:=SIN([.B7]+2*PI()/3)" office:value-type="float" office:value="0.714472679632804">
            <text:p>0.7144726796</text:p>
          </table:table-cell>
          <table:table-cell table:formula="of:=SIN([.B7]+4*PI()/3)" office:value-type="float" office:value="-0.963162566797658">
            <text:p>-0.9631625668</text:p>
          </table:table-cell>
          <table:table-cell table:formula="of:=SIN(3*[.B7])" office:value-type="float" office:value="0.684547105928689">
            <text:p>0.6845471059</text:p>
          </table:table-cell>
          <table:table-cell table:formula="of:=[.$J$4]*(SIN([.B7])+[.$J$3]*SIN(3*[.B7]))" office:value-type="float" office:value="0.362781071486303">
            <text:p>0.3627810715</text:p>
          </table:table-cell>
          <table:table-cell table:formula="of:=[.$J$4]*(SIN([.B7]+2*PI()/3)+[.$J$3]*SIN(3*[.B7]))" office:value-type="float" office:value="0.828563863954252">
            <text:p>0.828563864</text:p>
          </table:table-cell>
          <table:table-cell table:formula="of:=[.$J$4]*(SIN([.B7]+4*PI()/3)+[.$J$3]*SIN(3*[.B7]))" office:value-type="float" office:value="-0.84907138247621">
            <text:p>-0.8490713825</text:p>
          </table:table-cell>
          <table:table-cell/>
          <table:table-cell table:formula="of:=[.H7]-[.G7]" office:value-type="float" office:value="0.465782792467949">
            <text:p>0.4657827925</text:p>
          </table:table-cell>
          <table:table-cell table:formula="of:=[.D7]-[.C7]" office:value-type="float" office:value="0.465782792467949">
            <text:p>0.465782792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2*PI()*[.A8]/100" office:value-type="float" office:value="0.314159265358979">
            <text:p>0.3141592654</text:p>
          </table:table-cell>
          <table:table-cell table:formula="of:=SIN([.B8])" office:value-type="float" office:value="0.309016994374947">
            <text:p>0.3090169944</text:p>
          </table:table-cell>
          <table:table-cell table:formula="of:=SIN([.B8]+2*PI()/3)" office:value-type="float" office:value="0.669130606358858">
            <text:p>0.6691306064</text:p>
          </table:table-cell>
          <table:table-cell table:formula="of:=SIN([.B8]+4*PI()/3)" office:value-type="float" office:value="-0.978147600733806">
            <text:p>-0.9781476007</text:p>
          </table:table-cell>
          <table:table-cell table:formula="of:=SIN(3*[.B8])" office:value-type="float" office:value="0.809016994374947">
            <text:p>0.8090169944</text:p>
          </table:table-cell>
          <table:table-cell table:formula="of:=[.$J$4]*(SIN([.B8])+[.$J$3]*SIN(3*[.B8]))" office:value-type="float" office:value="0.443853160104105">
            <text:p>0.4438531601</text:p>
          </table:table-cell>
          <table:table-cell table:formula="of:=[.$J$4]*(SIN([.B8]+2*PI()/3)+[.$J$3]*SIN(3*[.B8]))" office:value-type="float" office:value="0.803966772088016">
            <text:p>0.8039667721</text:p>
          </table:table-cell>
          <table:table-cell table:formula="of:=[.$J$4]*(SIN([.B8]+4*PI()/3)+[.$J$3]*SIN(3*[.B8]))" office:value-type="float" office:value="-0.843311435004648">
            <text:p>-0.843311435</text:p>
          </table:table-cell>
          <table:table-cell/>
          <table:table-cell table:formula="of:=[.H8]-[.G8]" office:value-type="float" office:value="0.360113611983911">
            <text:p>0.360113612</text:p>
          </table:table-cell>
          <table:table-cell table:formula="of:=[.D8]-[.C8]" office:value-type="float" office:value="0.360113611983911">
            <text:p>0.360113612</text:p>
          </table:table-cell>
        </table:table-row>
        <table:table-row table:style-name="ro2">
          <table:table-cell office:value-type="float" office:value="6">
            <text:p>6</text:p>
            <draw:frame table:end-cell-address="'Third harmonic injection'.H29" table:end-x="0.194cm" table:end-y="0.394cm" draw:z-index="0" draw:style-name="gr1" draw:text-style-name="P1" svg:width="15.999cm" svg:height="8.999cm" svg:x="0.001cm" svg:y="0.427cm">
              <draw:object draw:notify-on-update-of-ranges="'Third harmonic injection'.B2:'Third harmonic injection'.B2 'Third harmonic injection'.B3:'Third harmonic injection'.B102 'Third harmonic injection'.C2:'Third harmonic injection'.C2 'Third harmonic injection'.C3:'Third harmonic injection'.C102 'Third harmonic injection'.B2:'Third harmonic injection'.B2 'Third harmonic injection'.B3:'Third harmonic injection'.B102 'Third harmonic injection'.D2:'Third harmonic injection'.D2 'Third harmonic injection'.D3:'Third harmonic injection'.D102 'Third harmonic injection'.B2:'Third harmonic injection'.B2 'Third harmonic injection'.B3:'Third harmonic injection'.B102 'Third harmonic injection'.E2:'Third harmonic injection'.E2 'Third harmonic injection'.E3:'Third harmonic injection'.E102 'Third harmonic injection'.B2:'Third harmonic injection'.B2 'Third harmonic injection'.B3:'Third harmonic injection'.B102 'Third harmonic injection'.F2:'Third harmonic injection'.F2 'Third harmonic injection'.F3:'Third harmonic injection'.F102 'Third harmonic injection'.B2:'Third harmonic injection'.B2 'Third harmonic injection'.B3:'Third harmonic injection'.B102 'Third harmonic injection'.G2:'Third harmonic injection'.G2 'Third harmonic injection'.G3:'Third harmonic injection'.G102 'Third harmonic injection'.B2:'Third harmonic injection'.B2 'Third harmonic injection'.B3:'Third harmonic injection'.B102 'Third harmonic injection'.H2:'Third harmonic injection'.H2 'Third harmonic injection'.H3:'Third harmonic injection'.H102 'Third harmonic injection'.B2:'Third harmonic injection'.B2 'Third harmonic injection'.B3:'Third harmonic injection'.B102 'Third harmonic injection'.I2:'Third harmonic injection'.I2 'Third harmonic injection'.I3:'Third harmonic injection'.I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2*PI()*[.A9]/100" office:value-type="float" office:value="0.376991118430775">
            <text:p>0.3769911184</text:p>
          </table:table-cell>
          <table:table-cell table:formula="of:=SIN([.B9])" office:value-type="float" office:value="0.368124552684678">
            <text:p>0.3681245527</text:p>
          </table:table-cell>
          <table:table-cell table:formula="of:=SIN([.B9]+2*PI()/3)" office:value-type="float" office:value="0.621147780278311">
            <text:p>0.6211477803</text:p>
          </table:table-cell>
          <table:table-cell table:formula="of:=SIN([.B9]+4*PI()/3)" office:value-type="float" office:value="-0.989272332962988">
            <text:p>-0.989272333</text:p>
          </table:table-cell>
          <table:table-cell table:formula="of:=SIN(3*[.B9])" office:value-type="float" office:value="0.90482705246602">
            <text:p>0.9048270525</text:p>
          </table:table-cell>
          <table:table-cell table:formula="of:=[.$J$4]*(SIN([.B9])+[.$J$3]*SIN(3*[.B9]))" office:value-type="float" office:value="0.518929061429015">
            <text:p>0.5189290614</text:p>
          </table:table-cell>
          <table:table-cell table:formula="of:=[.$J$4]*(SIN([.B9]+2*PI()/3)+[.$J$3]*SIN(3*[.B9]))" office:value-type="float" office:value="0.771952289022647">
            <text:p>0.771952289</text:p>
          </table:table-cell>
          <table:table-cell table:formula="of:=[.$J$4]*(SIN([.B9]+4*PI()/3)+[.$J$3]*SIN(3*[.B9]))" office:value-type="float" office:value="-0.838467824218652">
            <text:p>-0.8384678242</text:p>
          </table:table-cell>
          <table:table-cell/>
          <table:table-cell table:formula="of:=[.H9]-[.G9]" office:value-type="float" office:value="0.253023227593633">
            <text:p>0.2530232276</text:p>
          </table:table-cell>
          <table:table-cell table:formula="of:=[.D9]-[.C9]" office:value-type="float" office:value="0.253023227593633">
            <text:p>0.253023227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2*PI()*[.A10]/100" office:value-type="float" office:value="0.439822971502571">
            <text:p>0.4398229715</text:p>
          </table:table-cell>
          <table:table-cell table:formula="of:=SIN([.B10])" office:value-type="float" office:value="0.425779291565073">
            <text:p>0.4257792916</text:p>
          </table:table-cell>
          <table:table-cell table:formula="of:=SIN([.B10]+2*PI()/3)" office:value-type="float" office:value="0.570713567684432">
            <text:p>0.5707135677</text:p>
          </table:table-cell>
          <table:table-cell table:formula="of:=SIN([.B10]+4*PI()/3)" office:value-type="float" office:value="-0.996492859249504">
            <text:p>-0.9964928592</text:p>
          </table:table-cell>
          <table:table-cell table:formula="of:=SIN(3*[.B10])" office:value-type="float" office:value="0.968583161128631">
            <text:p>0.9685831611</text:p>
          </table:table-cell>
          <table:table-cell table:formula="of:=[.$J$4]*(SIN([.B10])+[.$J$3]*SIN(3*[.B10]))" office:value-type="float" office:value="0.587209818419844">
            <text:p>0.5872098184</text:p>
          </table:table-cell>
          <table:table-cell table:formula="of:=[.$J$4]*(SIN([.B10]+2*PI()/3)+[.$J$3]*SIN(3*[.B10]))" office:value-type="float" office:value="0.732144094539204">
            <text:p>0.7321440945</text:p>
            <draw:frame table:end-cell-address="'Third harmonic injection'.O30" table:end-x="0.291cm" table:end-y="0.074cm" draw:z-index="1" draw:style-name="gr1" draw:text-style-name="P1" svg:width="15.999cm" svg:height="8.999cm" svg:x="0.099cm" svg:y="0.108cm">
              <draw:object draw:notify-on-update-of-ranges="'Third harmonic injection'.K2:'Third harmonic injection'.K2 'Third harmonic injection'.K3:'Third harmonic injection'.K102 'Third harmonic injection'.B3:'Third harmonic injection'.B102 'Third harmonic injection'.L2:'Third harmonic injection'.L2 'Third harmonic injection'.L3:'Third harmonic injection'.L102 'Third harmonic injection'.B3:'Third harmonic injection'.B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.$J$4]*(SIN([.B10]+4*PI()/3)+[.$J$3]*SIN(3*[.B10]))" office:value-type="float" office:value="-0.835062332394732">
            <text:p>-0.8350623324</text:p>
          </table:table-cell>
          <table:table-cell/>
          <table:table-cell table:formula="of:=[.H10]-[.G10]" office:value-type="float" office:value="0.144934276119359">
            <text:p>0.1449342761</text:p>
          </table:table-cell>
          <table:table-cell table:formula="of:=[.D10]-[.C10]" office:value-type="float" office:value="0.144934276119359">
            <text:p>0.144934276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2*PI()*[.A11]/100" office:value-type="float" office:value="0.502654824574367">
            <text:p>0.5026548246</text:p>
          </table:table-cell>
          <table:table-cell table:formula="of:=SIN([.B11])" office:value-type="float" office:value="0.481753674101715">
            <text:p>0.4817536741</text:p>
          </table:table-cell>
          <table:table-cell table:formula="of:=SIN([.B11]+2*PI()/3)" office:value-type="float" office:value="0.51802700937313">
            <text:p>0.5180270094</text:p>
          </table:table-cell>
          <table:table-cell table:formula="of:=SIN([.B11]+4*PI()/3)" office:value-type="float" office:value="-0.999780683474845">
            <text:p>-0.9997806835</text:p>
          </table:table-cell>
          <table:table-cell table:formula="of:=SIN(3*[.B11])" office:value-type="float" office:value="0.998026728428271">
            <text:p>0.9980267284</text:p>
          </table:table-cell>
          <table:table-cell table:formula="of:=[.$J$4]*(SIN([.B11])+[.$J$3]*SIN(3*[.B11]))" office:value-type="float" office:value="0.648091462173094">
            <text:p>0.6480914622</text:p>
          </table:table-cell>
          <table:table-cell table:formula="of:=[.$J$4]*(SIN([.B11]+2*PI()/3)+[.$J$3]*SIN(3*[.B11]))" office:value-type="float" office:value="0.684364797444509">
            <text:p>0.6843647974</text:p>
          </table:table-cell>
          <table:table-cell table:formula="of:=[.$J$4]*(SIN([.B11]+4*PI()/3)+[.$J$3]*SIN(3*[.B11]))" office:value-type="float" office:value="-0.833442895403467">
            <text:p>-0.8334428954</text:p>
          </table:table-cell>
          <table:table-cell/>
          <table:table-cell table:formula="of:=[.H11]-[.G11]" office:value-type="float" office:value="0.0362733352714149">
            <text:p>0.0362733353</text:p>
          </table:table-cell>
          <table:table-cell table:formula="of:=[.D11]-[.C11]" office:value-type="float" office:value="0.0362733352714149">
            <text:p>0.0362733353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2*PI()*[.A12]/100" office:value-type="float" office:value="0.565486677646163">
            <text:p>0.5654866776</text:p>
          </table:table-cell>
          <table:table-cell table:formula="of:=SIN([.B12])" office:value-type="float" office:value="0.535826794978997">
            <text:p>0.535826795</text:p>
          </table:table-cell>
          <table:table-cell table:formula="of:=SIN([.B12]+2*PI()/3)" office:value-type="float" office:value="0.463296035119862">
            <text:p>0.4632960351</text:p>
          </table:table-cell>
          <table:table-cell table:formula="of:=SIN([.B12]+4*PI()/3)" office:value-type="float" office:value="-0.999122830098858">
            <text:p>-0.9991228301</text:p>
          </table:table-cell>
          <table:table-cell table:formula="of:=SIN(3*[.B12])" office:value-type="float" office:value="0.992114701314478">
            <text:p>0.9921147013</text:p>
          </table:table-cell>
          <table:table-cell table:formula="of:=[.$J$4]*(SIN([.B12])+[.$J$3]*SIN(3*[.B12]))" office:value-type="float" office:value="0.701179245198076">
            <text:p>0.7011792452</text:p>
          </table:table-cell>
          <table:table-cell table:formula="of:=[.$J$4]*(SIN([.B12]+2*PI()/3)+[.$J$3]*SIN(3*[.B12]))" office:value-type="float" office:value="0.628648485338942">
            <text:p>0.6286484853</text:p>
          </table:table-cell>
          <table:table-cell table:formula="of:=[.$J$4]*(SIN([.B12]+4*PI()/3)+[.$J$3]*SIN(3*[.B12]))" office:value-type="float" office:value="-0.833770379879779">
            <text:p>-0.8337703799</text:p>
          </table:table-cell>
          <table:table-cell/>
          <table:table-cell table:formula="of:=[.H12]-[.G12]" office:value-type="float" office:value="-0.0725307598591346">
            <text:p>-0.0725307599</text:p>
          </table:table-cell>
          <table:table-cell table:formula="of:=[.D12]-[.C12]" office:value-type="float" office:value="-0.0725307598591346">
            <text:p>-0.07253075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2*PI()*[.A13]/100" office:value-type="float" office:value="0.628318530717959">
            <text:p>0.6283185307</text:p>
          </table:table-cell>
          <table:table-cell table:formula="of:=SIN([.B13])" office:value-type="float" office:value="0.587785252292473">
            <text:p>0.5877852523</text:p>
          </table:table-cell>
          <table:table-cell table:formula="of:=SIN([.B13]+2*PI()/3)" office:value-type="float" office:value="0.4067366430758">
            <text:p>0.4067366431</text:p>
          </table:table-cell>
          <table:table-cell table:formula="of:=SIN([.B13]+4*PI()/3)" office:value-type="float" office:value="-0.994521895368273">
            <text:p>-0.9945218954</text:p>
          </table:table-cell>
          <table:table-cell table:formula="of:=SIN(3*[.B13])" office:value-type="float" office:value="0.951056516295154">
            <text:p>0.9510565163</text:p>
          </table:table-cell>
          <table:table-cell table:formula="of:=[.$J$4]*(SIN([.B13])+[.$J$3]*SIN(3*[.B13]))" office:value-type="float" office:value="0.746294671674999">
            <text:p>0.7462946717</text:p>
          </table:table-cell>
          <table:table-cell table:formula="of:=[.$J$4]*(SIN([.B13]+2*PI()/3)+[.$J$3]*SIN(3*[.B13]))" office:value-type="float" office:value="0.565246062458326">
            <text:p>0.5652460625</text:p>
          </table:table-cell>
          <table:table-cell table:formula="of:=[.$J$4]*(SIN([.B13]+4*PI()/3)+[.$J$3]*SIN(3*[.B13]))" office:value-type="float" office:value="-0.836012475985748">
            <text:p>-0.836012476</text:p>
          </table:table-cell>
          <table:table-cell/>
          <table:table-cell table:formula="of:=[.H13]-[.G13]" office:value-type="float" office:value="-0.181048609216673">
            <text:p>-0.1810486092</text:p>
          </table:table-cell>
          <table:table-cell table:formula="of:=[.D13]-[.C13]" office:value-type="float" office:value="-0.181048609216673">
            <text:p>-0.181048609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2*PI()*[.A14]/100" office:value-type="float" office:value="0.691150383789754">
            <text:p>0.6911503838</text:p>
          </table:table-cell>
          <table:table-cell table:formula="of:=SIN([.B14])" office:value-type="float" office:value="0.63742398974869">
            <text:p>0.6374239897</text:p>
          </table:table-cell>
          <table:table-cell table:formula="of:=SIN([.B14]+2*PI()/3)" office:value-type="float" office:value="0.348572047321815">
            <text:p>0.3485720473</text:p>
          </table:table-cell>
          <table:table-cell table:formula="of:=SIN([.B14]+4*PI()/3)" office:value-type="float" office:value="-0.985996037070505">
            <text:p>-0.9859960371</text:p>
          </table:table-cell>
          <table:table-cell table:formula="of:=SIN(3*[.B14])" office:value-type="float" office:value="0.876306680043864">
            <text:p>0.87630668</text:p>
          </table:table-cell>
          <table:table-cell table:formula="of:=[.$J$4]*(SIN([.B14])+[.$J$3]*SIN(3*[.B14]))" office:value-type="float" office:value="0.783475103089334">
            <text:p>0.7834751031</text:p>
          </table:table-cell>
          <table:table-cell table:formula="of:=[.$J$4]*(SIN([.B14]+2*PI()/3)+[.$J$3]*SIN(3*[.B14]))" office:value-type="float" office:value="0.494623160662459">
            <text:p>0.4946231607</text:p>
          </table:table-cell>
          <table:table-cell table:formula="of:=[.$J$4]*(SIN([.B14]+4*PI()/3)+[.$J$3]*SIN(3*[.B14]))" office:value-type="float" office:value="-0.839944923729861">
            <text:p>-0.8399449237</text:p>
          </table:table-cell>
          <table:table-cell/>
          <table:table-cell table:formula="of:=[.H14]-[.G14]" office:value-type="float" office:value="-0.288851942426874">
            <text:p>-0.2888519424</text:p>
          </table:table-cell>
          <table:table-cell table:formula="of:=[.D14]-[.C14]" office:value-type="float" office:value="-0.288851942426874">
            <text:p>-0.28885194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2*PI()*[.A15]/100" office:value-type="float" office:value="0.75398223686155">
            <text:p>0.7539822369</text:p>
          </table:table-cell>
          <table:table-cell table:formula="of:=SIN([.B15])" office:value-type="float" office:value="0.684547105928689">
            <text:p>0.6845471059</text:p>
          </table:table-cell>
          <table:table-cell table:formula="of:=SIN([.B15]+2*PI()/3)" office:value-type="float" office:value="0.289031796944472">
            <text:p>0.2890317969</text:p>
          </table:table-cell>
          <table:table-cell table:formula="of:=SIN([.B15]+4*PI()/3)" office:value-type="float" office:value="-0.97357890287316">
            <text:p>-0.9735789029</text:p>
          </table:table-cell>
          <table:table-cell table:formula="of:=SIN(3*[.B15])" office:value-type="float" office:value="0.77051324277579">
            <text:p>0.7705132428</text:p>
          </table:table-cell>
          <table:table-cell table:formula="of:=[.$J$4]*(SIN([.B15])+[.$J$3]*SIN(3*[.B15]))" office:value-type="float" office:value="0.812965979724654">
            <text:p>0.8129659797</text:p>
          </table:table-cell>
          <table:table-cell table:formula="of:=[.$J$4]*(SIN([.B15]+2*PI()/3)+[.$J$3]*SIN(3*[.B15]))" office:value-type="float" office:value="0.417450670740437">
            <text:p>0.4174506707</text:p>
          </table:table-cell>
          <table:table-cell table:formula="of:=[.$J$4]*(SIN([.B15]+4*PI()/3)+[.$J$3]*SIN(3*[.B15]))" office:value-type="float" office:value="-0.845160029077195">
            <text:p>-0.8451600291</text:p>
          </table:table-cell>
          <table:table-cell/>
          <table:table-cell table:formula="of:=[.H15]-[.G15]" office:value-type="float" office:value="-0.395515308984217">
            <text:p>-0.395515309</text:p>
          </table:table-cell>
          <table:table-cell table:formula="of:=[.D15]-[.C15]" office:value-type="float" office:value="-0.395515308984216">
            <text:p>-0.39551530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2*PI()*[.A16]/100" office:value-type="float" office:value="0.816814089933346">
            <text:p>0.8168140899</text:p>
          </table:table-cell>
          <table:table-cell table:formula="of:=SIN([.B16])" office:value-type="float" office:value="0.728968627421412">
            <text:p>0.7289686274</text:p>
          </table:table-cell>
          <table:table-cell table:formula="of:=SIN([.B16]+2*PI()/3)" office:value-type="float" office:value="0.228350870110656">
            <text:p>0.2283508701</text:p>
          </table:table-cell>
          <table:table-cell table:formula="of:=SIN([.B16]+4*PI()/3)" office:value-type="float" office:value="-0.957319497532068">
            <text:p>-0.9573194975</text:p>
          </table:table-cell>
          <table:table-cell table:formula="of:=SIN(3*[.B16])" office:value-type="float" office:value="0.63742398974869">
            <text:p>0.6374239897</text:p>
          </table:table-cell>
          <table:table-cell table:formula="of:=[.$J$4]*(SIN([.B16])+[.$J$3]*SIN(3*[.B16]))" office:value-type="float" office:value="0.835205959046193">
            <text:p>0.835205959</text:p>
          </table:table-cell>
          <table:table-cell table:formula="of:=[.$J$4]*(SIN([.B16]+2*PI()/3)+[.$J$3]*SIN(3*[.B16]))" office:value-type="float" office:value="0.334588201735437">
            <text:p>0.3345882017</text:p>
          </table:table-cell>
          <table:table-cell table:formula="of:=[.$J$4]*(SIN([.B16]+4*PI()/3)+[.$J$3]*SIN(3*[.B16]))" office:value-type="float" office:value="-0.851082165907286">
            <text:p>-0.8510821659</text:p>
          </table:table-cell>
          <table:table-cell/>
          <table:table-cell table:formula="of:=[.H16]-[.G16]" office:value-type="float" office:value="-0.500617757310756">
            <text:p>-0.5006177573</text:p>
          </table:table-cell>
          <table:table-cell table:formula="of:=[.D16]-[.C16]" office:value-type="float" office:value="-0.500617757310756">
            <text:p>-0.500617757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2*PI()*[.A17]/100" office:value-type="float" office:value="0.879645943005142">
            <text:p>0.879645943</text:p>
          </table:table-cell>
          <table:table-cell table:formula="of:=SIN([.B17])" office:value-type="float" office:value="0.770513242775789">
            <text:p>0.7705132428</text:p>
          </table:table-cell>
          <table:table-cell table:formula="of:=SIN([.B17]+2*PI()/3)" office:value-type="float" office:value="0.166768746716103">
            <text:p>0.1667687467</text:p>
          </table:table-cell>
          <table:table-cell table:formula="of:=SIN([.B17]+4*PI()/3)" office:value-type="float" office:value="-0.937281989491892">
            <text:p>-0.9372819895</text:p>
          </table:table-cell>
          <table:table-cell table:formula="of:=SIN(3*[.B17])" office:value-type="float" office:value="0.481753674101715">
            <text:p>0.4817536741</text:p>
          </table:table-cell>
          <table:table-cell table:formula="of:=[.$J$4]*(SIN([.B17])+[.$J$3]*SIN(3*[.B17]))" office:value-type="float" office:value="0.850805521792742">
            <text:p>0.8508055218</text:p>
          </table:table-cell>
          <table:table-cell table:formula="of:=[.$J$4]*(SIN([.B17]+2*PI()/3)+[.$J$3]*SIN(3*[.B17]))" office:value-type="float" office:value="0.247061025733055">
            <text:p>0.2470610257</text:p>
          </table:table-cell>
          <table:table-cell table:formula="of:=[.$J$4]*(SIN([.B17]+4*PI()/3)+[.$J$3]*SIN(3*[.B17]))" office:value-type="float" office:value="-0.856989710474939">
            <text:p>-0.8569897105</text:p>
          </table:table-cell>
          <table:table-cell/>
          <table:table-cell table:formula="of:=[.H17]-[.G17]" office:value-type="float" office:value="-0.603744496059687">
            <text:p>-0.6037444961</text:p>
          </table:table-cell>
          <table:table-cell table:formula="of:=[.D17]-[.C17]" office:value-type="float" office:value="-0.603744496059687">
            <text:p>-0.603744496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2*PI()*[.A18]/100" office:value-type="float" office:value="0.942477796076938">
            <text:p>0.9424777961</text:p>
          </table:table-cell>
          <table:table-cell table:formula="of:=SIN([.B18])" office:value-type="float" office:value="0.809016994374947">
            <text:p>0.8090169944</text:p>
          </table:table-cell>
          <table:table-cell table:formula="of:=SIN([.B18]+2*PI()/3)" office:value-type="float" office:value="0.104528463267654">
            <text:p>0.1045284633</text:p>
          </table:table-cell>
          <table:table-cell table:formula="of:=SIN([.B18]+4*PI()/3)" office:value-type="float" office:value="-0.913545457642601">
            <text:p>-0.9135454576</text:p>
          </table:table-cell>
          <table:table-cell table:formula="of:=SIN(3*[.B18])" office:value-type="float" office:value="0.309016994374948">
            <text:p>0.3090169944</text:p>
          </table:table-cell>
          <table:table-cell table:formula="of:=[.$J$4]*(SIN([.B18])+[.$J$3]*SIN(3*[.B18]))" office:value-type="float" office:value="0.860519826770772">
            <text:p>0.8605198268</text:p>
          </table:table-cell>
          <table:table-cell table:formula="of:=[.$J$4]*(SIN([.B18]+2*PI()/3)+[.$J$3]*SIN(3*[.B18]))" office:value-type="float" office:value="0.156031295663478">
            <text:p>0.1560312957</text:p>
          </table:table-cell>
          <table:table-cell table:formula="of:=[.$J$4]*(SIN([.B18]+4*PI()/3)+[.$J$3]*SIN(3*[.B18]))" office:value-type="float" office:value="-0.862042625246776">
            <text:p>-0.8620426252</text:p>
          </table:table-cell>
          <table:table-cell/>
          <table:table-cell table:formula="of:=[.H18]-[.G18]" office:value-type="float" office:value="-0.704488531107294">
            <text:p>-0.7044885311</text:p>
          </table:table-cell>
          <table:table-cell table:formula="of:=[.D18]-[.C18]" office:value-type="float" office:value="-0.704488531107294">
            <text:p>-0.70448853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2*PI()*[.A19]/100" office:value-type="float" office:value="1.00530964914873">
            <text:p>1.0053096491</text:p>
          </table:table-cell>
          <table:table-cell table:formula="of:=SIN([.B19])" office:value-type="float" office:value="0.844327925502015">
            <text:p>0.8443279255</text:p>
          </table:table-cell>
          <table:table-cell table:formula="of:=SIN([.B19]+2*PI()/3)" office:value-type="float" office:value="0.0418756537291998">
            <text:p>0.0418756537</text:p>
          </table:table-cell>
          <table:table-cell table:formula="of:=SIN([.B19]+4*PI()/3)" office:value-type="float" office:value="-0.886203579231215">
            <text:p>-0.8862035792</text:p>
          </table:table-cell>
          <table:table-cell table:formula="of:=SIN(3*[.B19])" office:value-type="float" office:value="0.125333233564304">
            <text:p>0.1253332336</text:p>
          </table:table-cell>
          <table:table-cell table:formula="of:=[.$J$4]*(SIN([.B19])+[.$J$3]*SIN(3*[.B19]))" office:value-type="float" office:value="0.865216797762732">
            <text:p>0.8652167978</text:p>
          </table:table-cell>
          <table:table-cell table:formula="of:=[.$J$4]*(SIN([.B19]+2*PI()/3)+[.$J$3]*SIN(3*[.B19]))" office:value-type="float" office:value="0.0627645259899172">
            <text:p>0.062764526</text:p>
          </table:table-cell>
          <table:table-cell table:formula="of:=[.$J$4]*(SIN([.B19]+4*PI()/3)+[.$J$3]*SIN(3*[.B19]))" office:value-type="float" office:value="-0.865314706970497">
            <text:p>-0.865314707</text:p>
          </table:table-cell>
          <table:table-cell/>
          <table:table-cell table:formula="of:=[.H19]-[.G19]" office:value-type="float" office:value="-0.802452271772815">
            <text:p>-0.8024522718</text:p>
          </table:table-cell>
          <table:table-cell table:formula="of:=[.D19]-[.C19]" office:value-type="float" office:value="-0.802452271772815">
            <text:p>-0.802452271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2*PI()*[.A20]/100" office:value-type="float" office:value="1.06814150222053">
            <text:p>1.0681415022</text:p>
          </table:table-cell>
          <table:table-cell table:formula="of:=SIN([.B20])" office:value-type="float" office:value="0.876306680043864">
            <text:p>0.87630668</text:p>
          </table:table-cell>
          <table:table-cell table:formula="of:=SIN([.B20]+2*PI()/3)" office:value-type="float" office:value="-0.0209424198833569">
            <text:p>-0.0209424199</text:p>
          </table:table-cell>
          <table:table-cell table:formula="of:=SIN([.B20]+4*PI()/3)" office:value-type="float" office:value="-0.855364260160507">
            <text:p>-0.8553642602</text:p>
          </table:table-cell>
          <table:table-cell table:formula="of:=SIN(3*[.B20])" office:value-type="float" office:value="-0.0627905195293138">
            <text:p>-0.0627905195</text:p>
          </table:table-cell>
          <table:table-cell table:formula="of:=[.$J$4]*(SIN([.B20])+[.$J$3]*SIN(3*[.B20]))" office:value-type="float" office:value="0.865841593455645">
            <text:p>0.8658415935</text:p>
          </table:table-cell>
          <table:table-cell table:formula="of:=[.$J$4]*(SIN([.B20]+2*PI()/3)+[.$J$3]*SIN(3*[.B20]))" office:value-type="float" office:value="-0.0314075064715758">
            <text:p>-0.0314075065</text:p>
          </table:table-cell>
          <table:table-cell table:formula="of:=[.$J$4]*(SIN([.B20]+4*PI()/3)+[.$J$3]*SIN(3*[.B20]))" office:value-type="float" office:value="-0.865829346748726">
            <text:p>-0.8658293467</text:p>
          </table:table-cell>
          <table:table-cell/>
          <table:table-cell table:formula="of:=[.H20]-[.G20]" office:value-type="float" office:value="-0.897249099927221">
            <text:p>-0.8972490999</text:p>
          </table:table-cell>
          <table:table-cell table:formula="of:=[.D20]-[.C20]" office:value-type="float" office:value="-0.897249099927221">
            <text:p>-0.89724909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2*PI()*[.A21]/100" office:value-type="float" office:value="1.13097335529233">
            <text:p>1.1309733553</text:p>
          </table:table-cell>
          <table:table-cell table:formula="of:=SIN([.B21])" office:value-type="float" office:value="0.90482705246602">
            <text:p>0.9048270525</text:p>
          </table:table-cell>
          <table:table-cell table:formula="of:=SIN([.B21]+2*PI()/3)" office:value-type="float" office:value="-0.0836778433323155">
            <text:p>-0.0836778433</text:p>
          </table:table-cell>
          <table:table-cell table:formula="of:=SIN([.B21]+4*PI()/3)" office:value-type="float" office:value="-0.821149209133704">
            <text:p>-0.8211492091</text:p>
          </table:table-cell>
          <table:table-cell table:formula="of:=SIN(3*[.B21])" office:value-type="float" office:value="-0.248689887164855">
            <text:p>-0.2486898872</text:p>
          </table:table-cell>
          <table:table-cell table:formula="of:=[.$J$4]*(SIN([.B21])+[.$J$3]*SIN(3*[.B21]))" office:value-type="float" office:value="0.863378737938544">
            <text:p>0.8633787379</text:p>
          </table:table-cell>
          <table:table-cell table:formula="of:=[.$J$4]*(SIN([.B21]+2*PI()/3)+[.$J$3]*SIN(3*[.B21]))" office:value-type="float" office:value="-0.125126157859791">
            <text:p>-0.1251261579</text:p>
          </table:table-cell>
          <table:table-cell table:formula="of:=[.$J$4]*(SIN([.B21]+4*PI()/3)+[.$J$3]*SIN(3*[.B21]))" office:value-type="float" office:value="-0.86259752366118">
            <text:p>-0.8625975237</text:p>
          </table:table-cell>
          <table:table-cell/>
          <table:table-cell table:formula="of:=[.H21]-[.G21]" office:value-type="float" office:value="-0.988504895798335">
            <text:p>-0.9885048958</text:p>
          </table:table-cell>
          <table:table-cell table:formula="of:=[.D21]-[.C21]" office:value-type="float" office:value="-0.988504895798335">
            <text:p>-0.988504895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2*PI()*[.A22]/100" office:value-type="float" office:value="1.19380520836412">
            <text:p>1.1938052084</text:p>
          </table:table-cell>
          <table:table-cell table:formula="of:=SIN([.B22])" office:value-type="float" office:value="0.929776485888251">
            <text:p>0.9297764859</text:p>
          </table:table-cell>
          <table:table-cell table:formula="of:=SIN([.B22]+2*PI()/3)" office:value-type="float" office:value="-0.146083028562411">
            <text:p>-0.1460830286</text:p>
          </table:table-cell>
          <table:table-cell table:formula="of:=SIN([.B22]+4*PI()/3)" office:value-type="float" office:value="-0.78369345732584">
            <text:p>-0.7836934573</text:p>
          </table:table-cell>
          <table:table-cell table:formula="of:=SIN(3*[.B22])" office:value-type="float" office:value="-0.425779291565072">
            <text:p>-0.4257792916</text:p>
          </table:table-cell>
          <table:table-cell table:formula="of:=[.$J$4]*(SIN([.B22])+[.$J$3]*SIN(3*[.B22]))" office:value-type="float" office:value="0.858813270627406">
            <text:p>0.8588132706</text:p>
          </table:table-cell>
          <table:table-cell table:formula="of:=[.$J$4]*(SIN([.B22]+2*PI()/3)+[.$J$3]*SIN(3*[.B22]))" office:value-type="float" office:value="-0.217046243823257">
            <text:p>-0.2170462438</text:p>
          </table:table-cell>
          <table:table-cell table:formula="of:=[.$J$4]*(SIN([.B22]+4*PI()/3)+[.$J$3]*SIN(3*[.B22]))" office:value-type="float" office:value="-0.854656672586686">
            <text:p>-0.8546566726</text:p>
          </table:table-cell>
          <table:table-cell/>
          <table:table-cell table:formula="of:=[.H22]-[.G22]" office:value-type="float" office:value="-1.07585951445066">
            <text:p>-1.0758595145</text:p>
          </table:table-cell>
          <table:table-cell table:formula="of:=[.D22]-[.C22]" office:value-type="float" office:value="-1.07585951445066">
            <text:p>-1.07585951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2*PI()*[.A23]/100" office:value-type="float" office:value="1.25663706143592">
            <text:p>1.2566370614</text:p>
          </table:table-cell>
          <table:table-cell table:formula="of:=SIN([.B23])" office:value-type="float" office:value="0.951056516295153">
            <text:p>0.9510565163</text:p>
          </table:table-cell>
          <table:table-cell table:formula="of:=SIN([.B23]+2*PI()/3)" office:value-type="float" office:value="-0.207911690817759">
            <text:p>-0.2079116908</text:p>
          </table:table-cell>
          <table:table-cell table:formula="of:=SIN([.B23]+4*PI()/3)" office:value-type="float" office:value="-0.743144825477395">
            <text:p>-0.7431448255</text:p>
          </table:table-cell>
          <table:table-cell table:formula="of:=SIN(3*[.B23])" office:value-type="float" office:value="-0.587785252292473">
            <text:p>-0.5877852523</text:p>
          </table:table-cell>
          <table:table-cell table:formula="of:=[.$J$4]*(SIN([.B23])+[.$J$3]*SIN(3*[.B23]))" office:value-type="float" office:value="0.853092307579741">
            <text:p>0.8530923076</text:p>
          </table:table-cell>
          <table:table-cell table:formula="of:=[.$J$4]*(SIN([.B23]+2*PI()/3)+[.$J$3]*SIN(3*[.B23]))" office:value-type="float" office:value="-0.305875899533171">
            <text:p>-0.3058758995</text:p>
          </table:table-cell>
          <table:table-cell table:formula="of:=[.$J$4]*(SIN([.B23]+4*PI()/3)+[.$J$3]*SIN(3*[.B23]))" office:value-type="float" office:value="-0.841109034192807">
            <text:p>-0.8411090342</text:p>
          </table:table-cell>
          <table:table-cell/>
          <table:table-cell table:formula="of:=[.H23]-[.G23]" office:value-type="float" office:value="-1.15896820711291">
            <text:p>-1.1589682071</text:p>
          </table:table-cell>
          <table:table-cell table:formula="of:=[.D23]-[.C23]" office:value-type="float" office:value="-1.15896820711291">
            <text:p>-1.15896820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2*PI()*[.A24]/100" office:value-type="float" office:value="1.31946891450771">
            <text:p>1.3194689145</text:p>
          </table:table-cell>
          <table:table-cell table:formula="of:=SIN([.B24])" office:value-type="float" office:value="0.968583161128631">
            <text:p>0.9685831611</text:p>
          </table:table-cell>
          <table:table-cell table:formula="of:=SIN([.B24]+2*PI()/3)" office:value-type="float" office:value="-0.268919820615266">
            <text:p>-0.2689198206</text:p>
          </table:table-cell>
          <table:table-cell table:formula="of:=SIN([.B24]+4*PI()/3)" office:value-type="float" office:value="-0.699663340513365">
            <text:p>-0.6996633405</text:p>
          </table:table-cell>
          <table:table-cell table:formula="of:=SIN(3*[.B24])" office:value-type="float" office:value="-0.728968627421412">
            <text:p>-0.7289686274</text:p>
          </table:table-cell>
          <table:table-cell table:formula="of:=[.$J$4]*(SIN([.B24])+[.$J$3]*SIN(3*[.B24]))" office:value-type="float" office:value="0.847088389891729">
            <text:p>0.8470883899</text:p>
          </table:table-cell>
          <table:table-cell table:formula="of:=[.$J$4]*(SIN([.B24]+2*PI()/3)+[.$J$3]*SIN(3*[.B24]))" office:value-type="float" office:value="-0.390414591852167">
            <text:p>-0.3904145919</text:p>
          </table:table-cell>
          <table:table-cell table:formula="of:=[.$J$4]*(SIN([.B24]+4*PI()/3)+[.$J$3]*SIN(3*[.B24]))" office:value-type="float" office:value="-0.821158111750267">
            <text:p>-0.8211581118</text:p>
          </table:table-cell>
          <table:table-cell/>
          <table:table-cell table:formula="of:=[.H24]-[.G24]" office:value-type="float" office:value="-1.2375029817439">
            <text:p>-1.2375029817</text:p>
          </table:table-cell>
          <table:table-cell table:formula="of:=[.D24]-[.C24]" office:value-type="float" office:value="-1.2375029817439">
            <text:p>-1.23750298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2*PI()*[.A25]/100" office:value-type="float" office:value="1.38230076757951">
            <text:p>1.3823007676</text:p>
          </table:table-cell>
          <table:table-cell table:formula="of:=SIN([.B25])" office:value-type="float" office:value="0.982287250728689">
            <text:p>0.9822872507</text:p>
          </table:table-cell>
          <table:table-cell table:formula="of:=SIN([.B25]+2*PI()/3)" office:value-type="float" office:value="-0.328866646738583">
            <text:p>-0.3288666467</text:p>
          </table:table-cell>
          <table:table-cell table:formula="of:=SIN([.B25]+4*PI()/3)" office:value-type="float" office:value="-0.653420603990106">
            <text:p>-0.653420604</text:p>
          </table:table-cell>
          <table:table-cell table:formula="of:=SIN(3*[.B25])" office:value-type="float" office:value="-0.844327925502015">
            <text:p>-0.8443279255</text:p>
          </table:table-cell>
          <table:table-cell table:formula="of:=[.$J$4]*(SIN([.B25])+[.$J$3]*SIN(3*[.B25]))" office:value-type="float" office:value="0.841565929811686">
            <text:p>0.8415659298</text:p>
          </table:table-cell>
          <table:table-cell table:formula="of:=[.$J$4]*(SIN([.B25]+2*PI()/3)+[.$J$3]*SIN(3*[.B25]))" office:value-type="float" office:value="-0.469587967655585">
            <text:p>-0.4695879677</text:p>
          </table:table-cell>
          <table:table-cell table:formula="of:=[.$J$4]*(SIN([.B25]+4*PI()/3)+[.$J$3]*SIN(3*[.B25]))" office:value-type="float" office:value="-0.794141924907108">
            <text:p>-0.7941419249</text:p>
          </table:table-cell>
          <table:table-cell/>
          <table:table-cell table:formula="of:=[.H25]-[.G25]" office:value-type="float" office:value="-1.31115389746727">
            <text:p>-1.3111538975</text:p>
          </table:table-cell>
          <table:table-cell table:formula="of:=[.D25]-[.C25]" office:value-type="float" office:value="-1.31115389746727">
            <text:p>-1.31115389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2*PI()*[.A26]/100" office:value-type="float" office:value="1.4451326206513">
            <text:p>1.4451326207</text:p>
          </table:table-cell>
          <table:table-cell table:formula="of:=SIN([.B26])" office:value-type="float" office:value="0.992114701314478">
            <text:p>0.9921147013</text:p>
          </table:table-cell>
          <table:table-cell table:formula="of:=SIN([.B26]+2*PI()/3)" office:value-type="float" office:value="-0.387515586452103">
            <text:p>-0.3875155865</text:p>
          </table:table-cell>
          <table:table-cell table:formula="of:=SIN([.B26]+4*PI()/3)" office:value-type="float" office:value="-0.604599114862375">
            <text:p>-0.6045991149</text:p>
          </table:table-cell>
          <table:table-cell table:formula="of:=SIN(3*[.B26])" office:value-type="float" office:value="-0.929776485888251">
            <text:p>-0.9297764859</text:p>
          </table:table-cell>
          <table:table-cell table:formula="of:=[.$J$4]*(SIN([.B26])+[.$J$3]*SIN(3*[.B26]))" office:value-type="float" office:value="0.837151953666436">
            <text:p>0.8371519537</text:p>
          </table:table-cell>
          <table:table-cell table:formula="of:=[.$J$4]*(SIN([.B26]+2*PI()/3)+[.$J$3]*SIN(3*[.B26]))" office:value-type="float" office:value="-0.542478334100144">
            <text:p>-0.5424783341</text:p>
          </table:table-cell>
          <table:table-cell table:formula="of:=[.$J$4]*(SIN([.B26]+4*PI()/3)+[.$J$3]*SIN(3*[.B26]))" office:value-type="float" office:value="-0.759561862510417">
            <text:p>-0.7595618625</text:p>
          </table:table-cell>
          <table:table-cell/>
          <table:table-cell table:formula="of:=[.H26]-[.G26]" office:value-type="float" office:value="-1.37963028776658">
            <text:p>-1.3796302878</text:p>
          </table:table-cell>
          <table:table-cell table:formula="of:=[.D26]-[.C26]" office:value-type="float" office:value="-1.37963028776658">
            <text:p>-1.379630287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2*PI()*[.A27]/100" office:value-type="float" office:value="1.5079644737231">
            <text:p>1.5079644737</text:p>
          </table:table-cell>
          <table:table-cell table:formula="of:=SIN([.B27])" office:value-type="float" office:value="0.998026728428271">
            <text:p>0.9980267284</text:p>
          </table:table-cell>
          <table:table-cell table:formula="of:=SIN([.B27]+2*PI()/3)" office:value-type="float" office:value="-0.444635179184927">
            <text:p>-0.4446351792</text:p>
          </table:table-cell>
          <table:table-cell table:formula="of:=SIN([.B27]+4*PI()/3)" office:value-type="float" office:value="-0.553391549243345">
            <text:p>-0.5533915492</text:p>
          </table:table-cell>
          <table:table-cell table:formula="of:=SIN(3*[.B27])" office:value-type="float" office:value="-0.982287250728689">
            <text:p>-0.9822872507</text:p>
          </table:table-cell>
          <table:table-cell table:formula="of:=[.$J$4]*(SIN([.B27])+[.$J$3]*SIN(3*[.B27]))" office:value-type="float" office:value="0.834312186640157">
            <text:p>0.8343121866</text:p>
          </table:table-cell>
          <table:table-cell table:formula="of:=[.$J$4]*(SIN([.B27]+2*PI()/3)+[.$J$3]*SIN(3*[.B27]))" office:value-type="float" office:value="-0.608349720973042">
            <text:p>-0.608349721</text:p>
          </table:table-cell>
          <table:table-cell table:formula="of:=[.$J$4]*(SIN([.B27]+4*PI()/3)+[.$J$3]*SIN(3*[.B27]))" office:value-type="float" office:value="-0.71710609103146">
            <text:p>-0.717106091</text:p>
          </table:table-cell>
          <table:table-cell/>
          <table:table-cell table:formula="of:=[.H27]-[.G27]" office:value-type="float" office:value="-1.4426619076132">
            <text:p>-1.4426619076</text:p>
          </table:table-cell>
          <table:table-cell table:formula="of:=[.D27]-[.C27]" office:value-type="float" office:value="-1.4426619076132">
            <text:p>-1.442661907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2*PI()*[.A28]/100" office:value-type="float" office:value="1.5707963267949">
            <text:p>1.5707963268</text:p>
          </table:table-cell>
          <table:table-cell table:formula="of:=SIN([.B28])" office:value-type="float" office:value="1">
            <text:p>1</text:p>
          </table:table-cell>
          <table:table-cell table:formula="of:=SIN([.B28]+2*PI()/3)" office:value-type="float" office:value="-0.5">
            <text:p>-0.5</text:p>
          </table:table-cell>
          <table:table-cell table:formula="of:=SIN([.B28]+4*PI()/3)" office:value-type="float" office:value="-0.5">
            <text:p>-0.5</text:p>
          </table:table-cell>
          <table:table-cell table:formula="of:=SIN(3*[.B28])" office:value-type="float" office:value="-1">
            <text:p>-1</text:p>
          </table:table-cell>
          <table:table-cell table:formula="of:=[.$J$4]*(SIN([.B28])+[.$J$3]*SIN(3*[.B28]))" office:value-type="float" office:value="0.833333333333333">
            <text:p>0.8333333333</text:p>
          </table:table-cell>
          <table:table-cell table:formula="of:=[.$J$4]*(SIN([.B28]+2*PI()/3)+[.$J$3]*SIN(3*[.B28]))" office:value-type="float" office:value="-0.666666666666666">
            <text:p>-0.6666666667</text:p>
          </table:table-cell>
          <table:table-cell table:formula="of:=[.$J$4]*(SIN([.B28]+4*PI()/3)+[.$J$3]*SIN(3*[.B28]))" office:value-type="float" office:value="-0.666666666666667">
            <text:p>-0.6666666667</text:p>
          </table:table-cell>
          <table:table-cell/>
          <table:table-cell table:formula="of:=[.H28]-[.G28]" office:value-type="float" office:value="-1.5">
            <text:p>-1.5</text:p>
          </table:table-cell>
          <table:table-cell table:formula="of:=[.D28]-[.C28]" office:value-type="float" office:value="-1.5">
            <text:p>-1.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2*PI()*[.A29]/100" office:value-type="float" office:value="1.63362817986669">
            <text:p>1.6336281799</text:p>
          </table:table-cell>
          <table:table-cell table:formula="of:=SIN([.B29])" office:value-type="float" office:value="0.998026728428271">
            <text:p>0.9980267284</text:p>
          </table:table-cell>
          <table:table-cell table:formula="of:=SIN([.B29]+2*PI()/3)" office:value-type="float" office:value="-0.553391549243344">
            <text:p>-0.5533915492</text:p>
          </table:table-cell>
          <table:table-cell table:formula="of:=SIN([.B29]+4*PI()/3)" office:value-type="float" office:value="-0.444635179184927">
            <text:p>-0.4446351792</text:p>
          </table:table-cell>
          <table:table-cell table:formula="of:=SIN(3*[.B29])" office:value-type="float" office:value="-0.982287250728689">
            <text:p>-0.9822872507</text:p>
          </table:table-cell>
          <table:table-cell table:formula="of:=[.$J$4]*(SIN([.B29])+[.$J$3]*SIN(3*[.B29]))" office:value-type="float" office:value="0.834312186640157">
            <text:p>0.8343121866</text:p>
          </table:table-cell>
          <table:table-cell table:formula="of:=[.$J$4]*(SIN([.B29]+2*PI()/3)+[.$J$3]*SIN(3*[.B29]))" office:value-type="float" office:value="-0.717106091031459">
            <text:p>-0.717106091</text:p>
          </table:table-cell>
          <table:table-cell table:formula="of:=[.$J$4]*(SIN([.B29]+4*PI()/3)+[.$J$3]*SIN(3*[.B29]))" office:value-type="float" office:value="-0.608349720973042">
            <text:p>-0.608349721</text:p>
          </table:table-cell>
          <table:table-cell/>
          <table:table-cell table:formula="of:=[.H29]-[.G29]" office:value-type="float" office:value="-1.55141827767162">
            <text:p>-1.5514182777</text:p>
          </table:table-cell>
          <table:table-cell table:formula="of:=[.D29]-[.C29]" office:value-type="float" office:value="-1.55141827767162">
            <text:p>-1.55141827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2*PI()*[.A30]/100" office:value-type="float" office:value="1.69646003293849">
            <text:p>1.6964600329</text:p>
          </table:table-cell>
          <table:table-cell table:formula="of:=SIN([.B30])" office:value-type="float" office:value="0.992114701314478">
            <text:p>0.9921147013</text:p>
          </table:table-cell>
          <table:table-cell table:formula="of:=SIN([.B30]+2*PI()/3)" office:value-type="float" office:value="-0.604599114862374">
            <text:p>-0.6045991149</text:p>
          </table:table-cell>
          <table:table-cell table:formula="of:=SIN([.B30]+4*PI()/3)" office:value-type="float" office:value="-0.387515586452103">
            <text:p>-0.3875155865</text:p>
          </table:table-cell>
          <table:table-cell table:formula="of:=SIN(3*[.B30])" office:value-type="float" office:value="-0.929776485888251">
            <text:p>-0.9297764859</text:p>
          </table:table-cell>
          <table:table-cell table:formula="of:=[.$J$4]*(SIN([.B30])+[.$J$3]*SIN(3*[.B30]))" office:value-type="float" office:value="0.837151953666436">
            <text:p>0.8371519537</text:p>
          </table:table-cell>
          <table:table-cell table:formula="of:=[.$J$4]*(SIN([.B30]+2*PI()/3)+[.$J$3]*SIN(3*[.B30]))" office:value-type="float" office:value="-0.759561862510416">
            <text:p>-0.7595618625</text:p>
          </table:table-cell>
          <table:table-cell table:formula="of:=[.$J$4]*(SIN([.B30]+4*PI()/3)+[.$J$3]*SIN(3*[.B30]))" office:value-type="float" office:value="-0.542478334100145">
            <text:p>-0.5424783341</text:p>
          </table:table-cell>
          <table:table-cell/>
          <table:table-cell table:formula="of:=[.H30]-[.G30]" office:value-type="float" office:value="-1.59671381617685">
            <text:p>-1.5967138162</text:p>
          </table:table-cell>
          <table:table-cell table:formula="of:=[.D30]-[.C30]" office:value-type="float" office:value="-1.59671381617685">
            <text:p>-1.596713816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2*PI()*[.A31]/100" office:value-type="float" office:value="1.75929188601028">
            <text:p>1.759291886</text:p>
          </table:table-cell>
          <table:table-cell table:formula="of:=SIN([.B31])" office:value-type="float" office:value="0.982287250728689">
            <text:p>0.9822872507</text:p>
          </table:table-cell>
          <table:table-cell table:formula="of:=SIN([.B31]+2*PI()/3)" office:value-type="float" office:value="-0.653420603990105">
            <text:p>-0.653420604</text:p>
          </table:table-cell>
          <table:table-cell table:formula="of:=SIN([.B31]+4*PI()/3)" office:value-type="float" office:value="-0.328866646738584">
            <text:p>-0.3288666467</text:p>
          </table:table-cell>
          <table:table-cell table:formula="of:=SIN(3*[.B31])" office:value-type="float" office:value="-0.844327925502015">
            <text:p>-0.8443279255</text:p>
          </table:table-cell>
          <table:table-cell table:formula="of:=[.$J$4]*(SIN([.B31])+[.$J$3]*SIN(3*[.B31]))" office:value-type="float" office:value="0.841565929811686">
            <text:p>0.8415659298</text:p>
          </table:table-cell>
          <table:table-cell table:formula="of:=[.$J$4]*(SIN([.B31]+2*PI()/3)+[.$J$3]*SIN(3*[.B31]))" office:value-type="float" office:value="-0.794141924907108">
            <text:p>-0.7941419249</text:p>
          </table:table-cell>
          <table:table-cell table:formula="of:=[.$J$4]*(SIN([.B31]+4*PI()/3)+[.$J$3]*SIN(3*[.B31]))" office:value-type="float" office:value="-0.469587967655586">
            <text:p>-0.4695879677</text:p>
          </table:table-cell>
          <table:table-cell/>
          <table:table-cell table:formula="of:=[.H31]-[.G31]" office:value-type="float" office:value="-1.63570785471879">
            <text:p>-1.6357078547</text:p>
          </table:table-cell>
          <table:table-cell table:formula="of:=[.D31]-[.C31]" office:value-type="float" office:value="-1.63570785471879">
            <text:p>-1.635707854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2*PI()*[.A32]/100" office:value-type="float" office:value="1.82212373908208">
            <text:p>1.8221237391</text:p>
          </table:table-cell>
          <table:table-cell table:formula="of:=SIN([.B32])" office:value-type="float" office:value="0.968583161128631">
            <text:p>0.9685831611</text:p>
          </table:table-cell>
          <table:table-cell table:formula="of:=SIN([.B32]+2*PI()/3)" office:value-type="float" office:value="-0.699663340513365">
            <text:p>-0.6996633405</text:p>
          </table:table-cell>
          <table:table-cell table:formula="of:=SIN([.B32]+4*PI()/3)" office:value-type="float" office:value="-0.268919820615266">
            <text:p>-0.2689198206</text:p>
          </table:table-cell>
          <table:table-cell table:formula="of:=SIN(3*[.B32])" office:value-type="float" office:value="-0.728968627421412">
            <text:p>-0.7289686274</text:p>
          </table:table-cell>
          <table:table-cell table:formula="of:=[.$J$4]*(SIN([.B32])+[.$J$3]*SIN(3*[.B32]))" office:value-type="float" office:value="0.847088389891729">
            <text:p>0.8470883899</text:p>
          </table:table-cell>
          <table:table-cell table:formula="of:=[.$J$4]*(SIN([.B32]+2*PI()/3)+[.$J$3]*SIN(3*[.B32]))" office:value-type="float" office:value="-0.821158111750267">
            <text:p>-0.8211581118</text:p>
          </table:table-cell>
          <table:table-cell table:formula="of:=[.$J$4]*(SIN([.B32]+4*PI()/3)+[.$J$3]*SIN(3*[.B32]))" office:value-type="float" office:value="-0.390414591852168">
            <text:p>-0.3904145919</text:p>
          </table:table-cell>
          <table:table-cell/>
          <table:table-cell table:formula="of:=[.H32]-[.G32]" office:value-type="float" office:value="-1.668246501642">
            <text:p>-1.6682465016</text:p>
          </table:table-cell>
          <table:table-cell table:formula="of:=[.D32]-[.C32]" office:value-type="float" office:value="-1.668246501642">
            <text:p>-1.66824650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2*PI()*[.A33]/100" office:value-type="float" office:value="1.88495559215388">
            <text:p>1.8849555922</text:p>
          </table:table-cell>
          <table:table-cell table:formula="of:=SIN([.B33])" office:value-type="float" office:value="0.951056516295154">
            <text:p>0.9510565163</text:p>
          </table:table-cell>
          <table:table-cell table:formula="of:=SIN([.B33]+2*PI()/3)" office:value-type="float" office:value="-0.743144825477394">
            <text:p>-0.7431448255</text:p>
          </table:table-cell>
          <table:table-cell table:formula="of:=SIN([.B33]+4*PI()/3)" office:value-type="float" office:value="-0.20791169081776">
            <text:p>-0.2079116908</text:p>
          </table:table-cell>
          <table:table-cell table:formula="of:=SIN(3*[.B33])" office:value-type="float" office:value="-0.587785252292474">
            <text:p>-0.5877852523</text:p>
          </table:table-cell>
          <table:table-cell table:formula="of:=[.$J$4]*(SIN([.B33])+[.$J$3]*SIN(3*[.B33]))" office:value-type="float" office:value="0.853092307579741">
            <text:p>0.8530923076</text:p>
          </table:table-cell>
          <table:table-cell table:formula="of:=[.$J$4]*(SIN([.B33]+2*PI()/3)+[.$J$3]*SIN(3*[.B33]))" office:value-type="float" office:value="-0.841109034192806">
            <text:p>-0.8411090342</text:p>
          </table:table-cell>
          <table:table-cell table:formula="of:=[.$J$4]*(SIN([.B33]+4*PI()/3)+[.$J$3]*SIN(3*[.B33]))" office:value-type="float" office:value="-0.305875899533172">
            <text:p>-0.3058758995</text:p>
          </table:table-cell>
          <table:table-cell/>
          <table:table-cell table:formula="of:=[.H33]-[.G33]" office:value-type="float" office:value="-1.69420134177255">
            <text:p>-1.6942013418</text:p>
          </table:table-cell>
          <table:table-cell table:formula="of:=[.D33]-[.C33]" office:value-type="float" office:value="-1.69420134177255">
            <text:p>-1.694201341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2*PI()*[.A34]/100" office:value-type="float" office:value="1.94778744522567">
            <text:p>1.9477874452</text:p>
          </table:table-cell>
          <table:table-cell table:formula="of:=SIN([.B34])" office:value-type="float" office:value="0.929776485888251">
            <text:p>0.9297764859</text:p>
          </table:table-cell>
          <table:table-cell table:formula="of:=SIN([.B34]+2*PI()/3)" office:value-type="float" office:value="-0.78369345732584">
            <text:p>-0.7836934573</text:p>
          </table:table-cell>
          <table:table-cell table:formula="of:=SIN([.B34]+4*PI()/3)" office:value-type="float" office:value="-0.146083028562413">
            <text:p>-0.1460830286</text:p>
          </table:table-cell>
          <table:table-cell table:formula="of:=SIN(3*[.B34])" office:value-type="float" office:value="-0.425779291565073">
            <text:p>-0.4257792916</text:p>
          </table:table-cell>
          <table:table-cell table:formula="of:=[.$J$4]*(SIN([.B34])+[.$J$3]*SIN(3*[.B34]))" office:value-type="float" office:value="0.858813270627406">
            <text:p>0.8588132706</text:p>
          </table:table-cell>
          <table:table-cell table:formula="of:=[.$J$4]*(SIN([.B34]+2*PI()/3)+[.$J$3]*SIN(3*[.B34]))" office:value-type="float" office:value="-0.854656672586685">
            <text:p>-0.8546566726</text:p>
          </table:table-cell>
          <table:table-cell table:formula="of:=[.$J$4]*(SIN([.B34]+4*PI()/3)+[.$J$3]*SIN(3*[.B34]))" office:value-type="float" office:value="-0.217046243823258">
            <text:p>-0.2170462438</text:p>
          </table:table-cell>
          <table:table-cell/>
          <table:table-cell table:formula="of:=[.H34]-[.G34]" office:value-type="float" office:value="-1.71346994321409">
            <text:p>-1.7134699432</text:p>
          </table:table-cell>
          <table:table-cell table:formula="of:=[.D34]-[.C34]" office:value-type="float" office:value="-1.71346994321409">
            <text:p>-1.713469943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2*PI()*[.A35]/100" office:value-type="float" office:value="2.01061929829747">
            <text:p>2.0106192983</text:p>
          </table:table-cell>
          <table:table-cell table:formula="of:=SIN([.B35])" office:value-type="float" office:value="0.90482705246602">
            <text:p>0.9048270525</text:p>
          </table:table-cell>
          <table:table-cell table:formula="of:=SIN([.B35]+2*PI()/3)" office:value-type="float" office:value="-0.821149209133704">
            <text:p>-0.8211492091</text:p>
          </table:table-cell>
          <table:table-cell table:formula="of:=SIN([.B35]+4*PI()/3)" office:value-type="float" office:value="-0.0836778433323159">
            <text:p>-0.0836778433</text:p>
          </table:table-cell>
          <table:table-cell table:formula="of:=SIN(3*[.B35])" office:value-type="float" office:value="-0.248689887164854">
            <text:p>-0.2486898872</text:p>
          </table:table-cell>
          <table:table-cell table:formula="of:=[.$J$4]*(SIN([.B35])+[.$J$3]*SIN(3*[.B35]))" office:value-type="float" office:value="0.863378737938544">
            <text:p>0.8633787379</text:p>
          </table:table-cell>
          <table:table-cell table:formula="of:=[.$J$4]*(SIN([.B35]+2*PI()/3)+[.$J$3]*SIN(3*[.B35]))" office:value-type="float" office:value="-0.86259752366118">
            <text:p>-0.8625975237</text:p>
          </table:table-cell>
          <table:table-cell table:formula="of:=[.$J$4]*(SIN([.B35]+4*PI()/3)+[.$J$3]*SIN(3*[.B35]))" office:value-type="float" office:value="-0.125126157859792">
            <text:p>-0.1251261579</text:p>
          </table:table-cell>
          <table:table-cell/>
          <table:table-cell table:formula="of:=[.H35]-[.G35]" office:value-type="float" office:value="-1.72597626159972">
            <text:p>-1.7259762616</text:p>
          </table:table-cell>
          <table:table-cell table:formula="of:=[.D35]-[.C35]" office:value-type="float" office:value="-1.72597626159972">
            <text:p>-1.725976261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2*PI()*[.A36]/100" office:value-type="float" office:value="2.07345115136926">
            <text:p>2.0734511514</text:p>
          </table:table-cell>
          <table:table-cell table:formula="of:=SIN([.B36])" office:value-type="float" office:value="0.876306680043864">
            <text:p>0.87630668</text:p>
          </table:table-cell>
          <table:table-cell table:formula="of:=SIN([.B36]+2*PI()/3)" office:value-type="float" office:value="-0.855364260160507">
            <text:p>-0.8553642602</text:p>
          </table:table-cell>
          <table:table-cell table:formula="of:=SIN([.B36]+4*PI()/3)" office:value-type="float" office:value="-0.0209424198833577">
            <text:p>-0.0209424199</text:p>
          </table:table-cell>
          <table:table-cell table:formula="of:=SIN(3*[.B36])" office:value-type="float" office:value="-0.0627905195293133">
            <text:p>-0.0627905195</text:p>
          </table:table-cell>
          <table:table-cell table:formula="of:=[.$J$4]*(SIN([.B36])+[.$J$3]*SIN(3*[.B36]))" office:value-type="float" office:value="0.865841593455645">
            <text:p>0.8658415935</text:p>
          </table:table-cell>
          <table:table-cell table:formula="of:=[.$J$4]*(SIN([.B36]+2*PI()/3)+[.$J$3]*SIN(3*[.B36]))" office:value-type="float" office:value="-0.865829346748726">
            <text:p>-0.8658293467</text:p>
          </table:table-cell>
          <table:table-cell table:formula="of:=[.$J$4]*(SIN([.B36]+4*PI()/3)+[.$J$3]*SIN(3*[.B36]))" office:value-type="float" office:value="-0.0314075064715766">
            <text:p>-0.0314075065</text:p>
          </table:table-cell>
          <table:table-cell/>
          <table:table-cell table:formula="of:=[.H36]-[.G36]" office:value-type="float" office:value="-1.73167094020437">
            <text:p>-1.7316709402</text:p>
          </table:table-cell>
          <table:table-cell table:formula="of:=[.D36]-[.C36]" office:value-type="float" office:value="-1.73167094020437">
            <text:p>-1.731670940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2*PI()*[.A37]/100" office:value-type="float" office:value="2.13628300444106">
            <text:p>2.1362830044</text:p>
          </table:table-cell>
          <table:table-cell table:formula="of:=SIN([.B37])" office:value-type="float" office:value="0.844327925502015">
            <text:p>0.8443279255</text:p>
          </table:table-cell>
          <table:table-cell table:formula="of:=SIN([.B37]+2*PI()/3)" office:value-type="float" office:value="-0.886203579231215">
            <text:p>-0.8862035792</text:p>
          </table:table-cell>
          <table:table-cell table:formula="of:=SIN([.B37]+4*PI()/3)" office:value-type="float" office:value="0.0418756537291994">
            <text:p>0.0418756537</text:p>
          </table:table-cell>
          <table:table-cell table:formula="of:=SIN(3*[.B37])" office:value-type="float" office:value="0.125333233564305">
            <text:p>0.1253332336</text:p>
          </table:table-cell>
          <table:table-cell table:formula="of:=[.$J$4]*(SIN([.B37])+[.$J$3]*SIN(3*[.B37]))" office:value-type="float" office:value="0.865216797762733">
            <text:p>0.8652167978</text:p>
          </table:table-cell>
          <table:table-cell table:formula="of:=[.$J$4]*(SIN([.B37]+2*PI()/3)+[.$J$3]*SIN(3*[.B37]))" office:value-type="float" office:value="-0.865314706970497">
            <text:p>-0.865314707</text:p>
          </table:table-cell>
          <table:table-cell table:formula="of:=[.$J$4]*(SIN([.B37]+4*PI()/3)+[.$J$3]*SIN(3*[.B37]))" office:value-type="float" office:value="0.062764525989917">
            <text:p>0.062764526</text:p>
          </table:table-cell>
          <table:table-cell/>
          <table:table-cell table:formula="of:=[.H37]-[.G37]" office:value-type="float" office:value="-1.73053150473323">
            <text:p>-1.7305315047</text:p>
          </table:table-cell>
          <table:table-cell table:formula="of:=[.D37]-[.C37]" office:value-type="float" office:value="-1.73053150473323">
            <text:p>-1.730531504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2*PI()*[.A38]/100" office:value-type="float" office:value="2.19911485751286">
            <text:p>2.1991148575</text:p>
          </table:table-cell>
          <table:table-cell table:formula="of:=SIN([.B38])" office:value-type="float" office:value="0.809016994374947">
            <text:p>0.8090169944</text:p>
          </table:table-cell>
          <table:table-cell table:formula="of:=SIN([.B38]+2*PI()/3)" office:value-type="float" office:value="-0.913545457642601">
            <text:p>-0.9135454576</text:p>
          </table:table-cell>
          <table:table-cell table:formula="of:=SIN([.B38]+4*PI()/3)" office:value-type="float" office:value="0.104528463267653">
            <text:p>0.1045284633</text:p>
          </table:table-cell>
          <table:table-cell table:formula="of:=SIN(3*[.B38])" office:value-type="float" office:value="0.309016994374947">
            <text:p>0.3090169944</text:p>
          </table:table-cell>
          <table:table-cell table:formula="of:=[.$J$4]*(SIN([.B38])+[.$J$3]*SIN(3*[.B38]))" office:value-type="float" office:value="0.860519826770772">
            <text:p>0.8605198268</text:p>
          </table:table-cell>
          <table:table-cell table:formula="of:=[.$J$4]*(SIN([.B38]+2*PI()/3)+[.$J$3]*SIN(3*[.B38]))" office:value-type="float" office:value="-0.862042625246776">
            <text:p>-0.8620426252</text:p>
          </table:table-cell>
          <table:table-cell table:formula="of:=[.$J$4]*(SIN([.B38]+4*PI()/3)+[.$J$3]*SIN(3*[.B38]))" office:value-type="float" office:value="0.156031295663477">
            <text:p>0.1560312957</text:p>
          </table:table-cell>
          <table:table-cell/>
          <table:table-cell table:formula="of:=[.H38]-[.G38]" office:value-type="float" office:value="-1.72256245201755">
            <text:p>-1.722562452</text:p>
          </table:table-cell>
          <table:table-cell table:formula="of:=[.D38]-[.C38]" office:value-type="float" office:value="-1.72256245201755">
            <text:p>-1.72256245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2*PI()*[.A39]/100" office:value-type="float" office:value="2.26194671058465">
            <text:p>2.2619467106</text:p>
          </table:table-cell>
          <table:table-cell table:formula="of:=SIN([.B39])" office:value-type="float" office:value="0.770513242775789">
            <text:p>0.7705132428</text:p>
          </table:table-cell>
          <table:table-cell table:formula="of:=SIN([.B39]+2*PI()/3)" office:value-type="float" office:value="-0.937281989491891">
            <text:p>-0.9372819895</text:p>
          </table:table-cell>
          <table:table-cell table:formula="of:=SIN([.B39]+4*PI()/3)" office:value-type="float" office:value="0.166768746716102">
            <text:p>0.1667687467</text:p>
          </table:table-cell>
          <table:table-cell table:formula="of:=SIN(3*[.B39])" office:value-type="float" office:value="0.481753674101716">
            <text:p>0.4817536741</text:p>
          </table:table-cell>
          <table:table-cell table:formula="of:=[.$J$4]*(SIN([.B39])+[.$J$3]*SIN(3*[.B39]))" office:value-type="float" office:value="0.850805521792742">
            <text:p>0.8508055218</text:p>
          </table:table-cell>
          <table:table-cell table:formula="of:=[.$J$4]*(SIN([.B39]+2*PI()/3)+[.$J$3]*SIN(3*[.B39]))" office:value-type="float" office:value="-0.856989710474939">
            <text:p>-0.8569897105</text:p>
          </table:table-cell>
          <table:table-cell table:formula="of:=[.$J$4]*(SIN([.B39]+4*PI()/3)+[.$J$3]*SIN(3*[.B39]))" office:value-type="float" office:value="0.247061025733055">
            <text:p>0.2470610257</text:p>
          </table:table-cell>
          <table:table-cell/>
          <table:table-cell table:formula="of:=[.H39]-[.G39]" office:value-type="float" office:value="-1.70779523226768">
            <text:p>-1.7077952323</text:p>
          </table:table-cell>
          <table:table-cell table:formula="of:=[.D39]-[.C39]" office:value-type="float" office:value="-1.70779523226768">
            <text:p>-1.707795232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2*PI()*[.A40]/100" office:value-type="float" office:value="2.32477856365645">
            <text:p>2.3247785637</text:p>
          </table:table-cell>
          <table:table-cell table:formula="of:=SIN([.B40])" office:value-type="float" office:value="0.728968627421411">
            <text:p>0.7289686274</text:p>
          </table:table-cell>
          <table:table-cell table:formula="of:=SIN([.B40]+2*PI()/3)" office:value-type="float" office:value="-0.957319497532067">
            <text:p>-0.9573194975</text:p>
          </table:table-cell>
          <table:table-cell table:formula="of:=SIN([.B40]+4*PI()/3)" office:value-type="float" office:value="0.228350870110655">
            <text:p>0.2283508701</text:p>
          </table:table-cell>
          <table:table-cell table:formula="of:=SIN(3*[.B40])" office:value-type="float" office:value="0.63742398974869">
            <text:p>0.6374239897</text:p>
          </table:table-cell>
          <table:table-cell table:formula="of:=[.$J$4]*(SIN([.B40])+[.$J$3]*SIN(3*[.B40]))" office:value-type="float" office:value="0.835205959046193">
            <text:p>0.835205959</text:p>
          </table:table-cell>
          <table:table-cell table:formula="of:=[.$J$4]*(SIN([.B40]+2*PI()/3)+[.$J$3]*SIN(3*[.B40]))" office:value-type="float" office:value="-0.851082165907286">
            <text:p>-0.8510821659</text:p>
          </table:table-cell>
          <table:table-cell table:formula="of:=[.$J$4]*(SIN([.B40]+4*PI()/3)+[.$J$3]*SIN(3*[.B40]))" office:value-type="float" office:value="0.334588201735437">
            <text:p>0.3345882017</text:p>
          </table:table-cell>
          <table:table-cell/>
          <table:table-cell table:formula="of:=[.H40]-[.G40]" office:value-type="float" office:value="-1.68628812495348">
            <text:p>-1.686288125</text:p>
          </table:table-cell>
          <table:table-cell table:formula="of:=[.D40]-[.C40]" office:value-type="float" office:value="-1.68628812495348">
            <text:p>-1.68628812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2*PI()*[.A41]/100" office:value-type="float" office:value="2.38761041672824">
            <text:p>2.3876104167</text:p>
          </table:table-cell>
          <table:table-cell table:formula="of:=SIN([.B41])" office:value-type="float" office:value="0.684547105928689">
            <text:p>0.6845471059</text:p>
          </table:table-cell>
          <table:table-cell table:formula="of:=SIN([.B41]+2*PI()/3)" office:value-type="float" office:value="-0.97357890287316">
            <text:p>-0.9735789029</text:p>
          </table:table-cell>
          <table:table-cell table:formula="of:=SIN([.B41]+4*PI()/3)" office:value-type="float" office:value="0.289031796944471">
            <text:p>0.2890317969</text:p>
          </table:table-cell>
          <table:table-cell table:formula="of:=SIN(3*[.B41])" office:value-type="float" office:value="0.770513242775789">
            <text:p>0.7705132428</text:p>
          </table:table-cell>
          <table:table-cell table:formula="of:=[.$J$4]*(SIN([.B41])+[.$J$3]*SIN(3*[.B41]))" office:value-type="float" office:value="0.812965979724654">
            <text:p>0.8129659797</text:p>
          </table:table-cell>
          <table:table-cell table:formula="of:=[.$J$4]*(SIN([.B41]+2*PI()/3)+[.$J$3]*SIN(3*[.B41]))" office:value-type="float" office:value="-0.845160029077195">
            <text:p>-0.8451600291</text:p>
          </table:table-cell>
          <table:table-cell table:formula="of:=[.$J$4]*(SIN([.B41]+4*PI()/3)+[.$J$3]*SIN(3*[.B41]))" office:value-type="float" office:value="0.417450670740436">
            <text:p>0.4174506707</text:p>
          </table:table-cell>
          <table:table-cell/>
          <table:table-cell table:formula="of:=[.H41]-[.G41]" office:value-type="float" office:value="-1.65812600880185">
            <text:p>-1.6581260088</text:p>
          </table:table-cell>
          <table:table-cell table:formula="of:=[.D41]-[.C41]" office:value-type="float" office:value="-1.65812600880185">
            <text:p>-1.658126008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2*PI()*[.A42]/100" office:value-type="float" office:value="2.45044226980004">
            <text:p>2.4504422698</text:p>
          </table:table-cell>
          <table:table-cell table:formula="of:=SIN([.B42])" office:value-type="float" office:value="0.63742398974869">
            <text:p>0.6374239897</text:p>
          </table:table-cell>
          <table:table-cell table:formula="of:=SIN([.B42]+2*PI()/3)" office:value-type="float" office:value="-0.985996037070505">
            <text:p>-0.9859960371</text:p>
          </table:table-cell>
          <table:table-cell table:formula="of:=SIN([.B42]+4*PI()/3)" office:value-type="float" office:value="0.348572047321814">
            <text:p>0.3485720473</text:p>
          </table:table-cell>
          <table:table-cell table:formula="of:=SIN(3*[.B42])" office:value-type="float" office:value="0.876306680043863">
            <text:p>0.87630668</text:p>
          </table:table-cell>
          <table:table-cell table:formula="of:=[.$J$4]*(SIN([.B42])+[.$J$3]*SIN(3*[.B42]))" office:value-type="float" office:value="0.783475103089334">
            <text:p>0.7834751031</text:p>
          </table:table-cell>
          <table:table-cell table:formula="of:=[.$J$4]*(SIN([.B42]+2*PI()/3)+[.$J$3]*SIN(3*[.B42]))" office:value-type="float" office:value="-0.839944923729861">
            <text:p>-0.8399449237</text:p>
          </table:table-cell>
          <table:table-cell table:formula="of:=[.$J$4]*(SIN([.B42]+4*PI()/3)+[.$J$3]*SIN(3*[.B42]))" office:value-type="float" office:value="0.494623160662458">
            <text:p>0.4946231607</text:p>
          </table:table-cell>
          <table:table-cell/>
          <table:table-cell table:formula="of:=[.H42]-[.G42]" office:value-type="float" office:value="-1.62342002681919">
            <text:p>-1.6234200268</text:p>
          </table:table-cell>
          <table:table-cell table:formula="of:=[.D42]-[.C42]" office:value-type="float" office:value="-1.62342002681919">
            <text:p>-1.623420026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2*PI()*[.A43]/100" office:value-type="float" office:value="2.51327412287183">
            <text:p>2.5132741229</text:p>
          </table:table-cell>
          <table:table-cell table:formula="of:=SIN([.B43])" office:value-type="float" office:value="0.587785252292473">
            <text:p>0.5877852523</text:p>
          </table:table-cell>
          <table:table-cell table:formula="of:=SIN([.B43]+2*PI()/3)" office:value-type="float" office:value="-0.994521895368273">
            <text:p>-0.9945218954</text:p>
          </table:table-cell>
          <table:table-cell table:formula="of:=SIN([.B43]+4*PI()/3)" office:value-type="float" office:value="0.4067366430758">
            <text:p>0.4067366431</text:p>
          </table:table-cell>
          <table:table-cell table:formula="of:=SIN(3*[.B43])" office:value-type="float" office:value="0.951056516295153">
            <text:p>0.9510565163</text:p>
          </table:table-cell>
          <table:table-cell table:formula="of:=[.$J$4]*(SIN([.B43])+[.$J$3]*SIN(3*[.B43]))" office:value-type="float" office:value="0.746294671674999">
            <text:p>0.7462946717</text:p>
          </table:table-cell>
          <table:table-cell table:formula="of:=[.$J$4]*(SIN([.B43]+2*PI()/3)+[.$J$3]*SIN(3*[.B43]))" office:value-type="float" office:value="-0.836012475985748">
            <text:p>-0.836012476</text:p>
          </table:table-cell>
          <table:table-cell table:formula="of:=[.$J$4]*(SIN([.B43]+4*PI()/3)+[.$J$3]*SIN(3*[.B43]))" office:value-type="float" office:value="0.565246062458325">
            <text:p>0.5652460625</text:p>
          </table:table-cell>
          <table:table-cell/>
          <table:table-cell table:formula="of:=[.H43]-[.G43]" office:value-type="float" office:value="-1.58230714766075">
            <text:p>-1.5823071477</text:p>
          </table:table-cell>
          <table:table-cell table:formula="of:=[.D43]-[.C43]" office:value-type="float" office:value="-1.58230714766075">
            <text:p>-1.582307147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2*PI()*[.A44]/100" office:value-type="float" office:value="2.57610597594363">
            <text:p>2.5761059759</text:p>
          </table:table-cell>
          <table:table-cell table:formula="of:=SIN([.B44])" office:value-type="float" office:value="0.535826794978997">
            <text:p>0.535826795</text:p>
          </table:table-cell>
          <table:table-cell table:formula="of:=SIN([.B44]+2*PI()/3)" office:value-type="float" office:value="-0.999122830098858">
            <text:p>-0.9991228301</text:p>
          </table:table-cell>
          <table:table-cell table:formula="of:=SIN([.B44]+4*PI()/3)" office:value-type="float" office:value="0.463296035119861">
            <text:p>0.4632960351</text:p>
          </table:table-cell>
          <table:table-cell table:formula="of:=SIN(3*[.B44])" office:value-type="float" office:value="0.992114701314478">
            <text:p>0.9921147013</text:p>
          </table:table-cell>
          <table:table-cell table:formula="of:=[.$J$4]*(SIN([.B44])+[.$J$3]*SIN(3*[.B44]))" office:value-type="float" office:value="0.701179245198077">
            <text:p>0.7011792452</text:p>
          </table:table-cell>
          <table:table-cell table:formula="of:=[.$J$4]*(SIN([.B44]+2*PI()/3)+[.$J$3]*SIN(3*[.B44]))" office:value-type="float" office:value="-0.833770379879779">
            <text:p>-0.8337703799</text:p>
          </table:table-cell>
          <table:table-cell table:formula="of:=[.$J$4]*(SIN([.B44]+4*PI()/3)+[.$J$3]*SIN(3*[.B44]))" office:value-type="float" office:value="0.62864848533894">
            <text:p>0.6286484853</text:p>
          </table:table-cell>
          <table:table-cell/>
          <table:table-cell table:formula="of:=[.H44]-[.G44]" office:value-type="float" office:value="-1.53494962507786">
            <text:p>-1.5349496251</text:p>
          </table:table-cell>
          <table:table-cell table:formula="of:=[.D44]-[.C44]" office:value-type="float" office:value="-1.53494962507786">
            <text:p>-1.534949625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2*PI()*[.A45]/100" office:value-type="float" office:value="2.63893782901543">
            <text:p>2.638937829</text:p>
          </table:table-cell>
          <table:table-cell table:formula="of:=SIN([.B45])" office:value-type="float" office:value="0.481753674101715">
            <text:p>0.4817536741</text:p>
          </table:table-cell>
          <table:table-cell table:formula="of:=SIN([.B45]+2*PI()/3)" office:value-type="float" office:value="-0.999780683474845">
            <text:p>-0.9997806835</text:p>
          </table:table-cell>
          <table:table-cell table:formula="of:=SIN([.B45]+4*PI()/3)" office:value-type="float" office:value="0.51802700937313">
            <text:p>0.5180270094</text:p>
          </table:table-cell>
          <table:table-cell table:formula="of:=SIN(3*[.B45])" office:value-type="float" office:value="0.998026728428271">
            <text:p>0.9980267284</text:p>
          </table:table-cell>
          <table:table-cell table:formula="of:=[.$J$4]*(SIN([.B45])+[.$J$3]*SIN(3*[.B45]))" office:value-type="float" office:value="0.648091462173094">
            <text:p>0.6480914622</text:p>
          </table:table-cell>
          <table:table-cell table:formula="of:=[.$J$4]*(SIN([.B45]+2*PI()/3)+[.$J$3]*SIN(3*[.B45]))" office:value-type="float" office:value="-0.833442895403467">
            <text:p>-0.8334428954</text:p>
          </table:table-cell>
          <table:table-cell table:formula="of:=[.$J$4]*(SIN([.B45]+4*PI()/3)+[.$J$3]*SIN(3*[.B45]))" office:value-type="float" office:value="0.684364797444508">
            <text:p>0.6843647974</text:p>
          </table:table-cell>
          <table:table-cell/>
          <table:table-cell table:formula="of:=[.H45]-[.G45]" office:value-type="float" office:value="-1.48153435757656">
            <text:p>-1.4815343576</text:p>
          </table:table-cell>
          <table:table-cell table:formula="of:=[.D45]-[.C45]" office:value-type="float" office:value="-1.48153435757656">
            <text:p>-1.481534357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2*PI()*[.A46]/100" office:value-type="float" office:value="2.70176968208722">
            <text:p>2.7017696821</text:p>
          </table:table-cell>
          <table:table-cell table:formula="of:=SIN([.B46])" office:value-type="float" office:value="0.425779291565073">
            <text:p>0.4257792916</text:p>
          </table:table-cell>
          <table:table-cell table:formula="of:=SIN([.B46]+2*PI()/3)" office:value-type="float" office:value="-0.996492859249504">
            <text:p>-0.9964928592</text:p>
          </table:table-cell>
          <table:table-cell table:formula="of:=SIN([.B46]+4*PI()/3)" office:value-type="float" office:value="0.570713567684431">
            <text:p>0.5707135677</text:p>
          </table:table-cell>
          <table:table-cell table:formula="of:=SIN(3*[.B46])" office:value-type="float" office:value="0.968583161128631">
            <text:p>0.9685831611</text:p>
          </table:table-cell>
          <table:table-cell table:formula="of:=[.$J$4]*(SIN([.B46])+[.$J$3]*SIN(3*[.B46]))" office:value-type="float" office:value="0.587209818419845">
            <text:p>0.5872098184</text:p>
          </table:table-cell>
          <table:table-cell table:formula="of:=[.$J$4]*(SIN([.B46]+2*PI()/3)+[.$J$3]*SIN(3*[.B46]))" office:value-type="float" office:value="-0.835062332394732">
            <text:p>-0.8350623324</text:p>
          </table:table-cell>
          <table:table-cell table:formula="of:=[.$J$4]*(SIN([.B46]+4*PI()/3)+[.$J$3]*SIN(3*[.B46]))" office:value-type="float" office:value="0.732144094539203">
            <text:p>0.7321440945</text:p>
          </table:table-cell>
          <table:table-cell/>
          <table:table-cell table:formula="of:=[.H46]-[.G46]" office:value-type="float" office:value="-1.42227215081458">
            <text:p>-1.4222721508</text:p>
          </table:table-cell>
          <table:table-cell table:formula="of:=[.D46]-[.C46]" office:value-type="float" office:value="-1.42227215081458">
            <text:p>-1.422272150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2*PI()*[.A47]/100" office:value-type="float" office:value="2.76460153515902">
            <text:p>2.7646015352</text:p>
          </table:table-cell>
          <table:table-cell table:formula="of:=SIN([.B47])" office:value-type="float" office:value="0.368124552684678">
            <text:p>0.3681245527</text:p>
          </table:table-cell>
          <table:table-cell table:formula="of:=SIN([.B47]+2*PI()/3)" office:value-type="float" office:value="-0.989272332962988">
            <text:p>-0.989272333</text:p>
          </table:table-cell>
          <table:table-cell table:formula="of:=SIN([.B47]+4*PI()/3)" office:value-type="float" office:value="0.621147780278309">
            <text:p>0.6211477803</text:p>
          </table:table-cell>
          <table:table-cell table:formula="of:=SIN(3*[.B47])" office:value-type="float" office:value="0.90482705246602">
            <text:p>0.9048270525</text:p>
          </table:table-cell>
          <table:table-cell table:formula="of:=[.$J$4]*(SIN([.B47])+[.$J$3]*SIN(3*[.B47]))" office:value-type="float" office:value="0.518929061429015">
            <text:p>0.5189290614</text:p>
          </table:table-cell>
          <table:table-cell table:formula="of:=[.$J$4]*(SIN([.B47]+2*PI()/3)+[.$J$3]*SIN(3*[.B47]))" office:value-type="float" office:value="-0.838467824218652">
            <text:p>-0.8384678242</text:p>
          </table:table-cell>
          <table:table-cell table:formula="of:=[.$J$4]*(SIN([.B47]+4*PI()/3)+[.$J$3]*SIN(3*[.B47]))" office:value-type="float" office:value="0.771952289022646">
            <text:p>0.771952289</text:p>
          </table:table-cell>
          <table:table-cell/>
          <table:table-cell table:formula="of:=[.H47]-[.G47]" office:value-type="float" office:value="-1.35739688564767">
            <text:p>-1.3573968856</text:p>
          </table:table-cell>
          <table:table-cell table:formula="of:=[.D47]-[.C47]" office:value-type="float" office:value="-1.35739688564767">
            <text:p>-1.357396885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2*PI()*[.A48]/100" office:value-type="float" office:value="2.82743338823081">
            <text:p>2.8274333882</text:p>
          </table:table-cell>
          <table:table-cell table:formula="of:=SIN([.B48])" office:value-type="float" office:value="0.309016994374947">
            <text:p>0.3090169944</text:p>
          </table:table-cell>
          <table:table-cell table:formula="of:=SIN([.B48]+2*PI()/3)" office:value-type="float" office:value="-0.978147600733806">
            <text:p>-0.9781476007</text:p>
          </table:table-cell>
          <table:table-cell table:formula="of:=SIN([.B48]+4*PI()/3)" office:value-type="float" office:value="0.669130606358858">
            <text:p>0.6691306064</text:p>
          </table:table-cell>
          <table:table-cell table:formula="of:=SIN(3*[.B48])" office:value-type="float" office:value="0.809016994374948">
            <text:p>0.8090169944</text:p>
          </table:table-cell>
          <table:table-cell table:formula="of:=[.$J$4]*(SIN([.B48])+[.$J$3]*SIN(3*[.B48]))" office:value-type="float" office:value="0.443853160104105">
            <text:p>0.4438531601</text:p>
          </table:table-cell>
          <table:table-cell table:formula="of:=[.$J$4]*(SIN([.B48]+2*PI()/3)+[.$J$3]*SIN(3*[.B48]))" office:value-type="float" office:value="-0.843311435004648">
            <text:p>-0.843311435</text:p>
          </table:table-cell>
          <table:table-cell table:formula="of:=[.$J$4]*(SIN([.B48]+4*PI()/3)+[.$J$3]*SIN(3*[.B48]))" office:value-type="float" office:value="0.803966772088016">
            <text:p>0.8039667721</text:p>
          </table:table-cell>
          <table:table-cell/>
          <table:table-cell table:formula="of:=[.H48]-[.G48]" office:value-type="float" office:value="-1.28716459510875">
            <text:p>-1.2871645951</text:p>
          </table:table-cell>
          <table:table-cell table:formula="of:=[.D48]-[.C48]" office:value-type="float" office:value="-1.28716459510875">
            <text:p>-1.287164595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2*PI()*[.A49]/100" office:value-type="float" office:value="2.89026524130261">
            <text:p>2.8902652413</text:p>
          </table:table-cell>
          <table:table-cell table:formula="of:=SIN([.B49])" office:value-type="float" office:value="0.248689887164855">
            <text:p>0.2486898872</text:p>
          </table:table-cell>
          <table:table-cell table:formula="of:=SIN([.B49]+2*PI()/3)" office:value-type="float" office:value="-0.963162566797658">
            <text:p>-0.9631625668</text:p>
          </table:table-cell>
          <table:table-cell table:formula="of:=SIN([.B49]+4*PI()/3)" office:value-type="float" office:value="0.714472679632803">
            <text:p>0.7144726796</text:p>
          </table:table-cell>
          <table:table-cell table:formula="of:=SIN(3*[.B49])" office:value-type="float" office:value="0.68454710592869">
            <text:p>0.6845471059</text:p>
          </table:table-cell>
          <table:table-cell table:formula="of:=[.$J$4]*(SIN([.B49])+[.$J$3]*SIN(3*[.B49]))" office:value-type="float" office:value="0.362781071486303">
            <text:p>0.3627810715</text:p>
          </table:table-cell>
          <table:table-cell table:formula="of:=[.$J$4]*(SIN([.B49]+2*PI()/3)+[.$J$3]*SIN(3*[.B49]))" office:value-type="float" office:value="-0.84907138247621">
            <text:p>-0.8490713825</text:p>
          </table:table-cell>
          <table:table-cell table:formula="of:=[.$J$4]*(SIN([.B49]+4*PI()/3)+[.$J$3]*SIN(3*[.B49]))" office:value-type="float" office:value="0.828563863954251">
            <text:p>0.828563864</text:p>
          </table:table-cell>
          <table:table-cell/>
          <table:table-cell table:formula="of:=[.H49]-[.G49]" office:value-type="float" office:value="-1.21185245396251">
            <text:p>-1.211852454</text:p>
          </table:table-cell>
          <table:table-cell table:formula="of:=[.D49]-[.C49]" office:value-type="float" office:value="-1.21185245396251">
            <text:p>-1.21185245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2*PI()*[.A50]/100" office:value-type="float" office:value="2.95309709437441">
            <text:p>2.9530970944</text:p>
          </table:table-cell>
          <table:table-cell table:formula="of:=SIN([.B50])" office:value-type="float" office:value="0.187381314585725">
            <text:p>0.1873813146</text:p>
          </table:table-cell>
          <table:table-cell table:formula="of:=SIN([.B50]+2*PI()/3)" office:value-type="float" office:value="-0.944376370237481">
            <text:p>-0.9443763702</text:p>
          </table:table-cell>
          <table:table-cell table:formula="of:=SIN([.B50]+4*PI()/3)" office:value-type="float" office:value="0.756995055651756">
            <text:p>0.7569950557</text:p>
          </table:table-cell>
          <table:table-cell table:formula="of:=SIN(3*[.B50])" office:value-type="float" office:value="0.535826794978997">
            <text:p>0.535826795</text:p>
          </table:table-cell>
          <table:table-cell table:formula="of:=[.$J$4]*(SIN([.B50])+[.$J$3]*SIN(3*[.B50]))" office:value-type="float" office:value="0.276685780415557">
            <text:p>0.2766857804</text:p>
          </table:table-cell>
          <table:table-cell table:formula="of:=[.$J$4]*(SIN([.B50]+2*PI()/3)+[.$J$3]*SIN(3*[.B50]))" office:value-type="float" office:value="-0.855071904407648">
            <text:p>-0.8550719044</text:p>
          </table:table-cell>
          <table:table-cell table:formula="of:=[.$J$4]*(SIN([.B50]+4*PI()/3)+[.$J$3]*SIN(3*[.B50]))" office:value-type="float" office:value="0.846299521481589">
            <text:p>0.8462995215</text:p>
          </table:table-cell>
          <table:table-cell/>
          <table:table-cell table:formula="of:=[.H50]-[.G50]" office:value-type="float" office:value="-1.13175768482321">
            <text:p>-1.1317576848</text:p>
          </table:table-cell>
          <table:table-cell table:formula="of:=[.D50]-[.C50]" office:value-type="float" office:value="-1.13175768482321">
            <text:p>-1.13175768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2*PI()*[.A51]/100" office:value-type="float" office:value="3.0159289474462">
            <text:p>3.0159289474</text:p>
          </table:table-cell>
          <table:table-cell table:formula="of:=SIN([.B51])" office:value-type="float" office:value="0.125333233564305">
            <text:p>0.1253332336</text:p>
          </table:table-cell>
          <table:table-cell table:formula="of:=SIN([.B51]+2*PI()/3)" office:value-type="float" office:value="-0.9218631515885">
            <text:p>-0.9218631516</text:p>
          </table:table-cell>
          <table:table-cell table:formula="of:=SIN([.B51]+4*PI()/3)" office:value-type="float" office:value="0.796529918024196">
            <text:p>0.796529918</text:p>
          </table:table-cell>
          <table:table-cell table:formula="of:=SIN(3*[.B51])" office:value-type="float" office:value="0.36812455268468">
            <text:p>0.3681245527</text:p>
          </table:table-cell>
          <table:table-cell table:formula="of:=[.$J$4]*(SIN([.B51])+[.$J$3]*SIN(3*[.B51]))" office:value-type="float" office:value="0.186687325678418">
            <text:p>0.1866873257</text:p>
          </table:table-cell>
          <table:table-cell table:formula="of:=[.$J$4]*(SIN([.B51]+2*PI()/3)+[.$J$3]*SIN(3*[.B51]))" office:value-type="float" office:value="-0.860509059474387">
            <text:p>-0.8605090595</text:p>
          </table:table-cell>
          <table:table-cell table:formula="of:=[.$J$4]*(SIN([.B51]+4*PI()/3)+[.$J$3]*SIN(3*[.B51]))" office:value-type="float" office:value="0.857884010138309">
            <text:p>0.8578840101</text:p>
          </table:table-cell>
          <table:table-cell/>
          <table:table-cell table:formula="of:=[.H51]-[.G51]" office:value-type="float" office:value="-1.04719638515281">
            <text:p>-1.0471963852</text:p>
          </table:table-cell>
          <table:table-cell table:formula="of:=[.D51]-[.C51]" office:value-type="float" office:value="-1.04719638515281">
            <text:p>-1.047196385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2*PI()*[.A52]/100" office:value-type="float" office:value="3.078760800518">
            <text:p>3.0787608005</text:p>
          </table:table-cell>
          <table:table-cell table:formula="of:=SIN([.B52])" office:value-type="float" office:value="0.0627905195293136">
            <text:p>0.0627905195</text:p>
          </table:table-cell>
          <table:table-cell table:formula="of:=SIN([.B52]+2*PI()/3)" office:value-type="float" office:value="-0.895711760239413">
            <text:p>-0.8957117602</text:p>
          </table:table-cell>
          <table:table-cell table:formula="of:=SIN([.B52]+4*PI()/3)" office:value-type="float" office:value="0.832921240710099">
            <text:p>0.8329212407</text:p>
          </table:table-cell>
          <table:table-cell table:formula="of:=SIN(3*[.B52])" office:value-type="float" office:value="0.187381314585726">
            <text:p>0.1873813146</text:p>
          </table:table-cell>
          <table:table-cell table:formula="of:=[.$J$4]*(SIN([.B52])+[.$J$3]*SIN(3*[.B52]))" office:value-type="float" office:value="0.0940207386269345">
            <text:p>0.0940207386</text:p>
          </table:table-cell>
          <table:table-cell table:formula="of:=[.$J$4]*(SIN([.B52]+2*PI()/3)+[.$J$3]*SIN(3*[.B52]))" office:value-type="float" office:value="-0.864481541141792">
            <text:p>-0.8644815411</text:p>
          </table:table-cell>
          <table:table-cell table:formula="of:=[.$J$4]*(SIN([.B52]+4*PI()/3)+[.$J$3]*SIN(3*[.B52]))" office:value-type="float" office:value="0.86415145980772">
            <text:p>0.8641514598</text:p>
          </table:table-cell>
          <table:table-cell/>
          <table:table-cell table:formula="of:=[.H52]-[.G52]" office:value-type="float" office:value="-0.958502279768727">
            <text:p>-0.9585022798</text:p>
          </table:table-cell>
          <table:table-cell table:formula="of:=[.D52]-[.C52]" office:value-type="float" office:value="-0.958502279768727">
            <text:p>-0.958502279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2*PI()*[.A53]/100" office:value-type="float" office:value="3.14159265358979">
            <text:p>3.1415926536</text:p>
          </table:table-cell>
          <table:table-cell table:formula="of:=SIN([.B53])" office:value-type="float" office:value="1.22464679914735E-016">
            <text:p>1.22464679914735E-016</text:p>
          </table:table-cell>
          <table:table-cell table:formula="of:=SIN([.B53]+2*PI()/3)" office:value-type="float" office:value="-0.866025403784439">
            <text:p>-0.8660254038</text:p>
          </table:table-cell>
          <table:table-cell table:formula="of:=SIN([.B53]+4*PI()/3)" office:value-type="float" office:value="0.866025403784438">
            <text:p>0.8660254038</text:p>
          </table:table-cell>
          <table:table-cell table:formula="of:=SIN(3*[.B53])" office:value-type="float" office:value="3.67394039744206E-016">
            <text:p>3.67394039744206E-016</text:p>
          </table:table-cell>
          <table:table-cell table:formula="of:=[.$J$4]*(SIN([.B53])+[.$J$3]*SIN(3*[.B53]))" office:value-type="float" office:value="1.83697019872103E-016">
            <text:p>1.83697019872103E-016</text:p>
          </table:table-cell>
          <table:table-cell table:formula="of:=[.$J$4]*(SIN([.B53]+2*PI()/3)+[.$J$3]*SIN(3*[.B53]))" office:value-type="float" office:value="-0.866025403784439">
            <text:p>-0.8660254038</text:p>
          </table:table-cell>
          <table:table-cell table:formula="of:=[.$J$4]*(SIN([.B53]+4*PI()/3)+[.$J$3]*SIN(3*[.B53]))" office:value-type="float" office:value="0.866025403784438">
            <text:p>0.8660254038</text:p>
          </table:table-cell>
          <table:table-cell/>
          <table:table-cell table:formula="of:=[.H53]-[.G53]" office:value-type="float" office:value="-0.866025403784439">
            <text:p>-0.8660254038</text:p>
          </table:table-cell>
          <table:table-cell table:formula="of:=[.D53]-[.C53]" office:value-type="float" office:value="-0.866025403784439">
            <text:p>-0.866025403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2*PI()*[.A54]/100" office:value-type="float" office:value="3.20442450666159">
            <text:p>3.2044245067</text:p>
          </table:table-cell>
          <table:table-cell table:formula="of:=SIN([.B54])" office:value-type="float" office:value="-0.0627905195293133">
            <text:p>-0.0627905195</text:p>
          </table:table-cell>
          <table:table-cell table:formula="of:=SIN([.B54]+2*PI()/3)" office:value-type="float" office:value="-0.8329212407101">
            <text:p>-0.8329212407</text:p>
          </table:table-cell>
          <table:table-cell table:formula="of:=SIN([.B54]+4*PI()/3)" office:value-type="float" office:value="0.895711760239413">
            <text:p>0.8957117602</text:p>
          </table:table-cell>
          <table:table-cell table:formula="of:=SIN(3*[.B54])" office:value-type="float" office:value="-0.187381314585725">
            <text:p>-0.1873813146</text:p>
          </table:table-cell>
          <table:table-cell table:formula="of:=[.$J$4]*(SIN([.B54])+[.$J$3]*SIN(3*[.B54]))" office:value-type="float" office:value="-0.0940207386269342">
            <text:p>-0.0940207386</text:p>
          </table:table-cell>
          <table:table-cell table:formula="of:=[.$J$4]*(SIN([.B54]+2*PI()/3)+[.$J$3]*SIN(3*[.B54]))" office:value-type="float" office:value="-0.86415145980772">
            <text:p>-0.8641514598</text:p>
          </table:table-cell>
          <table:table-cell table:formula="of:=[.$J$4]*(SIN([.B54]+4*PI()/3)+[.$J$3]*SIN(3*[.B54]))" office:value-type="float" office:value="0.864481541141792">
            <text:p>0.8644815411</text:p>
          </table:table-cell>
          <table:table-cell/>
          <table:table-cell table:formula="of:=[.H54]-[.G54]" office:value-type="float" office:value="-0.770130721180786">
            <text:p>-0.7701307212</text:p>
          </table:table-cell>
          <table:table-cell table:formula="of:=[.D54]-[.C54]" office:value-type="float" office:value="-0.770130721180786">
            <text:p>-0.770130721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2*PI()*[.A55]/100" office:value-type="float" office:value="3.26725635973338">
            <text:p>3.2672563597</text:p>
          </table:table-cell>
          <table:table-cell table:formula="of:=SIN([.B55])" office:value-type="float" office:value="-0.125333233564304">
            <text:p>-0.1253332336</text:p>
          </table:table-cell>
          <table:table-cell table:formula="of:=SIN([.B55]+2*PI()/3)" office:value-type="float" office:value="-0.796529918024196">
            <text:p>-0.796529918</text:p>
          </table:table-cell>
          <table:table-cell table:formula="of:=SIN([.B55]+4*PI()/3)" office:value-type="float" office:value="0.9218631515885">
            <text:p>0.9218631516</text:p>
          </table:table-cell>
          <table:table-cell table:formula="of:=SIN(3*[.B55])" office:value-type="float" office:value="-0.368124552684679">
            <text:p>-0.3681245527</text:p>
          </table:table-cell>
          <table:table-cell table:formula="of:=[.$J$4]*(SIN([.B55])+[.$J$3]*SIN(3*[.B55]))" office:value-type="float" office:value="-0.186687325678417">
            <text:p>-0.1866873257</text:p>
          </table:table-cell>
          <table:table-cell table:formula="of:=[.$J$4]*(SIN([.B55]+2*PI()/3)+[.$J$3]*SIN(3*[.B55]))" office:value-type="float" office:value="-0.857884010138309">
            <text:p>-0.8578840101</text:p>
          </table:table-cell>
          <table:table-cell table:formula="of:=[.$J$4]*(SIN([.B55]+4*PI()/3)+[.$J$3]*SIN(3*[.B55]))" office:value-type="float" office:value="0.860509059474387">
            <text:p>0.8605090595</text:p>
          </table:table-cell>
          <table:table-cell/>
          <table:table-cell table:formula="of:=[.H55]-[.G55]" office:value-type="float" office:value="-0.671196684459892">
            <text:p>-0.6711966845</text:p>
          </table:table-cell>
          <table:table-cell table:formula="of:=[.D55]-[.C55]" office:value-type="float" office:value="-0.671196684459892">
            <text:p>-0.671196684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2*PI()*[.A56]/100" office:value-type="float" office:value="3.33008821280518">
            <text:p>3.3300882128</text:p>
          </table:table-cell>
          <table:table-cell table:formula="of:=SIN([.B56])" office:value-type="float" office:value="-0.187381314585725">
            <text:p>-0.1873813146</text:p>
          </table:table-cell>
          <table:table-cell table:formula="of:=SIN([.B56]+2*PI()/3)" office:value-type="float" office:value="-0.756995055651757">
            <text:p>-0.7569950557</text:p>
          </table:table-cell>
          <table:table-cell table:formula="of:=SIN([.B56]+4*PI()/3)" office:value-type="float" office:value="0.944376370237481">
            <text:p>0.9443763702</text:p>
          </table:table-cell>
          <table:table-cell table:formula="of:=SIN(3*[.B56])" office:value-type="float" office:value="-0.535826794978997">
            <text:p>-0.535826795</text:p>
          </table:table-cell>
          <table:table-cell table:formula="of:=[.$J$4]*(SIN([.B56])+[.$J$3]*SIN(3*[.B56]))" office:value-type="float" office:value="-0.276685780415557">
            <text:p>-0.2766857804</text:p>
          </table:table-cell>
          <table:table-cell table:formula="of:=[.$J$4]*(SIN([.B56]+2*PI()/3)+[.$J$3]*SIN(3*[.B56]))" office:value-type="float" office:value="-0.846299521481589">
            <text:p>-0.8462995215</text:p>
          </table:table-cell>
          <table:table-cell table:formula="of:=[.$J$4]*(SIN([.B56]+4*PI()/3)+[.$J$3]*SIN(3*[.B56]))" office:value-type="float" office:value="0.855071904407648">
            <text:p>0.8550719044</text:p>
          </table:table-cell>
          <table:table-cell/>
          <table:table-cell table:formula="of:=[.H56]-[.G56]" office:value-type="float" office:value="-0.569613741066032">
            <text:p>-0.5696137411</text:p>
          </table:table-cell>
          <table:table-cell table:formula="of:=[.D56]-[.C56]" office:value-type="float" office:value="-0.569613741066032">
            <text:p>-0.569613741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2*PI()*[.A57]/100" office:value-type="float" office:value="3.39292006587698">
            <text:p>3.3929200659</text:p>
          </table:table-cell>
          <table:table-cell table:formula="of:=SIN([.B57])" office:value-type="float" office:value="-0.248689887164855">
            <text:p>-0.2486898872</text:p>
          </table:table-cell>
          <table:table-cell table:formula="of:=SIN([.B57]+2*PI()/3)" office:value-type="float" office:value="-0.714472679632804">
            <text:p>-0.7144726796</text:p>
          </table:table-cell>
          <table:table-cell table:formula="of:=SIN([.B57]+4*PI()/3)" office:value-type="float" office:value="0.963162566797658">
            <text:p>0.9631625668</text:p>
          </table:table-cell>
          <table:table-cell table:formula="of:=SIN(3*[.B57])" office:value-type="float" office:value="-0.684547105928688">
            <text:p>-0.6845471059</text:p>
          </table:table-cell>
          <table:table-cell table:formula="of:=[.$J$4]*(SIN([.B57])+[.$J$3]*SIN(3*[.B57]))" office:value-type="float" office:value="-0.362781071486303">
            <text:p>-0.3627810715</text:p>
          </table:table-cell>
          <table:table-cell table:formula="of:=[.$J$4]*(SIN([.B57]+2*PI()/3)+[.$J$3]*SIN(3*[.B57]))" office:value-type="float" office:value="-0.828563863954252">
            <text:p>-0.828563864</text:p>
          </table:table-cell>
          <table:table-cell table:formula="of:=[.$J$4]*(SIN([.B57]+4*PI()/3)+[.$J$3]*SIN(3*[.B57]))" office:value-type="float" office:value="0.84907138247621">
            <text:p>0.8490713825</text:p>
          </table:table-cell>
          <table:table-cell/>
          <table:table-cell table:formula="of:=[.H57]-[.G57]" office:value-type="float" office:value="-0.465782792467949">
            <text:p>-0.4657827925</text:p>
          </table:table-cell>
          <table:table-cell table:formula="of:=[.D57]-[.C57]" office:value-type="float" office:value="-0.465782792467949">
            <text:p>-0.465782792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2*PI()*[.A58]/100" office:value-type="float" office:value="3.45575191894877">
            <text:p>3.4557519189</text:p>
          </table:table-cell>
          <table:table-cell table:formula="of:=SIN([.B58])" office:value-type="float" office:value="-0.309016994374947">
            <text:p>-0.3090169944</text:p>
          </table:table-cell>
          <table:table-cell table:formula="of:=SIN([.B58]+2*PI()/3)" office:value-type="float" office:value="-0.669130606358859">
            <text:p>-0.6691306064</text:p>
          </table:table-cell>
          <table:table-cell table:formula="of:=SIN([.B58]+4*PI()/3)" office:value-type="float" office:value="0.978147600733805">
            <text:p>0.9781476007</text:p>
          </table:table-cell>
          <table:table-cell table:formula="of:=SIN(3*[.B58])" office:value-type="float" office:value="-0.809016994374947">
            <text:p>-0.8090169944</text:p>
          </table:table-cell>
          <table:table-cell table:formula="of:=[.$J$4]*(SIN([.B58])+[.$J$3]*SIN(3*[.B58]))" office:value-type="float" office:value="-0.443853160104105">
            <text:p>-0.4438531601</text:p>
          </table:table-cell>
          <table:table-cell table:formula="of:=[.$J$4]*(SIN([.B58]+2*PI()/3)+[.$J$3]*SIN(3*[.B58]))" office:value-type="float" office:value="-0.803966772088017">
            <text:p>-0.8039667721</text:p>
          </table:table-cell>
          <table:table-cell table:formula="of:=[.$J$4]*(SIN([.B58]+4*PI()/3)+[.$J$3]*SIN(3*[.B58]))" office:value-type="float" office:value="0.843311435004648">
            <text:p>0.843311435</text:p>
          </table:table-cell>
          <table:table-cell/>
          <table:table-cell table:formula="of:=[.H58]-[.G58]" office:value-type="float" office:value="-0.360113611983911">
            <text:p>-0.360113612</text:p>
          </table:table-cell>
          <table:table-cell table:formula="of:=[.D58]-[.C58]" office:value-type="float" office:value="-0.360113611983911">
            <text:p>-0.36011361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2*PI()*[.A59]/100" office:value-type="float" office:value="3.51858377202057">
            <text:p>3.518583772</text:p>
          </table:table-cell>
          <table:table-cell table:formula="of:=SIN([.B59])" office:value-type="float" office:value="-0.368124552684678">
            <text:p>-0.3681245527</text:p>
          </table:table-cell>
          <table:table-cell table:formula="of:=SIN([.B59]+2*PI()/3)" office:value-type="float" office:value="-0.621147780278311">
            <text:p>-0.6211477803</text:p>
          </table:table-cell>
          <table:table-cell table:formula="of:=SIN([.B59]+4*PI()/3)" office:value-type="float" office:value="0.989272332962988">
            <text:p>0.989272333</text:p>
          </table:table-cell>
          <table:table-cell table:formula="of:=SIN(3*[.B59])" office:value-type="float" office:value="-0.90482705246602">
            <text:p>-0.9048270525</text:p>
          </table:table-cell>
          <table:table-cell table:formula="of:=[.$J$4]*(SIN([.B59])+[.$J$3]*SIN(3*[.B59]))" office:value-type="float" office:value="-0.518929061429015">
            <text:p>-0.5189290614</text:p>
          </table:table-cell>
          <table:table-cell table:formula="of:=[.$J$4]*(SIN([.B59]+2*PI()/3)+[.$J$3]*SIN(3*[.B59]))" office:value-type="float" office:value="-0.771952289022647">
            <text:p>-0.771952289</text:p>
          </table:table-cell>
          <table:table-cell table:formula="of:=[.$J$4]*(SIN([.B59]+4*PI()/3)+[.$J$3]*SIN(3*[.B59]))" office:value-type="float" office:value="0.838467824218652">
            <text:p>0.8384678242</text:p>
          </table:table-cell>
          <table:table-cell/>
          <table:table-cell table:formula="of:=[.H59]-[.G59]" office:value-type="float" office:value="-0.253023227593633">
            <text:p>-0.2530232276</text:p>
          </table:table-cell>
          <table:table-cell table:formula="of:=[.D59]-[.C59]" office:value-type="float" office:value="-0.253023227593633">
            <text:p>-0.253023227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2*PI()*[.A60]/100" office:value-type="float" office:value="3.58141562509236">
            <text:p>3.5814156251</text:p>
          </table:table-cell>
          <table:table-cell table:formula="of:=SIN([.B60])" office:value-type="float" office:value="-0.425779291565072">
            <text:p>-0.4257792916</text:p>
          </table:table-cell>
          <table:table-cell table:formula="of:=SIN([.B60]+2*PI()/3)" office:value-type="float" office:value="-0.570713567684432">
            <text:p>-0.5707135677</text:p>
          </table:table-cell>
          <table:table-cell table:formula="of:=SIN([.B60]+4*PI()/3)" office:value-type="float" office:value="0.996492859249504">
            <text:p>0.9964928592</text:p>
          </table:table-cell>
          <table:table-cell table:formula="of:=SIN(3*[.B60])" office:value-type="float" office:value="-0.968583161128631">
            <text:p>-0.9685831611</text:p>
          </table:table-cell>
          <table:table-cell table:formula="of:=[.$J$4]*(SIN([.B60])+[.$J$3]*SIN(3*[.B60]))" office:value-type="float" office:value="-0.587209818419844">
            <text:p>-0.5872098184</text:p>
          </table:table-cell>
          <table:table-cell table:formula="of:=[.$J$4]*(SIN([.B60]+2*PI()/3)+[.$J$3]*SIN(3*[.B60]))" office:value-type="float" office:value="-0.732144094539204">
            <text:p>-0.7321440945</text:p>
          </table:table-cell>
          <table:table-cell table:formula="of:=[.$J$4]*(SIN([.B60]+4*PI()/3)+[.$J$3]*SIN(3*[.B60]))" office:value-type="float" office:value="0.835062332394732">
            <text:p>0.8350623324</text:p>
          </table:table-cell>
          <table:table-cell/>
          <table:table-cell table:formula="of:=[.H60]-[.G60]" office:value-type="float" office:value="-0.14493427611936">
            <text:p>-0.1449342761</text:p>
          </table:table-cell>
          <table:table-cell table:formula="of:=[.D60]-[.C60]" office:value-type="float" office:value="-0.14493427611936">
            <text:p>-0.144934276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2*PI()*[.A61]/100" office:value-type="float" office:value="3.64424747816416">
            <text:p>3.6442474782</text:p>
          </table:table-cell>
          <table:table-cell table:formula="of:=SIN([.B61])" office:value-type="float" office:value="-0.481753674101715">
            <text:p>-0.4817536741</text:p>
          </table:table-cell>
          <table:table-cell table:formula="of:=SIN([.B61]+2*PI()/3)" office:value-type="float" office:value="-0.51802700937313">
            <text:p>-0.5180270094</text:p>
          </table:table-cell>
          <table:table-cell table:formula="of:=SIN([.B61]+4*PI()/3)" office:value-type="float" office:value="0.999780683474845">
            <text:p>0.9997806835</text:p>
          </table:table-cell>
          <table:table-cell table:formula="of:=SIN(3*[.B61])" office:value-type="float" office:value="-0.998026728428271">
            <text:p>-0.9980267284</text:p>
          </table:table-cell>
          <table:table-cell table:formula="of:=[.$J$4]*(SIN([.B61])+[.$J$3]*SIN(3*[.B61]))" office:value-type="float" office:value="-0.648091462173094">
            <text:p>-0.6480914622</text:p>
          </table:table-cell>
          <table:table-cell table:formula="of:=[.$J$4]*(SIN([.B61]+2*PI()/3)+[.$J$3]*SIN(3*[.B61]))" office:value-type="float" office:value="-0.684364797444509">
            <text:p>-0.6843647974</text:p>
          </table:table-cell>
          <table:table-cell table:formula="of:=[.$J$4]*(SIN([.B61]+4*PI()/3)+[.$J$3]*SIN(3*[.B61]))" office:value-type="float" office:value="0.833442895403467">
            <text:p>0.8334428954</text:p>
          </table:table-cell>
          <table:table-cell/>
          <table:table-cell table:formula="of:=[.H61]-[.G61]" office:value-type="float" office:value="-0.0362733352714149">
            <text:p>-0.0362733353</text:p>
          </table:table-cell>
          <table:table-cell table:formula="of:=[.D61]-[.C61]" office:value-type="float" office:value="-0.0362733352714149">
            <text:p>-0.036273335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2*PI()*[.A62]/100" office:value-type="float" office:value="3.70707933123596">
            <text:p>3.7070793312</text:p>
          </table:table-cell>
          <table:table-cell table:formula="of:=SIN([.B62])" office:value-type="float" office:value="-0.535826794978996">
            <text:p>-0.535826795</text:p>
          </table:table-cell>
          <table:table-cell table:formula="of:=SIN([.B62]+2*PI()/3)" office:value-type="float" office:value="-0.463296035119862">
            <text:p>-0.4632960351</text:p>
          </table:table-cell>
          <table:table-cell table:formula="of:=SIN([.B62]+4*PI()/3)" office:value-type="float" office:value="0.999122830098858">
            <text:p>0.9991228301</text:p>
          </table:table-cell>
          <table:table-cell table:formula="of:=SIN(3*[.B62])" office:value-type="float" office:value="-0.992114701314478">
            <text:p>-0.9921147013</text:p>
          </table:table-cell>
          <table:table-cell table:formula="of:=[.$J$4]*(SIN([.B62])+[.$J$3]*SIN(3*[.B62]))" office:value-type="float" office:value="-0.701179245198076">
            <text:p>-0.7011792452</text:p>
          </table:table-cell>
          <table:table-cell table:formula="of:=[.$J$4]*(SIN([.B62]+2*PI()/3)+[.$J$3]*SIN(3*[.B62]))" office:value-type="float" office:value="-0.628648485338942">
            <text:p>-0.6286484853</text:p>
          </table:table-cell>
          <table:table-cell table:formula="of:=[.$J$4]*(SIN([.B62]+4*PI()/3)+[.$J$3]*SIN(3*[.B62]))" office:value-type="float" office:value="0.833770379879779">
            <text:p>0.8337703799</text:p>
          </table:table-cell>
          <table:table-cell/>
          <table:table-cell table:formula="of:=[.H62]-[.G62]" office:value-type="float" office:value="0.0725307598591343">
            <text:p>0.0725307599</text:p>
          </table:table-cell>
          <table:table-cell table:formula="of:=[.D62]-[.C62]" office:value-type="float" office:value="0.0725307598591343">
            <text:p>0.072530759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2*PI()*[.A63]/100" office:value-type="float" office:value="3.76991118430775">
            <text:p>3.7699111843</text:p>
          </table:table-cell>
          <table:table-cell table:formula="of:=SIN([.B63])" office:value-type="float" office:value="-0.587785252292473">
            <text:p>-0.5877852523</text:p>
          </table:table-cell>
          <table:table-cell table:formula="of:=SIN([.B63]+2*PI()/3)" office:value-type="float" office:value="-0.406736643075801">
            <text:p>-0.4067366431</text:p>
          </table:table-cell>
          <table:table-cell table:formula="of:=SIN([.B63]+4*PI()/3)" office:value-type="float" office:value="0.994521895368274">
            <text:p>0.9945218954</text:p>
          </table:table-cell>
          <table:table-cell table:formula="of:=SIN(3*[.B63])" office:value-type="float" office:value="-0.951056516295154">
            <text:p>-0.9510565163</text:p>
          </table:table-cell>
          <table:table-cell table:formula="of:=[.$J$4]*(SIN([.B63])+[.$J$3]*SIN(3*[.B63]))" office:value-type="float" office:value="-0.746294671674998">
            <text:p>-0.7462946717</text:p>
          </table:table-cell>
          <table:table-cell table:formula="of:=[.$J$4]*(SIN([.B63]+2*PI()/3)+[.$J$3]*SIN(3*[.B63]))" office:value-type="float" office:value="-0.565246062458327">
            <text:p>-0.5652460625</text:p>
          </table:table-cell>
          <table:table-cell table:formula="of:=[.$J$4]*(SIN([.B63]+4*PI()/3)+[.$J$3]*SIN(3*[.B63]))" office:value-type="float" office:value="0.836012475985748">
            <text:p>0.836012476</text:p>
          </table:table-cell>
          <table:table-cell/>
          <table:table-cell table:formula="of:=[.H63]-[.G63]" office:value-type="float" office:value="0.181048609216672">
            <text:p>0.1810486092</text:p>
          </table:table-cell>
          <table:table-cell table:formula="of:=[.D63]-[.C63]" office:value-type="float" office:value="0.181048609216672">
            <text:p>0.181048609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2*PI()*[.A64]/100" office:value-type="float" office:value="3.83274303737955">
            <text:p>3.8327430374</text:p>
          </table:table-cell>
          <table:table-cell table:formula="of:=SIN([.B64])" office:value-type="float" office:value="-0.63742398974869">
            <text:p>-0.6374239897</text:p>
          </table:table-cell>
          <table:table-cell table:formula="of:=SIN([.B64]+2*PI()/3)" office:value-type="float" office:value="-0.348572047321815">
            <text:p>-0.3485720473</text:p>
          </table:table-cell>
          <table:table-cell table:formula="of:=SIN([.B64]+4*PI()/3)" office:value-type="float" office:value="0.985996037070505">
            <text:p>0.9859960371</text:p>
          </table:table-cell>
          <table:table-cell table:formula="of:=SIN(3*[.B64])" office:value-type="float" office:value="-0.876306680043864">
            <text:p>-0.87630668</text:p>
          </table:table-cell>
          <table:table-cell table:formula="of:=[.$J$4]*(SIN([.B64])+[.$J$3]*SIN(3*[.B64]))" office:value-type="float" office:value="-0.783475103089334">
            <text:p>-0.7834751031</text:p>
          </table:table-cell>
          <table:table-cell table:formula="of:=[.$J$4]*(SIN([.B64]+2*PI()/3)+[.$J$3]*SIN(3*[.B64]))" office:value-type="float" office:value="-0.494623160662459">
            <text:p>-0.4946231607</text:p>
          </table:table-cell>
          <table:table-cell table:formula="of:=[.$J$4]*(SIN([.B64]+4*PI()/3)+[.$J$3]*SIN(3*[.B64]))" office:value-type="float" office:value="0.839944923729861">
            <text:p>0.8399449237</text:p>
          </table:table-cell>
          <table:table-cell/>
          <table:table-cell table:formula="of:=[.H64]-[.G64]" office:value-type="float" office:value="0.288851942426874">
            <text:p>0.2888519424</text:p>
          </table:table-cell>
          <table:table-cell table:formula="of:=[.D64]-[.C64]" office:value-type="float" office:value="0.288851942426874">
            <text:p>0.288851942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2*PI()*[.A65]/100" office:value-type="float" office:value="3.89557489045134">
            <text:p>3.8955748905</text:p>
          </table:table-cell>
          <table:table-cell table:formula="of:=SIN([.B65])" office:value-type="float" office:value="-0.684547105928688">
            <text:p>-0.6845471059</text:p>
          </table:table-cell>
          <table:table-cell table:formula="of:=SIN([.B65]+2*PI()/3)" office:value-type="float" office:value="-0.289031796944472">
            <text:p>-0.2890317969</text:p>
          </table:table-cell>
          <table:table-cell table:formula="of:=SIN([.B65]+4*PI()/3)" office:value-type="float" office:value="0.97357890287316">
            <text:p>0.9735789029</text:p>
          </table:table-cell>
          <table:table-cell table:formula="of:=SIN(3*[.B65])" office:value-type="float" office:value="-0.77051324277579">
            <text:p>-0.7705132428</text:p>
          </table:table-cell>
          <table:table-cell table:formula="of:=[.$J$4]*(SIN([.B65])+[.$J$3]*SIN(3*[.B65]))" office:value-type="float" office:value="-0.812965979724653">
            <text:p>-0.8129659797</text:p>
          </table:table-cell>
          <table:table-cell table:formula="of:=[.$J$4]*(SIN([.B65]+2*PI()/3)+[.$J$3]*SIN(3*[.B65]))" office:value-type="float" office:value="-0.417450670740437">
            <text:p>-0.4174506707</text:p>
          </table:table-cell>
          <table:table-cell table:formula="of:=[.$J$4]*(SIN([.B65]+4*PI()/3)+[.$J$3]*SIN(3*[.B65]))" office:value-type="float" office:value="0.845160029077195">
            <text:p>0.8451600291</text:p>
          </table:table-cell>
          <table:table-cell/>
          <table:table-cell table:formula="of:=[.H65]-[.G65]" office:value-type="float" office:value="0.395515308984216">
            <text:p>0.395515309</text:p>
          </table:table-cell>
          <table:table-cell table:formula="of:=[.D65]-[.C65]" office:value-type="float" office:value="0.395515308984216">
            <text:p>0.39551530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2*PI()*[.A66]/100" office:value-type="float" office:value="3.95840674352314">
            <text:p>3.9584067435</text:p>
          </table:table-cell>
          <table:table-cell table:formula="of:=SIN([.B66])" office:value-type="float" office:value="-0.728968627421412">
            <text:p>-0.7289686274</text:p>
          </table:table-cell>
          <table:table-cell table:formula="of:=SIN([.B66]+2*PI()/3)" office:value-type="float" office:value="-0.228350870110656">
            <text:p>-0.2283508701</text:p>
          </table:table-cell>
          <table:table-cell table:formula="of:=SIN([.B66]+4*PI()/3)" office:value-type="float" office:value="0.957319497532068">
            <text:p>0.9573194975</text:p>
          </table:table-cell>
          <table:table-cell table:formula="of:=SIN(3*[.B66])" office:value-type="float" office:value="-0.63742398974869">
            <text:p>-0.6374239897</text:p>
          </table:table-cell>
          <table:table-cell table:formula="of:=[.$J$4]*(SIN([.B66])+[.$J$3]*SIN(3*[.B66]))" office:value-type="float" office:value="-0.835205959046193">
            <text:p>-0.835205959</text:p>
          </table:table-cell>
          <table:table-cell table:formula="of:=[.$J$4]*(SIN([.B66]+2*PI()/3)+[.$J$3]*SIN(3*[.B66]))" office:value-type="float" office:value="-0.334588201735437">
            <text:p>-0.3345882017</text:p>
          </table:table-cell>
          <table:table-cell table:formula="of:=[.$J$4]*(SIN([.B66]+4*PI()/3)+[.$J$3]*SIN(3*[.B66]))" office:value-type="float" office:value="0.851082165907286">
            <text:p>0.8510821659</text:p>
          </table:table-cell>
          <table:table-cell/>
          <table:table-cell table:formula="of:=[.H66]-[.G66]" office:value-type="float" office:value="0.500617757310756">
            <text:p>0.5006177573</text:p>
          </table:table-cell>
          <table:table-cell table:formula="of:=[.D66]-[.C66]" office:value-type="float" office:value="0.500617757310756">
            <text:p>0.500617757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2*PI()*[.A67]/100" office:value-type="float" office:value="4.02123859659494">
            <text:p>4.0212385966</text:p>
          </table:table-cell>
          <table:table-cell table:formula="of:=SIN([.B67])" office:value-type="float" office:value="-0.770513242775789">
            <text:p>-0.7705132428</text:p>
          </table:table-cell>
          <table:table-cell table:formula="of:=SIN([.B67]+2*PI()/3)" office:value-type="float" office:value="-0.166768746716103">
            <text:p>-0.1667687467</text:p>
          </table:table-cell>
          <table:table-cell table:formula="of:=SIN([.B67]+4*PI()/3)" office:value-type="float" office:value="0.937281989491891">
            <text:p>0.9372819895</text:p>
          </table:table-cell>
          <table:table-cell table:formula="of:=SIN(3*[.B67])" office:value-type="float" office:value="-0.481753674101715">
            <text:p>-0.4817536741</text:p>
          </table:table-cell>
          <table:table-cell table:formula="of:=[.$J$4]*(SIN([.B67])+[.$J$3]*SIN(3*[.B67]))" office:value-type="float" office:value="-0.850805521792742">
            <text:p>-0.8508055218</text:p>
          </table:table-cell>
          <table:table-cell table:formula="of:=[.$J$4]*(SIN([.B67]+2*PI()/3)+[.$J$3]*SIN(3*[.B67]))" office:value-type="float" office:value="-0.247061025733055">
            <text:p>-0.2470610257</text:p>
          </table:table-cell>
          <table:table-cell table:formula="of:=[.$J$4]*(SIN([.B67]+4*PI()/3)+[.$J$3]*SIN(3*[.B67]))" office:value-type="float" office:value="0.856989710474939">
            <text:p>0.8569897105</text:p>
          </table:table-cell>
          <table:table-cell/>
          <table:table-cell table:formula="of:=[.H67]-[.G67]" office:value-type="float" office:value="0.603744496059687">
            <text:p>0.6037444961</text:p>
          </table:table-cell>
          <table:table-cell table:formula="of:=[.D67]-[.C67]" office:value-type="float" office:value="0.603744496059687">
            <text:p>0.603744496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2*PI()*[.A68]/100" office:value-type="float" office:value="4.08407044966673">
            <text:p>4.0840704497</text:p>
          </table:table-cell>
          <table:table-cell table:formula="of:=SIN([.B68])" office:value-type="float" office:value="-0.809016994374947">
            <text:p>-0.8090169944</text:p>
          </table:table-cell>
          <table:table-cell table:formula="of:=SIN([.B68]+2*PI()/3)" office:value-type="float" office:value="-0.104528463267654">
            <text:p>-0.1045284633</text:p>
          </table:table-cell>
          <table:table-cell table:formula="of:=SIN([.B68]+4*PI()/3)" office:value-type="float" office:value="0.913545457642601">
            <text:p>0.9135454576</text:p>
          </table:table-cell>
          <table:table-cell table:formula="of:=SIN(3*[.B68])" office:value-type="float" office:value="-0.309016994374948">
            <text:p>-0.3090169944</text:p>
          </table:table-cell>
          <table:table-cell table:formula="of:=[.$J$4]*(SIN([.B68])+[.$J$3]*SIN(3*[.B68]))" office:value-type="float" office:value="-0.860519826770772">
            <text:p>-0.8605198268</text:p>
          </table:table-cell>
          <table:table-cell table:formula="of:=[.$J$4]*(SIN([.B68]+2*PI()/3)+[.$J$3]*SIN(3*[.B68]))" office:value-type="float" office:value="-0.156031295663479">
            <text:p>-0.1560312957</text:p>
          </table:table-cell>
          <table:table-cell table:formula="of:=[.$J$4]*(SIN([.B68]+4*PI()/3)+[.$J$3]*SIN(3*[.B68]))" office:value-type="float" office:value="0.862042625246776">
            <text:p>0.8620426252</text:p>
          </table:table-cell>
          <table:table-cell/>
          <table:table-cell table:formula="of:=[.H68]-[.G68]" office:value-type="float" office:value="0.704488531107293">
            <text:p>0.7044885311</text:p>
          </table:table-cell>
          <table:table-cell table:formula="of:=[.D68]-[.C68]" office:value-type="float" office:value="0.704488531107293">
            <text:p>0.70448853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2*PI()*[.A69]/100" office:value-type="float" office:value="4.14690230273853">
            <text:p>4.1469023027</text:p>
          </table:table-cell>
          <table:table-cell table:formula="of:=SIN([.B69])" office:value-type="float" office:value="-0.844327925502015">
            <text:p>-0.8443279255</text:p>
          </table:table-cell>
          <table:table-cell table:formula="of:=SIN([.B69]+2*PI()/3)" office:value-type="float" office:value="-0.0418756537291991">
            <text:p>-0.0418756537</text:p>
          </table:table-cell>
          <table:table-cell table:formula="of:=SIN([.B69]+4*PI()/3)" office:value-type="float" office:value="0.886203579231215">
            <text:p>0.8862035792</text:p>
          </table:table-cell>
          <table:table-cell table:formula="of:=SIN(3*[.B69])" office:value-type="float" office:value="-0.125333233564304">
            <text:p>-0.1253332336</text:p>
          </table:table-cell>
          <table:table-cell table:formula="of:=[.$J$4]*(SIN([.B69])+[.$J$3]*SIN(3*[.B69]))" office:value-type="float" office:value="-0.865216797762733">
            <text:p>-0.8652167978</text:p>
          </table:table-cell>
          <table:table-cell table:formula="of:=[.$J$4]*(SIN([.B69]+2*PI()/3)+[.$J$3]*SIN(3*[.B69]))" office:value-type="float" office:value="-0.0627645259899164">
            <text:p>-0.062764526</text:p>
          </table:table-cell>
          <table:table-cell table:formula="of:=[.$J$4]*(SIN([.B69]+4*PI()/3)+[.$J$3]*SIN(3*[.B69]))" office:value-type="float" office:value="0.865314706970497">
            <text:p>0.865314707</text:p>
          </table:table-cell>
          <table:table-cell/>
          <table:table-cell table:formula="of:=[.H69]-[.G69]" office:value-type="float" office:value="0.802452271772816">
            <text:p>0.8024522718</text:p>
          </table:table-cell>
          <table:table-cell table:formula="of:=[.D69]-[.C69]" office:value-type="float" office:value="0.802452271772816">
            <text:p>0.802452271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2*PI()*[.A70]/100" office:value-type="float" office:value="4.20973415581032">
            <text:p>4.2097341558</text:p>
          </table:table-cell>
          <table:table-cell table:formula="of:=SIN([.B70])" office:value-type="float" office:value="-0.876306680043864">
            <text:p>-0.87630668</text:p>
          </table:table-cell>
          <table:table-cell table:formula="of:=SIN([.B70]+2*PI()/3)" office:value-type="float" office:value="0.0209424198833572">
            <text:p>0.0209424199</text:p>
          </table:table-cell>
          <table:table-cell table:formula="of:=SIN([.B70]+4*PI()/3)" office:value-type="float" office:value="0.855364260160507">
            <text:p>0.8553642602</text:p>
          </table:table-cell>
          <table:table-cell table:formula="of:=SIN(3*[.B70])" office:value-type="float" office:value="0.0627905195293125">
            <text:p>0.0627905195</text:p>
          </table:table-cell>
          <table:table-cell table:formula="of:=[.$J$4]*(SIN([.B70])+[.$J$3]*SIN(3*[.B70]))" office:value-type="float" office:value="-0.865841593455645">
            <text:p>-0.8658415935</text:p>
          </table:table-cell>
          <table:table-cell table:formula="of:=[.$J$4]*(SIN([.B70]+2*PI()/3)+[.$J$3]*SIN(3*[.B70]))" office:value-type="float" office:value="0.0314075064715759">
            <text:p>0.0314075065</text:p>
          </table:table-cell>
          <table:table-cell table:formula="of:=[.$J$4]*(SIN([.B70]+4*PI()/3)+[.$J$3]*SIN(3*[.B70]))" office:value-type="float" office:value="0.865829346748726">
            <text:p>0.8658293467</text:p>
          </table:table-cell>
          <table:table-cell/>
          <table:table-cell table:formula="of:=[.H70]-[.G70]" office:value-type="float" office:value="0.897249099927221">
            <text:p>0.8972490999</text:p>
          </table:table-cell>
          <table:table-cell table:formula="of:=[.D70]-[.C70]" office:value-type="float" office:value="0.897249099927221">
            <text:p>0.89724909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2*PI()*[.A71]/100" office:value-type="float" office:value="4.27256600888212">
            <text:p>4.2725660089</text:p>
          </table:table-cell>
          <table:table-cell table:formula="of:=SIN([.B71])" office:value-type="float" office:value="-0.90482705246602">
            <text:p>-0.9048270525</text:p>
          </table:table-cell>
          <table:table-cell table:formula="of:=SIN([.B71]+2*PI()/3)" office:value-type="float" office:value="0.0836778433323154">
            <text:p>0.0836778433</text:p>
          </table:table-cell>
          <table:table-cell table:formula="of:=SIN([.B71]+4*PI()/3)" office:value-type="float" office:value="0.821149209133704">
            <text:p>0.8211492091</text:p>
          </table:table-cell>
          <table:table-cell table:formula="of:=SIN(3*[.B71])" office:value-type="float" office:value="0.248689887164856">
            <text:p>0.2486898872</text:p>
          </table:table-cell>
          <table:table-cell table:formula="of:=[.$J$4]*(SIN([.B71])+[.$J$3]*SIN(3*[.B71]))" office:value-type="float" office:value="-0.863378737938544">
            <text:p>-0.8633787379</text:p>
          </table:table-cell>
          <table:table-cell table:formula="of:=[.$J$4]*(SIN([.B71]+2*PI()/3)+[.$J$3]*SIN(3*[.B71]))" office:value-type="float" office:value="0.125126157859791">
            <text:p>0.1251261579</text:p>
          </table:table-cell>
          <table:table-cell table:formula="of:=[.$J$4]*(SIN([.B71]+4*PI()/3)+[.$J$3]*SIN(3*[.B71]))" office:value-type="float" office:value="0.862597523661181">
            <text:p>0.8625975237</text:p>
          </table:table-cell>
          <table:table-cell/>
          <table:table-cell table:formula="of:=[.H71]-[.G71]" office:value-type="float" office:value="0.988504895798335">
            <text:p>0.9885048958</text:p>
          </table:table-cell>
          <table:table-cell table:formula="of:=[.D71]-[.C71]" office:value-type="float" office:value="0.988504895798335">
            <text:p>0.988504895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2*PI()*[.A72]/100" office:value-type="float" office:value="4.33539786195392">
            <text:p>4.335397862</text:p>
          </table:table-cell>
          <table:table-cell table:formula="of:=SIN([.B72])" office:value-type="float" office:value="-0.929776485888251">
            <text:p>-0.9297764859</text:p>
          </table:table-cell>
          <table:table-cell table:formula="of:=SIN([.B72]+2*PI()/3)" office:value-type="float" office:value="0.146083028562411">
            <text:p>0.1460830286</text:p>
          </table:table-cell>
          <table:table-cell table:formula="of:=SIN([.B72]+4*PI()/3)" office:value-type="float" office:value="0.78369345732584">
            <text:p>0.7836934573</text:p>
          </table:table-cell>
          <table:table-cell table:formula="of:=SIN(3*[.B72])" office:value-type="float" office:value="0.425779291565073">
            <text:p>0.4257792916</text:p>
          </table:table-cell>
          <table:table-cell table:formula="of:=[.$J$4]*(SIN([.B72])+[.$J$3]*SIN(3*[.B72]))" office:value-type="float" office:value="-0.858813270627406">
            <text:p>-0.8588132706</text:p>
          </table:table-cell>
          <table:table-cell table:formula="of:=[.$J$4]*(SIN([.B72]+2*PI()/3)+[.$J$3]*SIN(3*[.B72]))" office:value-type="float" office:value="0.217046243823257">
            <text:p>0.2170462438</text:p>
          </table:table-cell>
          <table:table-cell table:formula="of:=[.$J$4]*(SIN([.B72]+4*PI()/3)+[.$J$3]*SIN(3*[.B72]))" office:value-type="float" office:value="0.854656672586686">
            <text:p>0.8546566726</text:p>
          </table:table-cell>
          <table:table-cell/>
          <table:table-cell table:formula="of:=[.H72]-[.G72]" office:value-type="float" office:value="1.07585951445066">
            <text:p>1.0758595145</text:p>
          </table:table-cell>
          <table:table-cell table:formula="of:=[.D72]-[.C72]" office:value-type="float" office:value="1.07585951445066">
            <text:p>1.075859514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2*PI()*[.A73]/100" office:value-type="float" office:value="4.39822971502571">
            <text:p>4.398229715</text:p>
          </table:table-cell>
          <table:table-cell table:formula="of:=SIN([.B73])" office:value-type="float" office:value="-0.951056516295153">
            <text:p>-0.9510565163</text:p>
          </table:table-cell>
          <table:table-cell table:formula="of:=SIN([.B73]+2*PI()/3)" office:value-type="float" office:value="0.207911690817758">
            <text:p>0.2079116908</text:p>
          </table:table-cell>
          <table:table-cell table:formula="of:=SIN([.B73]+4*PI()/3)" office:value-type="float" office:value="0.743144825477395">
            <text:p>0.7431448255</text:p>
          </table:table-cell>
          <table:table-cell table:formula="of:=SIN(3*[.B73])" office:value-type="float" office:value="0.587785252292473">
            <text:p>0.5877852523</text:p>
          </table:table-cell>
          <table:table-cell table:formula="of:=[.$J$4]*(SIN([.B73])+[.$J$3]*SIN(3*[.B73]))" office:value-type="float" office:value="-0.853092307579741">
            <text:p>-0.8530923076</text:p>
          </table:table-cell>
          <table:table-cell table:formula="of:=[.$J$4]*(SIN([.B73]+2*PI()/3)+[.$J$3]*SIN(3*[.B73]))" office:value-type="float" office:value="0.305875899533171">
            <text:p>0.3058758995</text:p>
          </table:table-cell>
          <table:table-cell table:formula="of:=[.$J$4]*(SIN([.B73]+4*PI()/3)+[.$J$3]*SIN(3*[.B73]))" office:value-type="float" office:value="0.841109034192807">
            <text:p>0.8411090342</text:p>
          </table:table-cell>
          <table:table-cell/>
          <table:table-cell table:formula="of:=[.H73]-[.G73]" office:value-type="float" office:value="1.15896820711291">
            <text:p>1.1589682071</text:p>
          </table:table-cell>
          <table:table-cell table:formula="of:=[.D73]-[.C73]" office:value-type="float" office:value="1.15896820711291">
            <text:p>1.158968207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2*PI()*[.A74]/100" office:value-type="float" office:value="4.46106156809751">
            <text:p>4.4610615681</text:p>
          </table:table-cell>
          <table:table-cell table:formula="of:=SIN([.B74])" office:value-type="float" office:value="-0.968583161128631">
            <text:p>-0.9685831611</text:p>
          </table:table-cell>
          <table:table-cell table:formula="of:=SIN([.B74]+2*PI()/3)" office:value-type="float" office:value="0.268919820615266">
            <text:p>0.2689198206</text:p>
          </table:table-cell>
          <table:table-cell table:formula="of:=SIN([.B74]+4*PI()/3)" office:value-type="float" office:value="0.699663340513366">
            <text:p>0.6996633405</text:p>
          </table:table-cell>
          <table:table-cell table:formula="of:=SIN(3*[.B74])" office:value-type="float" office:value="0.728968627421413">
            <text:p>0.7289686274</text:p>
          </table:table-cell>
          <table:table-cell table:formula="of:=[.$J$4]*(SIN([.B74])+[.$J$3]*SIN(3*[.B74]))" office:value-type="float" office:value="-0.847088389891729">
            <text:p>-0.8470883899</text:p>
          </table:table-cell>
          <table:table-cell table:formula="of:=[.$J$4]*(SIN([.B74]+2*PI()/3)+[.$J$3]*SIN(3*[.B74]))" office:value-type="float" office:value="0.390414591852168">
            <text:p>0.3904145919</text:p>
          </table:table-cell>
          <table:table-cell table:formula="of:=[.$J$4]*(SIN([.B74]+4*PI()/3)+[.$J$3]*SIN(3*[.B74]))" office:value-type="float" office:value="0.821158111750268">
            <text:p>0.8211581118</text:p>
          </table:table-cell>
          <table:table-cell/>
          <table:table-cell table:formula="of:=[.H74]-[.G74]" office:value-type="float" office:value="1.2375029817439">
            <text:p>1.2375029817</text:p>
          </table:table-cell>
          <table:table-cell table:formula="of:=[.D74]-[.C74]" office:value-type="float" office:value="1.2375029817439">
            <text:p>1.237502981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2*PI()*[.A75]/100" office:value-type="float" office:value="4.5238934211693">
            <text:p>4.5238934212</text:p>
          </table:table-cell>
          <table:table-cell table:formula="of:=SIN([.B75])" office:value-type="float" office:value="-0.982287250728689">
            <text:p>-0.9822872507</text:p>
          </table:table-cell>
          <table:table-cell table:formula="of:=SIN([.B75]+2*PI()/3)" office:value-type="float" office:value="0.328866646738583">
            <text:p>0.3288666467</text:p>
          </table:table-cell>
          <table:table-cell table:formula="of:=SIN([.B75]+4*PI()/3)" office:value-type="float" office:value="0.653420603990106">
            <text:p>0.653420604</text:p>
          </table:table-cell>
          <table:table-cell table:formula="of:=SIN(3*[.B75])" office:value-type="float" office:value="0.844327925502016">
            <text:p>0.8443279255</text:p>
          </table:table-cell>
          <table:table-cell table:formula="of:=[.$J$4]*(SIN([.B75])+[.$J$3]*SIN(3*[.B75]))" office:value-type="float" office:value="-0.841565929811686">
            <text:p>-0.8415659298</text:p>
          </table:table-cell>
          <table:table-cell table:formula="of:=[.$J$4]*(SIN([.B75]+2*PI()/3)+[.$J$3]*SIN(3*[.B75]))" office:value-type="float" office:value="0.469587967655586">
            <text:p>0.4695879677</text:p>
          </table:table-cell>
          <table:table-cell table:formula="of:=[.$J$4]*(SIN([.B75]+4*PI()/3)+[.$J$3]*SIN(3*[.B75]))" office:value-type="float" office:value="0.794141924907108">
            <text:p>0.7941419249</text:p>
          </table:table-cell>
          <table:table-cell/>
          <table:table-cell table:formula="of:=[.H75]-[.G75]" office:value-type="float" office:value="1.31115389746727">
            <text:p>1.3111538975</text:p>
          </table:table-cell>
          <table:table-cell table:formula="of:=[.D75]-[.C75]" office:value-type="float" office:value="1.31115389746727">
            <text:p>1.31115389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2*PI()*[.A76]/100" office:value-type="float" office:value="4.5867252742411">
            <text:p>4.5867252742</text:p>
          </table:table-cell>
          <table:table-cell table:formula="of:=SIN([.B76])" office:value-type="float" office:value="-0.992114701314478">
            <text:p>-0.9921147013</text:p>
          </table:table-cell>
          <table:table-cell table:formula="of:=SIN([.B76]+2*PI()/3)" office:value-type="float" office:value="0.387515586452103">
            <text:p>0.3875155865</text:p>
          </table:table-cell>
          <table:table-cell table:formula="of:=SIN([.B76]+4*PI()/3)" office:value-type="float" office:value="0.604599114862376">
            <text:p>0.6045991149</text:p>
          </table:table-cell>
          <table:table-cell table:formula="of:=SIN(3*[.B76])" office:value-type="float" office:value="0.929776485888251">
            <text:p>0.9297764859</text:p>
          </table:table-cell>
          <table:table-cell table:formula="of:=[.$J$4]*(SIN([.B76])+[.$J$3]*SIN(3*[.B76]))" office:value-type="float" office:value="-0.837151953666436">
            <text:p>-0.8371519537</text:p>
          </table:table-cell>
          <table:table-cell table:formula="of:=[.$J$4]*(SIN([.B76]+2*PI()/3)+[.$J$3]*SIN(3*[.B76]))" office:value-type="float" office:value="0.542478334100145">
            <text:p>0.5424783341</text:p>
          </table:table-cell>
          <table:table-cell table:formula="of:=[.$J$4]*(SIN([.B76]+4*PI()/3)+[.$J$3]*SIN(3*[.B76]))" office:value-type="float" office:value="0.759561862510417">
            <text:p>0.7595618625</text:p>
          </table:table-cell>
          <table:table-cell/>
          <table:table-cell table:formula="of:=[.H76]-[.G76]" office:value-type="float" office:value="1.37963028776658">
            <text:p>1.3796302878</text:p>
          </table:table-cell>
          <table:table-cell table:formula="of:=[.D76]-[.C76]" office:value-type="float" office:value="1.37963028776658">
            <text:p>1.379630287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2*PI()*[.A77]/100" office:value-type="float" office:value="4.64955712731289">
            <text:p>4.6495571273</text:p>
          </table:table-cell>
          <table:table-cell table:formula="of:=SIN([.B77])" office:value-type="float" office:value="-0.998026728428271">
            <text:p>-0.9980267284</text:p>
          </table:table-cell>
          <table:table-cell table:formula="of:=SIN([.B77]+2*PI()/3)" office:value-type="float" office:value="0.444635179184927">
            <text:p>0.4446351792</text:p>
          </table:table-cell>
          <table:table-cell table:formula="of:=SIN([.B77]+4*PI()/3)" office:value-type="float" office:value="0.553391549243344">
            <text:p>0.5533915492</text:p>
          </table:table-cell>
          <table:table-cell table:formula="of:=SIN(3*[.B77])" office:value-type="float" office:value="0.982287250728689">
            <text:p>0.9822872507</text:p>
          </table:table-cell>
          <table:table-cell table:formula="of:=[.$J$4]*(SIN([.B77])+[.$J$3]*SIN(3*[.B77]))" office:value-type="float" office:value="-0.834312186640157">
            <text:p>-0.8343121866</text:p>
          </table:table-cell>
          <table:table-cell table:formula="of:=[.$J$4]*(SIN([.B77]+2*PI()/3)+[.$J$3]*SIN(3*[.B77]))" office:value-type="float" office:value="0.608349720973042">
            <text:p>0.608349721</text:p>
          </table:table-cell>
          <table:table-cell table:formula="of:=[.$J$4]*(SIN([.B77]+4*PI()/3)+[.$J$3]*SIN(3*[.B77]))" office:value-type="float" office:value="0.717106091031458">
            <text:p>0.717106091</text:p>
          </table:table-cell>
          <table:table-cell/>
          <table:table-cell table:formula="of:=[.H77]-[.G77]" office:value-type="float" office:value="1.4426619076132">
            <text:p>1.4426619076</text:p>
          </table:table-cell>
          <table:table-cell table:formula="of:=[.D77]-[.C77]" office:value-type="float" office:value="1.4426619076132">
            <text:p>1.442661907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2*PI()*[.A78]/100" office:value-type="float" office:value="4.71238898038469">
            <text:p>4.7123889804</text:p>
          </table:table-cell>
          <table:table-cell table:formula="of:=SIN([.B78])" office:value-type="float" office:value="-1">
            <text:p>-1</text:p>
          </table:table-cell>
          <table:table-cell table:formula="of:=SIN([.B78]+2*PI()/3)" office:value-type="float" office:value="0.499999999999999">
            <text:p>0.5</text:p>
          </table:table-cell>
          <table:table-cell table:formula="of:=SIN([.B78]+4*PI()/3)" office:value-type="float" office:value="0.5">
            <text:p>0.5</text:p>
          </table:table-cell>
          <table:table-cell table:formula="of:=SIN(3*[.B78])" office:value-type="float" office:value="1">
            <text:p>1</text:p>
          </table:table-cell>
          <table:table-cell table:formula="of:=[.$J$4]*(SIN([.B78])+[.$J$3]*SIN(3*[.B78]))" office:value-type="float" office:value="-0.833333333333333">
            <text:p>-0.8333333333</text:p>
          </table:table-cell>
          <table:table-cell table:formula="of:=[.$J$4]*(SIN([.B78]+2*PI()/3)+[.$J$3]*SIN(3*[.B78]))" office:value-type="float" office:value="0.666666666666666">
            <text:p>0.6666666667</text:p>
          </table:table-cell>
          <table:table-cell table:formula="of:=[.$J$4]*(SIN([.B78]+4*PI()/3)+[.$J$3]*SIN(3*[.B78]))" office:value-type="float" office:value="0.666666666666666">
            <text:p>0.6666666667</text:p>
          </table:table-cell>
          <table:table-cell/>
          <table:table-cell table:formula="of:=[.H78]-[.G78]" office:value-type="float" office:value="1.5">
            <text:p>1.5</text:p>
          </table:table-cell>
          <table:table-cell table:formula="of:=[.D78]-[.C78]" office:value-type="float" office:value="1.5">
            <text:p>1.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2*PI()*[.A79]/100" office:value-type="float" office:value="4.77522083345649">
            <text:p>4.7752208335</text:p>
          </table:table-cell>
          <table:table-cell table:formula="of:=SIN([.B79])" office:value-type="float" office:value="-0.998026728428271">
            <text:p>-0.9980267284</text:p>
          </table:table-cell>
          <table:table-cell table:formula="of:=SIN([.B79]+2*PI()/3)" office:value-type="float" office:value="0.553391549243343">
            <text:p>0.5533915492</text:p>
          </table:table-cell>
          <table:table-cell table:formula="of:=SIN([.B79]+4*PI()/3)" office:value-type="float" office:value="0.444635179184928">
            <text:p>0.4446351792</text:p>
          </table:table-cell>
          <table:table-cell table:formula="of:=SIN(3*[.B79])" office:value-type="float" office:value="0.982287250728689">
            <text:p>0.9822872507</text:p>
          </table:table-cell>
          <table:table-cell table:formula="of:=[.$J$4]*(SIN([.B79])+[.$J$3]*SIN(3*[.B79]))" office:value-type="float" office:value="-0.834312186640157">
            <text:p>-0.8343121866</text:p>
          </table:table-cell>
          <table:table-cell table:formula="of:=[.$J$4]*(SIN([.B79]+2*PI()/3)+[.$J$3]*SIN(3*[.B79]))" office:value-type="float" office:value="0.717106091031458">
            <text:p>0.717106091</text:p>
          </table:table-cell>
          <table:table-cell table:formula="of:=[.$J$4]*(SIN([.B79]+4*PI()/3)+[.$J$3]*SIN(3*[.B79]))" office:value-type="float" office:value="0.608349720973042">
            <text:p>0.608349721</text:p>
          </table:table-cell>
          <table:table-cell/>
          <table:table-cell table:formula="of:=[.H79]-[.G79]" office:value-type="float" office:value="1.55141827767161">
            <text:p>1.5514182777</text:p>
          </table:table-cell>
          <table:table-cell table:formula="of:=[.D79]-[.C79]" office:value-type="float" office:value="1.55141827767161">
            <text:p>1.551418277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2*PI()*[.A80]/100" office:value-type="float" office:value="4.83805268652828">
            <text:p>4.8380526865</text:p>
          </table:table-cell>
          <table:table-cell table:formula="of:=SIN([.B80])" office:value-type="float" office:value="-0.992114701314478">
            <text:p>-0.9921147013</text:p>
          </table:table-cell>
          <table:table-cell table:formula="of:=SIN([.B80]+2*PI()/3)" office:value-type="float" office:value="0.604599114862375">
            <text:p>0.6045991149</text:p>
          </table:table-cell>
          <table:table-cell table:formula="of:=SIN([.B80]+4*PI()/3)" office:value-type="float" office:value="0.387515586452103">
            <text:p>0.3875155865</text:p>
          </table:table-cell>
          <table:table-cell table:formula="of:=SIN(3*[.B80])" office:value-type="float" office:value="0.929776485888252">
            <text:p>0.9297764859</text:p>
          </table:table-cell>
          <table:table-cell table:formula="of:=[.$J$4]*(SIN([.B80])+[.$J$3]*SIN(3*[.B80]))" office:value-type="float" office:value="-0.837151953666436">
            <text:p>-0.8371519537</text:p>
          </table:table-cell>
          <table:table-cell table:formula="of:=[.$J$4]*(SIN([.B80]+2*PI()/3)+[.$J$3]*SIN(3*[.B80]))" office:value-type="float" office:value="0.759561862510417">
            <text:p>0.7595618625</text:p>
          </table:table-cell>
          <table:table-cell table:formula="of:=[.$J$4]*(SIN([.B80]+4*PI()/3)+[.$J$3]*SIN(3*[.B80]))" office:value-type="float" office:value="0.542478334100145">
            <text:p>0.5424783341</text:p>
          </table:table-cell>
          <table:table-cell/>
          <table:table-cell table:formula="of:=[.H80]-[.G80]" office:value-type="float" office:value="1.59671381617685">
            <text:p>1.5967138162</text:p>
          </table:table-cell>
          <table:table-cell table:formula="of:=[.D80]-[.C80]" office:value-type="float" office:value="1.59671381617685">
            <text:p>1.596713816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2*PI()*[.A81]/100" office:value-type="float" office:value="4.90088453960008">
            <text:p>4.9008845396</text:p>
          </table:table-cell>
          <table:table-cell table:formula="of:=SIN([.B81])" office:value-type="float" office:value="-0.982287250728689">
            <text:p>-0.9822872507</text:p>
          </table:table-cell>
          <table:table-cell table:formula="of:=SIN([.B81]+2*PI()/3)" office:value-type="float" office:value="0.653420603990105">
            <text:p>0.653420604</text:p>
          </table:table-cell>
          <table:table-cell table:formula="of:=SIN([.B81]+4*PI()/3)" office:value-type="float" office:value="0.328866646738584">
            <text:p>0.3288666467</text:p>
          </table:table-cell>
          <table:table-cell table:formula="of:=SIN(3*[.B81])" office:value-type="float" office:value="0.844327925502016">
            <text:p>0.8443279255</text:p>
          </table:table-cell>
          <table:table-cell table:formula="of:=[.$J$4]*(SIN([.B81])+[.$J$3]*SIN(3*[.B81]))" office:value-type="float" office:value="-0.841565929811686">
            <text:p>-0.8415659298</text:p>
          </table:table-cell>
          <table:table-cell table:formula="of:=[.$J$4]*(SIN([.B81]+2*PI()/3)+[.$J$3]*SIN(3*[.B81]))" office:value-type="float" office:value="0.794141924907108">
            <text:p>0.7941419249</text:p>
          </table:table-cell>
          <table:table-cell table:formula="of:=[.$J$4]*(SIN([.B81]+4*PI()/3)+[.$J$3]*SIN(3*[.B81]))" office:value-type="float" office:value="0.469587967655587">
            <text:p>0.4695879677</text:p>
          </table:table-cell>
          <table:table-cell/>
          <table:table-cell table:formula="of:=[.H81]-[.G81]" office:value-type="float" office:value="1.63570785471879">
            <text:p>1.6357078547</text:p>
          </table:table-cell>
          <table:table-cell table:formula="of:=[.D81]-[.C81]" office:value-type="float" office:value="1.63570785471879">
            <text:p>1.635707854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2*PI()*[.A82]/100" office:value-type="float" office:value="4.96371639267187">
            <text:p>4.9637163927</text:p>
          </table:table-cell>
          <table:table-cell table:formula="of:=SIN([.B82])" office:value-type="float" office:value="-0.968583161128631">
            <text:p>-0.9685831611</text:p>
          </table:table-cell>
          <table:table-cell table:formula="of:=SIN([.B82]+2*PI()/3)" office:value-type="float" office:value="0.699663340513365">
            <text:p>0.6996633405</text:p>
          </table:table-cell>
          <table:table-cell table:formula="of:=SIN([.B82]+4*PI()/3)" office:value-type="float" office:value="0.268919820615267">
            <text:p>0.2689198206</text:p>
          </table:table-cell>
          <table:table-cell table:formula="of:=SIN(3*[.B82])" office:value-type="float" office:value="0.728968627421411">
            <text:p>0.7289686274</text:p>
          </table:table-cell>
          <table:table-cell table:formula="of:=[.$J$4]*(SIN([.B82])+[.$J$3]*SIN(3*[.B82]))" office:value-type="float" office:value="-0.847088389891729">
            <text:p>-0.8470883899</text:p>
          </table:table-cell>
          <table:table-cell table:formula="of:=[.$J$4]*(SIN([.B82]+2*PI()/3)+[.$J$3]*SIN(3*[.B82]))" office:value-type="float" office:value="0.821158111750267">
            <text:p>0.8211581118</text:p>
          </table:table-cell>
          <table:table-cell table:formula="of:=[.$J$4]*(SIN([.B82]+4*PI()/3)+[.$J$3]*SIN(3*[.B82]))" office:value-type="float" office:value="0.390414591852169">
            <text:p>0.3904145919</text:p>
          </table:table-cell>
          <table:table-cell/>
          <table:table-cell table:formula="of:=[.H82]-[.G82]" office:value-type="float" office:value="1.668246501642">
            <text:p>1.6682465016</text:p>
          </table:table-cell>
          <table:table-cell table:formula="of:=[.D82]-[.C82]" office:value-type="float" office:value="1.668246501642">
            <text:p>1.668246501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2*PI()*[.A83]/100" office:value-type="float" office:value="5.02654824574367">
            <text:p>5.0265482457</text:p>
          </table:table-cell>
          <table:table-cell table:formula="of:=SIN([.B83])" office:value-type="float" office:value="-0.951056516295154">
            <text:p>-0.9510565163</text:p>
          </table:table-cell>
          <table:table-cell table:formula="of:=SIN([.B83]+2*PI()/3)" office:value-type="float" office:value="0.743144825477394">
            <text:p>0.7431448255</text:p>
          </table:table-cell>
          <table:table-cell table:formula="of:=SIN([.B83]+4*PI()/3)" office:value-type="float" office:value="0.207911690817761">
            <text:p>0.2079116908</text:p>
          </table:table-cell>
          <table:table-cell table:formula="of:=SIN(3*[.B83])" office:value-type="float" office:value="0.587785252292474">
            <text:p>0.5877852523</text:p>
          </table:table-cell>
          <table:table-cell table:formula="of:=[.$J$4]*(SIN([.B83])+[.$J$3]*SIN(3*[.B83]))" office:value-type="float" office:value="-0.853092307579741">
            <text:p>-0.8530923076</text:p>
          </table:table-cell>
          <table:table-cell table:formula="of:=[.$J$4]*(SIN([.B83]+2*PI()/3)+[.$J$3]*SIN(3*[.B83]))" office:value-type="float" office:value="0.841109034192806">
            <text:p>0.8411090342</text:p>
          </table:table-cell>
          <table:table-cell table:formula="of:=[.$J$4]*(SIN([.B83]+4*PI()/3)+[.$J$3]*SIN(3*[.B83]))" office:value-type="float" office:value="0.305875899533173">
            <text:p>0.3058758995</text:p>
          </table:table-cell>
          <table:table-cell/>
          <table:table-cell table:formula="of:=[.H83]-[.G83]" office:value-type="float" office:value="1.69420134177255">
            <text:p>1.6942013418</text:p>
          </table:table-cell>
          <table:table-cell table:formula="of:=[.D83]-[.C83]" office:value-type="float" office:value="1.69420134177255">
            <text:p>1.694201341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2*PI()*[.A84]/100" office:value-type="float" office:value="5.08938009881546">
            <text:p>5.0893800988</text:p>
          </table:table-cell>
          <table:table-cell table:formula="of:=SIN([.B84])" office:value-type="float" office:value="-0.929776485888251">
            <text:p>-0.9297764859</text:p>
          </table:table-cell>
          <table:table-cell table:formula="of:=SIN([.B84]+2*PI()/3)" office:value-type="float" office:value="0.783693457325839">
            <text:p>0.7836934573</text:p>
          </table:table-cell>
          <table:table-cell table:formula="of:=SIN([.B84]+4*PI()/3)" office:value-type="float" office:value="0.146083028562414">
            <text:p>0.1460830286</text:p>
          </table:table-cell>
          <table:table-cell table:formula="of:=SIN(3*[.B84])" office:value-type="float" office:value="0.425779291565074">
            <text:p>0.4257792916</text:p>
          </table:table-cell>
          <table:table-cell table:formula="of:=[.$J$4]*(SIN([.B84])+[.$J$3]*SIN(3*[.B84]))" office:value-type="float" office:value="-0.858813270627406">
            <text:p>-0.8588132706</text:p>
          </table:table-cell>
          <table:table-cell table:formula="of:=[.$J$4]*(SIN([.B84]+2*PI()/3)+[.$J$3]*SIN(3*[.B84]))" office:value-type="float" office:value="0.854656672586685">
            <text:p>0.8546566726</text:p>
          </table:table-cell>
          <table:table-cell table:formula="of:=[.$J$4]*(SIN([.B84]+4*PI()/3)+[.$J$3]*SIN(3*[.B84]))" office:value-type="float" office:value="0.217046243823259">
            <text:p>0.2170462438</text:p>
          </table:table-cell>
          <table:table-cell/>
          <table:table-cell table:formula="of:=[.H84]-[.G84]" office:value-type="float" office:value="1.71346994321409">
            <text:p>1.7134699432</text:p>
          </table:table-cell>
          <table:table-cell table:formula="of:=[.D84]-[.C84]" office:value-type="float" office:value="1.71346994321409">
            <text:p>1.713469943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2*PI()*[.A85]/100" office:value-type="float" office:value="5.15221195188726">
            <text:p>5.1522119519</text:p>
          </table:table-cell>
          <table:table-cell table:formula="of:=SIN([.B85])" office:value-type="float" office:value="-0.90482705246602">
            <text:p>-0.9048270525</text:p>
          </table:table-cell>
          <table:table-cell table:formula="of:=SIN([.B85]+2*PI()/3)" office:value-type="float" office:value="0.821149209133703">
            <text:p>0.8211492091</text:p>
          </table:table-cell>
          <table:table-cell table:formula="of:=SIN([.B85]+4*PI()/3)" office:value-type="float" office:value="0.0836778433323178">
            <text:p>0.0836778433</text:p>
          </table:table-cell>
          <table:table-cell table:formula="of:=SIN(3*[.B85])" office:value-type="float" office:value="0.248689887164857">
            <text:p>0.2486898872</text:p>
          </table:table-cell>
          <table:table-cell table:formula="of:=[.$J$4]*(SIN([.B85])+[.$J$3]*SIN(3*[.B85]))" office:value-type="float" office:value="-0.863378737938544">
            <text:p>-0.8633787379</text:p>
          </table:table-cell>
          <table:table-cell table:formula="of:=[.$J$4]*(SIN([.B85]+2*PI()/3)+[.$J$3]*SIN(3*[.B85]))" office:value-type="float" office:value="0.862597523661179">
            <text:p>0.8625975237</text:p>
          </table:table-cell>
          <table:table-cell table:formula="of:=[.$J$4]*(SIN([.B85]+4*PI()/3)+[.$J$3]*SIN(3*[.B85]))" office:value-type="float" office:value="0.125126157859794">
            <text:p>0.1251261579</text:p>
          </table:table-cell>
          <table:table-cell/>
          <table:table-cell table:formula="of:=[.H85]-[.G85]" office:value-type="float" office:value="1.72597626159972">
            <text:p>1.7259762616</text:p>
          </table:table-cell>
          <table:table-cell table:formula="of:=[.D85]-[.C85]" office:value-type="float" office:value="1.72597626159972">
            <text:p>1.725976261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2*PI()*[.A86]/100" office:value-type="float" office:value="5.21504380495906">
            <text:p>5.215043805</text:p>
          </table:table-cell>
          <table:table-cell table:formula="of:=SIN([.B86])" office:value-type="float" office:value="-0.876306680043863">
            <text:p>-0.87630668</text:p>
          </table:table-cell>
          <table:table-cell table:formula="of:=SIN([.B86]+2*PI()/3)" office:value-type="float" office:value="0.855364260160507">
            <text:p>0.8553642602</text:p>
          </table:table-cell>
          <table:table-cell table:formula="of:=SIN([.B86]+4*PI()/3)" office:value-type="float" office:value="0.020942419883356">
            <text:p>0.0209424199</text:p>
          </table:table-cell>
          <table:table-cell table:formula="of:=SIN(3*[.B86])" office:value-type="float" office:value="0.0627905195293119">
            <text:p>0.0627905195</text:p>
          </table:table-cell>
          <table:table-cell table:formula="of:=[.$J$4]*(SIN([.B86])+[.$J$3]*SIN(3*[.B86]))" office:value-type="float" office:value="-0.865841593455645">
            <text:p>-0.8658415935</text:p>
          </table:table-cell>
          <table:table-cell table:formula="of:=[.$J$4]*(SIN([.B86]+2*PI()/3)+[.$J$3]*SIN(3*[.B86]))" office:value-type="float" office:value="0.865829346748725">
            <text:p>0.8658293467</text:p>
          </table:table-cell>
          <table:table-cell table:formula="of:=[.$J$4]*(SIN([.B86]+4*PI()/3)+[.$J$3]*SIN(3*[.B86]))" office:value-type="float" office:value="0.0314075064715747">
            <text:p>0.0314075065</text:p>
          </table:table-cell>
          <table:table-cell/>
          <table:table-cell table:formula="of:=[.H86]-[.G86]" office:value-type="float" office:value="1.73167094020437">
            <text:p>1.7316709402</text:p>
          </table:table-cell>
          <table:table-cell table:formula="of:=[.D86]-[.C86]" office:value-type="float" office:value="1.73167094020437">
            <text:p>1.731670940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2*PI()*[.A87]/100" office:value-type="float" office:value="5.27787565803085">
            <text:p>5.277875658</text:p>
          </table:table-cell>
          <table:table-cell table:formula="of:=SIN([.B87])" office:value-type="float" office:value="-0.844327925502015">
            <text:p>-0.8443279255</text:p>
          </table:table-cell>
          <table:table-cell table:formula="of:=SIN([.B87]+2*PI()/3)" office:value-type="float" office:value="0.886203579231215">
            <text:p>0.8862035792</text:p>
          </table:table-cell>
          <table:table-cell table:formula="of:=SIN([.B87]+4*PI()/3)" office:value-type="float" office:value="-0.0418756537292002">
            <text:p>-0.0418756537</text:p>
          </table:table-cell>
          <table:table-cell table:formula="of:=SIN(3*[.B87])" office:value-type="float" office:value="-0.125333233564305">
            <text:p>-0.1253332336</text:p>
          </table:table-cell>
          <table:table-cell table:formula="of:=[.$J$4]*(SIN([.B87])+[.$J$3]*SIN(3*[.B87]))" office:value-type="float" office:value="-0.865216797762732">
            <text:p>-0.8652167978</text:p>
          </table:table-cell>
          <table:table-cell table:formula="of:=[.$J$4]*(SIN([.B87]+2*PI()/3)+[.$J$3]*SIN(3*[.B87]))" office:value-type="float" office:value="0.865314706970497">
            <text:p>0.865314707</text:p>
          </table:table-cell>
          <table:table-cell table:formula="of:=[.$J$4]*(SIN([.B87]+4*PI()/3)+[.$J$3]*SIN(3*[.B87]))" office:value-type="float" office:value="-0.0627645259899177">
            <text:p>-0.062764526</text:p>
          </table:table-cell>
          <table:table-cell/>
          <table:table-cell table:formula="of:=[.H87]-[.G87]" office:value-type="float" office:value="1.73053150473323">
            <text:p>1.7305315047</text:p>
          </table:table-cell>
          <table:table-cell table:formula="of:=[.D87]-[.C87]" office:value-type="float" office:value="1.73053150473323">
            <text:p>1.730531504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2*PI()*[.A88]/100" office:value-type="float" office:value="5.34070751110265">
            <text:p>5.3407075111</text:p>
          </table:table-cell>
          <table:table-cell table:formula="of:=SIN([.B88])" office:value-type="float" office:value="-0.809016994374947">
            <text:p>-0.8090169944</text:p>
          </table:table-cell>
          <table:table-cell table:formula="of:=SIN([.B88]+2*PI()/3)" office:value-type="float" office:value="0.913545457642601">
            <text:p>0.9135454576</text:p>
          </table:table-cell>
          <table:table-cell table:formula="of:=SIN([.B88]+4*PI()/3)" office:value-type="float" office:value="-0.104528463267654">
            <text:p>-0.1045284633</text:p>
          </table:table-cell>
          <table:table-cell table:formula="of:=SIN(3*[.B88])" office:value-type="float" office:value="-0.309016994374945">
            <text:p>-0.3090169944</text:p>
          </table:table-cell>
          <table:table-cell table:formula="of:=[.$J$4]*(SIN([.B88])+[.$J$3]*SIN(3*[.B88]))" office:value-type="float" office:value="-0.860519826770772">
            <text:p>-0.8605198268</text:p>
          </table:table-cell>
          <table:table-cell table:formula="of:=[.$J$4]*(SIN([.B88]+2*PI()/3)+[.$J$3]*SIN(3*[.B88]))" office:value-type="float" office:value="0.862042625246776">
            <text:p>0.8620426252</text:p>
          </table:table-cell>
          <table:table-cell table:formula="of:=[.$J$4]*(SIN([.B88]+4*PI()/3)+[.$J$3]*SIN(3*[.B88]))" office:value-type="float" office:value="-0.156031295663478">
            <text:p>-0.1560312957</text:p>
          </table:table-cell>
          <table:table-cell/>
          <table:table-cell table:formula="of:=[.H88]-[.G88]" office:value-type="float" office:value="1.72256245201755">
            <text:p>1.722562452</text:p>
          </table:table-cell>
          <table:table-cell table:formula="of:=[.D88]-[.C88]" office:value-type="float" office:value="1.72256245201755">
            <text:p>1.7225624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2*PI()*[.A89]/100" office:value-type="float" office:value="5.40353936417444">
            <text:p>5.4035393642</text:p>
          </table:table-cell>
          <table:table-cell table:formula="of:=SIN([.B89])" office:value-type="float" office:value="-0.77051324277579">
            <text:p>-0.7705132428</text:p>
          </table:table-cell>
          <table:table-cell table:formula="of:=SIN([.B89]+2*PI()/3)" office:value-type="float" office:value="0.937281989491891">
            <text:p>0.9372819895</text:p>
          </table:table-cell>
          <table:table-cell table:formula="of:=SIN([.B89]+4*PI()/3)" office:value-type="float" office:value="-0.166768746716102">
            <text:p>-0.1667687467</text:p>
          </table:table-cell>
          <table:table-cell table:formula="of:=SIN(3*[.B89])" office:value-type="float" office:value="-0.481753674101715">
            <text:p>-0.4817536741</text:p>
          </table:table-cell>
          <table:table-cell table:formula="of:=[.$J$4]*(SIN([.B89])+[.$J$3]*SIN(3*[.B89]))" office:value-type="float" office:value="-0.850805521792742">
            <text:p>-0.8508055218</text:p>
          </table:table-cell>
          <table:table-cell table:formula="of:=[.$J$4]*(SIN([.B89]+2*PI()/3)+[.$J$3]*SIN(3*[.B89]))" office:value-type="float" office:value="0.856989710474939">
            <text:p>0.8569897105</text:p>
          </table:table-cell>
          <table:table-cell table:formula="of:=[.$J$4]*(SIN([.B89]+4*PI()/3)+[.$J$3]*SIN(3*[.B89]))" office:value-type="float" office:value="-0.247061025733055">
            <text:p>-0.2470610257</text:p>
          </table:table-cell>
          <table:table-cell/>
          <table:table-cell table:formula="of:=[.H89]-[.G89]" office:value-type="float" office:value="1.70779523226768">
            <text:p>1.7077952323</text:p>
          </table:table-cell>
          <table:table-cell table:formula="of:=[.D89]-[.C89]" office:value-type="float" office:value="1.70779523226768">
            <text:p>1.707795232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2*PI()*[.A90]/100" office:value-type="float" office:value="5.46637121724624">
            <text:p>5.4663712172</text:p>
          </table:table-cell>
          <table:table-cell table:formula="of:=SIN([.B90])" office:value-type="float" office:value="-0.728968627421412">
            <text:p>-0.7289686274</text:p>
          </table:table-cell>
          <table:table-cell table:formula="of:=SIN([.B90]+2*PI()/3)" office:value-type="float" office:value="0.957319497532067">
            <text:p>0.9573194975</text:p>
          </table:table-cell>
          <table:table-cell table:formula="of:=SIN([.B90]+4*PI()/3)" office:value-type="float" office:value="-0.228350870110655">
            <text:p>-0.2283508701</text:p>
          </table:table-cell>
          <table:table-cell table:formula="of:=SIN(3*[.B90])" office:value-type="float" office:value="-0.637423989748686">
            <text:p>-0.6374239897</text:p>
          </table:table-cell>
          <table:table-cell table:formula="of:=[.$J$4]*(SIN([.B90])+[.$J$3]*SIN(3*[.B90]))" office:value-type="float" office:value="-0.835205959046193">
            <text:p>-0.835205959</text:p>
          </table:table-cell>
          <table:table-cell table:formula="of:=[.$J$4]*(SIN([.B90]+2*PI()/3)+[.$J$3]*SIN(3*[.B90]))" office:value-type="float" office:value="0.851082165907286">
            <text:p>0.8510821659</text:p>
          </table:table-cell>
          <table:table-cell table:formula="of:=[.$J$4]*(SIN([.B90]+4*PI()/3)+[.$J$3]*SIN(3*[.B90]))" office:value-type="float" office:value="-0.334588201735436">
            <text:p>-0.3345882017</text:p>
          </table:table-cell>
          <table:table-cell/>
          <table:table-cell table:formula="of:=[.H90]-[.G90]" office:value-type="float" office:value="1.68628812495348">
            <text:p>1.686288125</text:p>
          </table:table-cell>
          <table:table-cell table:formula="of:=[.D90]-[.C90]" office:value-type="float" office:value="1.68628812495348">
            <text:p>1.68628812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2*PI()*[.A91]/100" office:value-type="float" office:value="5.52920307031804">
            <text:p>5.5292030703</text:p>
          </table:table-cell>
          <table:table-cell table:formula="of:=SIN([.B91])" office:value-type="float" office:value="-0.684547105928689">
            <text:p>-0.6845471059</text:p>
          </table:table-cell>
          <table:table-cell table:formula="of:=SIN([.B91]+2*PI()/3)" office:value-type="float" office:value="0.97357890287316">
            <text:p>0.9735789029</text:p>
          </table:table-cell>
          <table:table-cell table:formula="of:=SIN([.B91]+4*PI()/3)" office:value-type="float" office:value="-0.289031796944471">
            <text:p>-0.2890317969</text:p>
          </table:table-cell>
          <table:table-cell table:formula="of:=SIN(3*[.B91])" office:value-type="float" office:value="-0.770513242775788">
            <text:p>-0.7705132428</text:p>
          </table:table-cell>
          <table:table-cell table:formula="of:=[.$J$4]*(SIN([.B91])+[.$J$3]*SIN(3*[.B91]))" office:value-type="float" office:value="-0.812965979724654">
            <text:p>-0.8129659797</text:p>
          </table:table-cell>
          <table:table-cell table:formula="of:=[.$J$4]*(SIN([.B91]+2*PI()/3)+[.$J$3]*SIN(3*[.B91]))" office:value-type="float" office:value="0.845160029077196">
            <text:p>0.8451600291</text:p>
          </table:table-cell>
          <table:table-cell table:formula="of:=[.$J$4]*(SIN([.B91]+4*PI()/3)+[.$J$3]*SIN(3*[.B91]))" office:value-type="float" office:value="-0.417450670740435">
            <text:p>-0.4174506707</text:p>
          </table:table-cell>
          <table:table-cell/>
          <table:table-cell table:formula="of:=[.H91]-[.G91]" office:value-type="float" office:value="1.65812600880185">
            <text:p>1.6581260088</text:p>
          </table:table-cell>
          <table:table-cell table:formula="of:=[.D91]-[.C91]" office:value-type="float" office:value="1.65812600880185">
            <text:p>1.658126008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2*PI()*[.A92]/100" office:value-type="float" office:value="5.59203492338983">
            <text:p>5.5920349234</text:p>
          </table:table-cell>
          <table:table-cell table:formula="of:=SIN([.B92])" office:value-type="float" office:value="-0.63742398974869">
            <text:p>-0.6374239897</text:p>
          </table:table-cell>
          <table:table-cell table:formula="of:=SIN([.B92]+2*PI()/3)" office:value-type="float" office:value="0.985996037070505">
            <text:p>0.9859960371</text:p>
          </table:table-cell>
          <table:table-cell table:formula="of:=SIN([.B92]+4*PI()/3)" office:value-type="float" office:value="-0.348572047321814">
            <text:p>-0.3485720473</text:p>
          </table:table-cell>
          <table:table-cell table:formula="of:=SIN(3*[.B92])" office:value-type="float" office:value="-0.876306680043864">
            <text:p>-0.87630668</text:p>
          </table:table-cell>
          <table:table-cell table:formula="of:=[.$J$4]*(SIN([.B92])+[.$J$3]*SIN(3*[.B92]))" office:value-type="float" office:value="-0.783475103089334">
            <text:p>-0.7834751031</text:p>
          </table:table-cell>
          <table:table-cell table:formula="of:=[.$J$4]*(SIN([.B92]+2*PI()/3)+[.$J$3]*SIN(3*[.B92]))" office:value-type="float" office:value="0.839944923729861">
            <text:p>0.8399449237</text:p>
          </table:table-cell>
          <table:table-cell table:formula="of:=[.$J$4]*(SIN([.B92]+4*PI()/3)+[.$J$3]*SIN(3*[.B92]))" office:value-type="float" office:value="-0.494623160662458">
            <text:p>-0.4946231607</text:p>
          </table:table-cell>
          <table:table-cell/>
          <table:table-cell table:formula="of:=[.H92]-[.G92]" office:value-type="float" office:value="1.62342002681919">
            <text:p>1.6234200268</text:p>
          </table:table-cell>
          <table:table-cell table:formula="of:=[.D92]-[.C92]" office:value-type="float" office:value="1.62342002681919">
            <text:p>1.623420026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2*PI()*[.A93]/100" office:value-type="float" office:value="5.65486677646163">
            <text:p>5.6548667765</text:p>
          </table:table-cell>
          <table:table-cell table:formula="of:=SIN([.B93])" office:value-type="float" office:value="-0.587785252292473">
            <text:p>-0.5877852523</text:p>
          </table:table-cell>
          <table:table-cell table:formula="of:=SIN([.B93]+2*PI()/3)" office:value-type="float" office:value="0.994521895368273">
            <text:p>0.9945218954</text:p>
          </table:table-cell>
          <table:table-cell table:formula="of:=SIN([.B93]+4*PI()/3)" office:value-type="float" office:value="-0.406736643075799">
            <text:p>-0.4067366431</text:p>
          </table:table-cell>
          <table:table-cell table:formula="of:=SIN(3*[.B93])" office:value-type="float" office:value="-0.951056516295153">
            <text:p>-0.9510565163</text:p>
          </table:table-cell>
          <table:table-cell table:formula="of:=[.$J$4]*(SIN([.B93])+[.$J$3]*SIN(3*[.B93]))" office:value-type="float" office:value="-0.746294671674999">
            <text:p>-0.7462946717</text:p>
          </table:table-cell>
          <table:table-cell table:formula="of:=[.$J$4]*(SIN([.B93]+2*PI()/3)+[.$J$3]*SIN(3*[.B93]))" office:value-type="float" office:value="0.836012475985748">
            <text:p>0.836012476</text:p>
          </table:table-cell>
          <table:table-cell table:formula="of:=[.$J$4]*(SIN([.B93]+4*PI()/3)+[.$J$3]*SIN(3*[.B93]))" office:value-type="float" office:value="-0.565246062458324">
            <text:p>-0.5652460625</text:p>
          </table:table-cell>
          <table:table-cell/>
          <table:table-cell table:formula="of:=[.H93]-[.G93]" office:value-type="float" office:value="1.58230714766075">
            <text:p>1.5823071477</text:p>
          </table:table-cell>
          <table:table-cell table:formula="of:=[.D93]-[.C93]" office:value-type="float" office:value="1.58230714766075">
            <text:p>1.582307147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2*PI()*[.A94]/100" office:value-type="float" office:value="5.71769862953342">
            <text:p>5.7176986295</text:p>
          </table:table-cell>
          <table:table-cell table:formula="of:=SIN([.B94])" office:value-type="float" office:value="-0.535826794978997">
            <text:p>-0.535826795</text:p>
          </table:table-cell>
          <table:table-cell table:formula="of:=SIN([.B94]+2*PI()/3)" office:value-type="float" office:value="0.999122830098858">
            <text:p>0.9991228301</text:p>
          </table:table-cell>
          <table:table-cell table:formula="of:=SIN([.B94]+4*PI()/3)" office:value-type="float" office:value="-0.46329603511986">
            <text:p>-0.4632960351</text:p>
          </table:table-cell>
          <table:table-cell table:formula="of:=SIN(3*[.B94])" office:value-type="float" office:value="-0.992114701314478">
            <text:p>-0.9921147013</text:p>
          </table:table-cell>
          <table:table-cell table:formula="of:=[.$J$4]*(SIN([.B94])+[.$J$3]*SIN(3*[.B94]))" office:value-type="float" office:value="-0.701179245198077">
            <text:p>-0.7011792452</text:p>
          </table:table-cell>
          <table:table-cell table:formula="of:=[.$J$4]*(SIN([.B94]+2*PI()/3)+[.$J$3]*SIN(3*[.B94]))" office:value-type="float" office:value="0.833770379879779">
            <text:p>0.8337703799</text:p>
          </table:table-cell>
          <table:table-cell table:formula="of:=[.$J$4]*(SIN([.B94]+4*PI()/3)+[.$J$3]*SIN(3*[.B94]))" office:value-type="float" office:value="-0.62864848533894">
            <text:p>-0.6286484853</text:p>
          </table:table-cell>
          <table:table-cell/>
          <table:table-cell table:formula="of:=[.H94]-[.G94]" office:value-type="float" office:value="1.53494962507786">
            <text:p>1.5349496251</text:p>
          </table:table-cell>
          <table:table-cell table:formula="of:=[.D94]-[.C94]" office:value-type="float" office:value="1.53494962507786">
            <text:p>1.534949625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2*PI()*[.A95]/100" office:value-type="float" office:value="5.78053048260522">
            <text:p>5.7805304826</text:p>
          </table:table-cell>
          <table:table-cell table:formula="of:=SIN([.B95])" office:value-type="float" office:value="-0.481753674101716">
            <text:p>-0.4817536741</text:p>
          </table:table-cell>
          <table:table-cell table:formula="of:=SIN([.B95]+2*PI()/3)" office:value-type="float" office:value="0.999780683474845">
            <text:p>0.9997806835</text:p>
          </table:table-cell>
          <table:table-cell table:formula="of:=SIN([.B95]+4*PI()/3)" office:value-type="float" office:value="-0.518027009373128">
            <text:p>-0.5180270094</text:p>
          </table:table-cell>
          <table:table-cell table:formula="of:=SIN(3*[.B95])" office:value-type="float" office:value="-0.998026728428272">
            <text:p>-0.9980267284</text:p>
          </table:table-cell>
          <table:table-cell table:formula="of:=[.$J$4]*(SIN([.B95])+[.$J$3]*SIN(3*[.B95]))" office:value-type="float" office:value="-0.648091462173095">
            <text:p>-0.6480914622</text:p>
          </table:table-cell>
          <table:table-cell table:formula="of:=[.$J$4]*(SIN([.B95]+2*PI()/3)+[.$J$3]*SIN(3*[.B95]))" office:value-type="float" office:value="0.833442895403467">
            <text:p>0.8334428954</text:p>
          </table:table-cell>
          <table:table-cell table:formula="of:=[.$J$4]*(SIN([.B95]+4*PI()/3)+[.$J$3]*SIN(3*[.B95]))" office:value-type="float" office:value="-0.684364797444507">
            <text:p>-0.6843647974</text:p>
          </table:table-cell>
          <table:table-cell/>
          <table:table-cell table:formula="of:=[.H95]-[.G95]" office:value-type="float" office:value="1.48153435757656">
            <text:p>1.4815343576</text:p>
          </table:table-cell>
          <table:table-cell table:formula="of:=[.D95]-[.C95]" office:value-type="float" office:value="1.48153435757656">
            <text:p>1.481534357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2*PI()*[.A96]/100" office:value-type="float" office:value="5.84336233567702">
            <text:p>5.8433623357</text:p>
          </table:table-cell>
          <table:table-cell table:formula="of:=SIN([.B96])" office:value-type="float" office:value="-0.425779291565073">
            <text:p>-0.4257792916</text:p>
          </table:table-cell>
          <table:table-cell table:formula="of:=SIN([.B96]+2*PI()/3)" office:value-type="float" office:value="0.996492859249504">
            <text:p>0.9964928592</text:p>
          </table:table-cell>
          <table:table-cell table:formula="of:=SIN([.B96]+4*PI()/3)" office:value-type="float" office:value="-0.570713567684431">
            <text:p>-0.5707135677</text:p>
          </table:table-cell>
          <table:table-cell table:formula="of:=SIN(3*[.B96])" office:value-type="float" office:value="-0.968583161128631">
            <text:p>-0.9685831611</text:p>
          </table:table-cell>
          <table:table-cell table:formula="of:=[.$J$4]*(SIN([.B96])+[.$J$3]*SIN(3*[.B96]))" office:value-type="float" office:value="-0.587209818419845">
            <text:p>-0.5872098184</text:p>
          </table:table-cell>
          <table:table-cell table:formula="of:=[.$J$4]*(SIN([.B96]+2*PI()/3)+[.$J$3]*SIN(3*[.B96]))" office:value-type="float" office:value="0.835062332394732">
            <text:p>0.8350623324</text:p>
          </table:table-cell>
          <table:table-cell table:formula="of:=[.$J$4]*(SIN([.B96]+4*PI()/3)+[.$J$3]*SIN(3*[.B96]))" office:value-type="float" office:value="-0.732144094539203">
            <text:p>-0.7321440945</text:p>
          </table:table-cell>
          <table:table-cell/>
          <table:table-cell table:formula="of:=[.H96]-[.G96]" office:value-type="float" office:value="1.42227215081458">
            <text:p>1.4222721508</text:p>
          </table:table-cell>
          <table:table-cell table:formula="of:=[.D96]-[.C96]" office:value-type="float" office:value="1.42227215081458">
            <text:p>1.422272150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2*PI()*[.A97]/100" office:value-type="float" office:value="5.90619418874881">
            <text:p>5.9061941887</text:p>
          </table:table-cell>
          <table:table-cell table:formula="of:=SIN([.B97])" office:value-type="float" office:value="-0.368124552684678">
            <text:p>-0.3681245527</text:p>
          </table:table-cell>
          <table:table-cell table:formula="of:=SIN([.B97]+2*PI()/3)" office:value-type="float" office:value="0.989272332962988">
            <text:p>0.989272333</text:p>
          </table:table-cell>
          <table:table-cell table:formula="of:=SIN([.B97]+4*PI()/3)" office:value-type="float" office:value="-0.621147780278311">
            <text:p>-0.6211477803</text:p>
          </table:table-cell>
          <table:table-cell table:formula="of:=SIN(3*[.B97])" office:value-type="float" office:value="-0.90482705246602">
            <text:p>-0.9048270525</text:p>
          </table:table-cell>
          <table:table-cell table:formula="of:=[.$J$4]*(SIN([.B97])+[.$J$3]*SIN(3*[.B97]))" office:value-type="float" office:value="-0.518929061429015">
            <text:p>-0.5189290614</text:p>
          </table:table-cell>
          <table:table-cell table:formula="of:=[.$J$4]*(SIN([.B97]+2*PI()/3)+[.$J$3]*SIN(3*[.B97]))" office:value-type="float" office:value="0.838467824218652">
            <text:p>0.8384678242</text:p>
          </table:table-cell>
          <table:table-cell table:formula="of:=[.$J$4]*(SIN([.B97]+4*PI()/3)+[.$J$3]*SIN(3*[.B97]))" office:value-type="float" office:value="-0.771952289022647">
            <text:p>-0.771952289</text:p>
          </table:table-cell>
          <table:table-cell/>
          <table:table-cell table:formula="of:=[.H97]-[.G97]" office:value-type="float" office:value="1.35739688564767">
            <text:p>1.3573968856</text:p>
          </table:table-cell>
          <table:table-cell table:formula="of:=[.D97]-[.C97]" office:value-type="float" office:value="1.35739688564767">
            <text:p>1.357396885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2*PI()*[.A98]/100" office:value-type="float" office:value="5.96902604182061">
            <text:p>5.9690260418</text:p>
          </table:table-cell>
          <table:table-cell table:formula="of:=SIN([.B98])" office:value-type="float" office:value="-0.309016994374948">
            <text:p>-0.3090169944</text:p>
          </table:table-cell>
          <table:table-cell table:formula="of:=SIN([.B98]+2*PI()/3)" office:value-type="float" office:value="0.978147600733806">
            <text:p>0.9781476007</text:p>
          </table:table-cell>
          <table:table-cell table:formula="of:=SIN([.B98]+4*PI()/3)" office:value-type="float" office:value="-0.669130606358858">
            <text:p>-0.6691306064</text:p>
          </table:table-cell>
          <table:table-cell table:formula="of:=SIN(3*[.B98])" office:value-type="float" office:value="-0.809016994374947">
            <text:p>-0.8090169944</text:p>
          </table:table-cell>
          <table:table-cell table:formula="of:=[.$J$4]*(SIN([.B98])+[.$J$3]*SIN(3*[.B98]))" office:value-type="float" office:value="-0.443853160104105">
            <text:p>-0.4438531601</text:p>
          </table:table-cell>
          <table:table-cell table:formula="of:=[.$J$4]*(SIN([.B98]+2*PI()/3)+[.$J$3]*SIN(3*[.B98]))" office:value-type="float" office:value="0.843311435004648">
            <text:p>0.843311435</text:p>
          </table:table-cell>
          <table:table-cell table:formula="of:=[.$J$4]*(SIN([.B98]+4*PI()/3)+[.$J$3]*SIN(3*[.B98]))" office:value-type="float" office:value="-0.803966772088016">
            <text:p>-0.8039667721</text:p>
          </table:table-cell>
          <table:table-cell/>
          <table:table-cell table:formula="of:=[.H98]-[.G98]" office:value-type="float" office:value="1.28716459510875">
            <text:p>1.2871645951</text:p>
          </table:table-cell>
          <table:table-cell table:formula="of:=[.D98]-[.C98]" office:value-type="float" office:value="1.28716459510875">
            <text:p>1.287164595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2*PI()*[.A99]/100" office:value-type="float" office:value="6.0318578948924">
            <text:p>6.0318578949</text:p>
          </table:table-cell>
          <table:table-cell table:formula="of:=SIN([.B99])" office:value-type="float" office:value="-0.248689887164855">
            <text:p>-0.2486898872</text:p>
          </table:table-cell>
          <table:table-cell table:formula="of:=SIN([.B99]+2*PI()/3)" office:value-type="float" office:value="0.963162566797659">
            <text:p>0.9631625668</text:p>
          </table:table-cell>
          <table:table-cell table:formula="of:=SIN([.B99]+4*PI()/3)" office:value-type="float" office:value="-0.714472679632803">
            <text:p>-0.7144726796</text:p>
          </table:table-cell>
          <table:table-cell table:formula="of:=SIN(3*[.B99])" office:value-type="float" office:value="-0.684547105928691">
            <text:p>-0.6845471059</text:p>
          </table:table-cell>
          <table:table-cell table:formula="of:=[.$J$4]*(SIN([.B99])+[.$J$3]*SIN(3*[.B99]))" office:value-type="float" office:value="-0.362781071486304">
            <text:p>-0.3627810715</text:p>
          </table:table-cell>
          <table:table-cell table:formula="of:=[.$J$4]*(SIN([.B99]+2*PI()/3)+[.$J$3]*SIN(3*[.B99]))" office:value-type="float" office:value="0.84907138247621">
            <text:p>0.8490713825</text:p>
          </table:table-cell>
          <table:table-cell table:formula="of:=[.$J$4]*(SIN([.B99]+4*PI()/3)+[.$J$3]*SIN(3*[.B99]))" office:value-type="float" office:value="-0.828563863954252">
            <text:p>-0.828563864</text:p>
          </table:table-cell>
          <table:table-cell/>
          <table:table-cell table:formula="of:=[.H99]-[.G99]" office:value-type="float" office:value="1.21185245396251">
            <text:p>1.211852454</text:p>
          </table:table-cell>
          <table:table-cell table:formula="of:=[.D99]-[.C99]" office:value-type="float" office:value="1.21185245396251">
            <text:p>1.21185245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2*PI()*[.A100]/100" office:value-type="float" office:value="6.0946897479642">
            <text:p>6.094689748</text:p>
          </table:table-cell>
          <table:table-cell table:formula="of:=SIN([.B100])" office:value-type="float" office:value="-0.187381314585725">
            <text:p>-0.1873813146</text:p>
          </table:table-cell>
          <table:table-cell table:formula="of:=SIN([.B100]+2*PI()/3)" office:value-type="float" office:value="0.944376370237481">
            <text:p>0.9443763702</text:p>
          </table:table-cell>
          <table:table-cell table:formula="of:=SIN([.B100]+4*PI()/3)" office:value-type="float" office:value="-0.756995055651756">
            <text:p>-0.7569950557</text:p>
          </table:table-cell>
          <table:table-cell table:formula="of:=SIN(3*[.B100])" office:value-type="float" office:value="-0.535826794978998">
            <text:p>-0.535826795</text:p>
          </table:table-cell>
          <table:table-cell table:formula="of:=[.$J$4]*(SIN([.B100])+[.$J$3]*SIN(3*[.B100]))" office:value-type="float" office:value="-0.276685780415558">
            <text:p>-0.2766857804</text:p>
          </table:table-cell>
          <table:table-cell table:formula="of:=[.$J$4]*(SIN([.B100]+2*PI()/3)+[.$J$3]*SIN(3*[.B100]))" office:value-type="float" office:value="0.855071904407648">
            <text:p>0.8550719044</text:p>
          </table:table-cell>
          <table:table-cell table:formula="of:=[.$J$4]*(SIN([.B100]+4*PI()/3)+[.$J$3]*SIN(3*[.B100]))" office:value-type="float" office:value="-0.846299521481589">
            <text:p>-0.8462995215</text:p>
          </table:table-cell>
          <table:table-cell/>
          <table:table-cell table:formula="of:=[.H100]-[.G100]" office:value-type="float" office:value="1.13175768482321">
            <text:p>1.1317576848</text:p>
          </table:table-cell>
          <table:table-cell table:formula="of:=[.D100]-[.C100]" office:value-type="float" office:value="1.13175768482321">
            <text:p>1.131757684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2*PI()*[.A101]/100" office:value-type="float" office:value="6.15752160103599">
            <text:p>6.157521601</text:p>
          </table:table-cell>
          <table:table-cell table:formula="of:=SIN([.B101])" office:value-type="float" office:value="-0.125333233564305">
            <text:p>-0.1253332336</text:p>
          </table:table-cell>
          <table:table-cell table:formula="of:=SIN([.B101]+2*PI()/3)" office:value-type="float" office:value="0.921863151588501">
            <text:p>0.9218631516</text:p>
          </table:table-cell>
          <table:table-cell table:formula="of:=SIN([.B101]+4*PI()/3)" office:value-type="float" office:value="-0.796529918024196">
            <text:p>-0.796529918</text:p>
          </table:table-cell>
          <table:table-cell table:formula="of:=SIN(3*[.B101])" office:value-type="float" office:value="-0.36812455268468">
            <text:p>-0.3681245527</text:p>
          </table:table-cell>
          <table:table-cell table:formula="of:=[.$J$4]*(SIN([.B101])+[.$J$3]*SIN(3*[.B101]))" office:value-type="float" office:value="-0.186687325678418">
            <text:p>-0.1866873257</text:p>
          </table:table-cell>
          <table:table-cell table:formula="of:=[.$J$4]*(SIN([.B101]+2*PI()/3)+[.$J$3]*SIN(3*[.B101]))" office:value-type="float" office:value="0.860509059474387">
            <text:p>0.8605090595</text:p>
          </table:table-cell>
          <table:table-cell table:formula="of:=[.$J$4]*(SIN([.B101]+4*PI()/3)+[.$J$3]*SIN(3*[.B101]))" office:value-type="float" office:value="-0.857884010138309">
            <text:p>-0.8578840101</text:p>
          </table:table-cell>
          <table:table-cell/>
          <table:table-cell table:formula="of:=[.H101]-[.G101]" office:value-type="float" office:value="1.04719638515281">
            <text:p>1.0471963852</text:p>
          </table:table-cell>
          <table:table-cell table:formula="of:=[.D101]-[.C101]" office:value-type="float" office:value="1.04719638515281">
            <text:p>1.047196385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2*PI()*[.A102]/100" office:value-type="float" office:value="6.22035345410779">
            <text:p>6.2203534541</text:p>
          </table:table-cell>
          <table:table-cell table:formula="of:=SIN([.B102])" office:value-type="float" office:value="-0.0627905195293133">
            <text:p>-0.0627905195</text:p>
          </table:table-cell>
          <table:table-cell table:formula="of:=SIN([.B102]+2*PI()/3)" office:value-type="float" office:value="0.895711760239413">
            <text:p>0.8957117602</text:p>
          </table:table-cell>
          <table:table-cell table:formula="of:=SIN([.B102]+4*PI()/3)" office:value-type="float" office:value="-0.832921240710099">
            <text:p>-0.8329212407</text:p>
          </table:table-cell>
          <table:table-cell table:formula="of:=SIN(3*[.B102])" office:value-type="float" office:value="-0.187381314585724">
            <text:p>-0.1873813146</text:p>
          </table:table-cell>
          <table:table-cell table:formula="of:=[.$J$4]*(SIN([.B102])+[.$J$3]*SIN(3*[.B102]))" office:value-type="float" office:value="-0.094020738626934">
            <text:p>-0.0940207386</text:p>
          </table:table-cell>
          <table:table-cell table:formula="of:=[.$J$4]*(SIN([.B102]+2*PI()/3)+[.$J$3]*SIN(3*[.B102]))" office:value-type="float" office:value="0.864481541141792">
            <text:p>0.8644815411</text:p>
          </table:table-cell>
          <table:table-cell table:formula="of:=[.$J$4]*(SIN([.B102]+4*PI()/3)+[.$J$3]*SIN(3*[.B102]))" office:value-type="float" office:value="-0.864151459807719">
            <text:p>-0.8641514598</text:p>
          </table:table-cell>
          <table:table-cell/>
          <table:table-cell table:formula="of:=[.H102]-[.G102]" office:value-type="float" office:value="0.958502279768726">
            <text:p>0.9585022798</text:p>
          </table:table-cell>
          <table:table-cell table:formula="of:=[.D102]-[.C102]" office:value-type="float" office:value="0.958502279768726">
            <text:p>0.958502279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/12/2020</text:date>, <text:time>02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lony</meta:initial-creator>
    <meta:creation-date>2020-12-01T22:23:17.38</meta:creation-date>
    <dc:date>2020-12-08T02:19:42.99</dc:date>
    <dc:creator>David Molony</dc:creator>
    <meta:editing-duration>PT10M54S</meta:editing-duration>
    <meta:editing-cycles>2</meta:editing-cycles>
    <meta:generator>OpenOffice/4.1.1$Win32 OpenOffice.org_project/411m6$Build-9775</meta:generator>
    <meta:document-statistic meta:table-count="3" meta:cell-count="11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2.616cm" style:legend-expansion="high" chart:style-name="ch2"/>
        <chart:plot-area chart:style-name="ch3" table:cell-range-address="'Third harmonic injection'.B2:'Third harmonic injection'.I102" chart:data-source-has-labels="row" svg:x="0.77cm" svg:y="0.855cm" svg:width="11.685cm" svg:height="7.545cm">
          <chartooo:coordinate-region svg:x="1.603cm" svg:y="1.067cm" svg:width="10.75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ird harmonic injection'.C3:'Third harmonic injection'.C102" chart:label-cell-address="'Third harmonic injection'.C2:'Third harmonic injection'.C2" chart:class="chart:scatter">
            <chart:domain table:cell-range-address="'Third harmonic injection'.B3:'Third harmonic injection'.B102"/>
            <chart:data-point chart:repeated="100"/>
          </chart:series>
          <chart:series chart:style-name="ch7" chart:values-cell-range-address="'Third harmonic injection'.D3:'Third harmonic injection'.D102" chart:label-cell-address="'Third harmonic injection'.D2:'Third harmonic injection'.D2" chart:class="chart:scatter">
            <chart:data-point chart:repeated="100"/>
          </chart:series>
          <chart:series chart:style-name="ch8" chart:values-cell-range-address="'Third harmonic injection'.E3:'Third harmonic injection'.E102" chart:label-cell-address="'Third harmonic injection'.E2:'Third harmonic injection'.E2" chart:class="chart:scatter">
            <chart:data-point chart:repeated="100"/>
          </chart:series>
          <chart:series chart:style-name="ch9" chart:values-cell-range-address="'Third harmonic injection'.F3:'Third harmonic injection'.F102" chart:label-cell-address="'Third harmonic injection'.F2:'Third harmonic injection'.F2" chart:class="chart:scatter">
            <chart:data-point chart:repeated="100"/>
          </chart:series>
          <chart:series chart:style-name="ch10" chart:values-cell-range-address="'Third harmonic injection'.G3:'Third harmonic injection'.G102" chart:label-cell-address="'Third harmonic injection'.G2:'Third harmonic injection'.G2" chart:class="chart:scatter">
            <chart:data-point chart:repeated="100"/>
          </chart:series>
          <chart:series chart:style-name="ch11" chart:values-cell-range-address="'Third harmonic injection'.H3:'Third harmonic injection'.H102" chart:label-cell-address="'Third harmonic injection'.H2:'Third harmonic injection'.H2" chart:class="chart:scatter">
            <chart:data-point chart:repeated="100"/>
          </chart:series>
          <chart:series chart:style-name="ch12" chart:values-cell-range-address="'Third harmonic injection'.I3:'Third harmonic injection'.I102" chart:label-cell-address="'Third harmonic injection'.I2:'Third harmonic injection'.I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nthetaU</text:p>
                <draw:g>
                  <svg:desc>'Third harmonic injection'.C2:'Third harmonic injection'.C2</svg:desc>
                </draw:g>
              </table:table-cell>
              <table:table-cell office:value-type="string">
                <text:p>sinthetaV</text:p>
                <draw:g>
                  <svg:desc>'Third harmonic injection'.D2:'Third harmonic injection'.D2</svg:desc>
                </draw:g>
              </table:table-cell>
              <table:table-cell office:value-type="string">
                <text:p>sinthetaW</text:p>
                <draw:g>
                  <svg:desc>'Third harmonic injection'.E2:'Third harmonic injection'.E2</svg:desc>
                </draw:g>
              </table:table-cell>
              <table:table-cell office:value-type="string">
                <text:p>sin3theta</text:p>
                <draw:g>
                  <svg:desc>'Third harmonic injection'.F2:'Third harmonic injection'.F2</svg:desc>
                </draw:g>
              </table:table-cell>
              <table:table-cell office:value-type="string">
                <text:p>U</text:p>
                <draw:g>
                  <svg:desc>'Third harmonic injection'.G2:'Third harmonic injection'.G2</svg:desc>
                </draw:g>
              </table:table-cell>
              <table:table-cell office:value-type="string">
                <text:p>V</text:p>
                <draw:g>
                  <svg:desc>'Third harmonic injection'.H2:'Third harmonic injection'.H2</svg:desc>
                </draw:g>
              </table:table-cell>
              <table:table-cell office:value-type="string">
                <text:p>W</text:p>
                <draw:g>
                  <svg:desc>'Third harmonic injection'.I2:'Third harmonic injection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hird harmonic injection'.B3:'Third harmonic injection'.B102</svg:desc>
                </draw:g>
              </table:table-cell>
              <table:table-cell office:value-type="float" office:value="0">
                <text:p>0</text:p>
                <draw:g>
                  <svg:desc>'Third harmonic injection'.C3:'Third harmonic injection'.C102</svg:desc>
                </draw:g>
              </table:table-cell>
              <table:table-cell office:value-type="float" office:value="0.866025403784439">
                <text:p>0.866025403784439</text:p>
                <draw:g>
                  <svg:desc>'Third harmonic injection'.D3:'Third harmonic injection'.D102</svg:desc>
                </draw:g>
              </table:table-cell>
              <table:table-cell office:value-type="float" office:value="-0.866025403784438">
                <text:p>-0.866025403784438</text:p>
                <draw:g>
                  <svg:desc>'Third harmonic injection'.E3:'Third harmonic injection'.E102</svg:desc>
                </draw:g>
              </table:table-cell>
              <table:table-cell office:value-type="float" office:value="0">
                <text:p>0</text:p>
                <draw:g>
                  <svg:desc>'Third harmonic injection'.F3:'Third harmonic injection'.F102</svg:desc>
                </draw:g>
              </table:table-cell>
              <table:table-cell office:value-type="float" office:value="0">
                <text:p>0</text:p>
                <draw:g>
                  <svg:desc>'Third harmonic injection'.G3:'Third harmonic injection'.G102</svg:desc>
                </draw:g>
              </table:table-cell>
              <table:table-cell office:value-type="float" office:value="0.866025403784439">
                <text:p>0.866025403784439</text:p>
                <draw:g>
                  <svg:desc>'Third harmonic injection'.H3:'Third harmonic injection'.H102</svg:desc>
                </draw:g>
              </table:table-cell>
              <table:table-cell office:value-type="float" office:value="-0.866025403784438">
                <text:p>-0.866025403784438</text:p>
                <draw:g>
                  <svg:desc>'Third harmonic injection'.I3:'Third harmonic injection'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8318530717959">
                <text:p>0.062831853071795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8329212407101">
                <text:p>0.8329212407101</text:p>
              </table:table-cell>
              <table:table-cell office:value-type="float" office:value="-0.895711760239412">
                <text:p>-0.895711760239412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0940207386269341">
                <text:p>0.0940207386269341</text:p>
              </table:table-cell>
              <table:table-cell office:value-type="float" office:value="0.86415145980772">
                <text:p>0.86415145980772</text:p>
              </table:table-cell>
              <table:table-cell office:value-type="float" office:value="-0.864481541141792">
                <text:p>-0.864481541141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3706143592">
                <text:p>0.12566370614359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796529918024196">
                <text:p>0.796529918024196</text:p>
              </table:table-cell>
              <table:table-cell office:value-type="float" office:value="-0.9218631515885">
                <text:p>-0.921863151588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186687325678417">
                <text:p>0.186687325678417</text:p>
              </table:table-cell>
              <table:table-cell office:value-type="float" office:value="0.857884010138309">
                <text:p>0.857884010138309</text:p>
              </table:table-cell>
              <table:table-cell office:value-type="float" office:value="-0.860509059474387">
                <text:p>-0.860509059474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756995055651757">
                <text:p>0.756995055651757</text:p>
              </table:table-cell>
              <table:table-cell office:value-type="float" office:value="-0.944376370237481">
                <text:p>-0.94437637023748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276685780415557">
                <text:p>0.276685780415557</text:p>
              </table:table-cell>
              <table:table-cell office:value-type="float" office:value="0.846299521481589">
                <text:p>0.846299521481589</text:p>
              </table:table-cell>
              <table:table-cell office:value-type="float" office:value="-0.855071904407648">
                <text:p>-0.855071904407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327412287183">
                <text:p>0.251327412287183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714472679632804">
                <text:p>0.714472679632804</text:p>
              </table:table-cell>
              <table:table-cell office:value-type="float" office:value="-0.963162566797658">
                <text:p>-0.96316256679765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362781071486303">
                <text:p>0.362781071486303</text:p>
              </table:table-cell>
              <table:table-cell office:value-type="float" office:value="0.828563863954252">
                <text:p>0.828563863954252</text:p>
              </table:table-cell>
              <table:table-cell office:value-type="float" office:value="-0.84907138247621">
                <text:p>-0.84907138247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443853160104105">
                <text:p>0.443853160104105</text:p>
              </table:table-cell>
              <table:table-cell office:value-type="float" office:value="0.803966772088016">
                <text:p>0.803966772088016</text:p>
              </table:table-cell>
              <table:table-cell office:value-type="float" office:value="-0.843311435004648">
                <text:p>-0.843311435004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21147780278311">
                <text:p>0.621147780278311</text:p>
              </table:table-cell>
              <table:table-cell office:value-type="float" office:value="-0.989272332962988">
                <text:p>-0.98927233296298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518929061429015">
                <text:p>0.518929061429015</text:p>
              </table:table-cell>
              <table:table-cell office:value-type="float" office:value="0.771952289022647">
                <text:p>0.771952289022647</text:p>
              </table:table-cell>
              <table:table-cell office:value-type="float" office:value="-0.838467824218652">
                <text:p>-0.838467824218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570713567684432">
                <text:p>0.570713567684432</text:p>
              </table:table-cell>
              <table:table-cell office:value-type="float" office:value="-0.996492859249504">
                <text:p>-0.996492859249504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587209818419844">
                <text:p>0.587209818419844</text:p>
              </table:table-cell>
              <table:table-cell office:value-type="float" office:value="0.732144094539204">
                <text:p>0.732144094539204</text:p>
              </table:table-cell>
              <table:table-cell office:value-type="float" office:value="-0.835062332394732">
                <text:p>-0.835062332394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654824574367">
                <text:p>0.502654824574367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51802700937313">
                <text:p>0.51802700937313</text:p>
              </table:table-cell>
              <table:table-cell office:value-type="float" office:value="-0.999780683474845">
                <text:p>-0.999780683474845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48091462173094">
                <text:p>0.648091462173094</text:p>
              </table:table-cell>
              <table:table-cell office:value-type="float" office:value="0.684364797444509">
                <text:p>0.684364797444509</text:p>
              </table:table-cell>
              <table:table-cell office:value-type="float" office:value="-0.833442895403467">
                <text:p>-0.833442895403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463296035119862">
                <text:p>0.463296035119862</text:p>
              </table:table-cell>
              <table:table-cell office:value-type="float" office:value="-0.999122830098858">
                <text:p>-0.999122830098858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701179245198076">
                <text:p>0.701179245198076</text:p>
              </table:table-cell>
              <table:table-cell office:value-type="float" office:value="0.628648485338942">
                <text:p>0.628648485338942</text:p>
              </table:table-cell>
              <table:table-cell office:value-type="float" office:value="-0.833770379879779">
                <text:p>-0.833770379879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746294671674999">
                <text:p>0.746294671674999</text:p>
              </table:table-cell>
              <table:table-cell office:value-type="float" office:value="0.565246062458326">
                <text:p>0.565246062458326</text:p>
              </table:table-cell>
              <table:table-cell office:value-type="float" office:value="-0.836012475985748">
                <text:p>-0.836012475985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1150383789754">
                <text:p>0.691150383789754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348572047321815">
                <text:p>0.348572047321815</text:p>
              </table:table-cell>
              <table:table-cell office:value-type="float" office:value="-0.985996037070505">
                <text:p>-0.985996037070505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783475103089334">
                <text:p>0.783475103089334</text:p>
              </table:table-cell>
              <table:table-cell office:value-type="float" office:value="0.494623160662459">
                <text:p>0.494623160662459</text:p>
              </table:table-cell>
              <table:table-cell office:value-type="float" office:value="-0.839944923729861">
                <text:p>-0.839944923729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289031796944472">
                <text:p>0.289031796944472</text:p>
              </table:table-cell>
              <table:table-cell office:value-type="float" office:value="-0.97357890287316">
                <text:p>-0.97357890287316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0.812965979724654">
                <text:p>0.812965979724654</text:p>
              </table:table-cell>
              <table:table-cell office:value-type="float" office:value="0.417450670740437">
                <text:p>0.417450670740437</text:p>
              </table:table-cell>
              <table:table-cell office:value-type="float" office:value="-0.845160029077195">
                <text:p>-0.845160029077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6814089933346">
                <text:p>0.816814089933346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228350870110656">
                <text:p>0.228350870110656</text:p>
              </table:table-cell>
              <table:table-cell office:value-type="float" office:value="-0.957319497532068">
                <text:p>-0.957319497532068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835205959046193">
                <text:p>0.835205959046193</text:p>
              </table:table-cell>
              <table:table-cell office:value-type="float" office:value="0.334588201735437">
                <text:p>0.334588201735437</text:p>
              </table:table-cell>
              <table:table-cell office:value-type="float" office:value="-0.851082165907286">
                <text:p>-0.851082165907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9645943005142">
                <text:p>0.87964594300514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166768746716103">
                <text:p>0.166768746716103</text:p>
              </table:table-cell>
              <table:table-cell office:value-type="float" office:value="-0.937281989491892">
                <text:p>-0.93728198949189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50805521792742">
                <text:p>0.850805521792742</text:p>
              </table:table-cell>
              <table:table-cell office:value-type="float" office:value="0.247061025733055">
                <text:p>0.247061025733055</text:p>
              </table:table-cell>
              <table:table-cell office:value-type="float" office:value="-0.856989710474939">
                <text:p>-0.856989710474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860519826770772">
                <text:p>0.860519826770772</text:p>
              </table:table-cell>
              <table:table-cell office:value-type="float" office:value="0.156031295663478">
                <text:p>0.156031295663478</text:p>
              </table:table-cell>
              <table:table-cell office:value-type="float" office:value="-0.862042625246776">
                <text:p>-0.862042625246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30964914873">
                <text:p>1.00530964914873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418756537291998">
                <text:p>0.0418756537291998</text:p>
              </table:table-cell>
              <table:table-cell office:value-type="float" office:value="-0.886203579231215">
                <text:p>-0.886203579231215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865216797762732">
                <text:p>0.865216797762732</text:p>
              </table:table-cell>
              <table:table-cell office:value-type="float" office:value="0.0627645259899172">
                <text:p>0.0627645259899172</text:p>
              </table:table-cell>
              <table:table-cell office:value-type="float" office:value="-0.865314706970497">
                <text:p>-0.865314706970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14150222053">
                <text:p>1.0681415022205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0209424198833569">
                <text:p>-0.0209424198833569</text:p>
              </table:table-cell>
              <table:table-cell office:value-type="float" office:value="-0.855364260160507">
                <text:p>-0.855364260160507</text:p>
              </table:table-cell>
              <table:table-cell office:value-type="float" office:value="-0.0627905195293138">
                <text:p>-0.0627905195293138</text:p>
              </table:table-cell>
              <table:table-cell office:value-type="float" office:value="0.865841593455645">
                <text:p>0.865841593455645</text:p>
              </table:table-cell>
              <table:table-cell office:value-type="float" office:value="-0.0314075064715758">
                <text:p>-0.0314075064715758</text:p>
              </table:table-cell>
              <table:table-cell office:value-type="float" office:value="-0.865829346748726">
                <text:p>-0.865829346748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0836778433323155">
                <text:p>-0.0836778433323155</text:p>
              </table:table-cell>
              <table:table-cell office:value-type="float" office:value="-0.821149209133704">
                <text:p>-0.82114920913370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863378737938544">
                <text:p>0.863378737938544</text:p>
              </table:table-cell>
              <table:table-cell office:value-type="float" office:value="-0.125126157859791">
                <text:p>-0.125126157859791</text:p>
              </table:table-cell>
              <table:table-cell office:value-type="float" office:value="-0.86259752366118">
                <text:p>-0.86259752366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380520836412">
                <text:p>1.19380520836412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146083028562411">
                <text:p>-0.146083028562411</text:p>
              </table:table-cell>
              <table:table-cell office:value-type="float" office:value="-0.78369345732584">
                <text:p>-0.78369345732584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0.858813270627406">
                <text:p>0.858813270627406</text:p>
              </table:table-cell>
              <table:table-cell office:value-type="float" office:value="-0.217046243823257">
                <text:p>-0.217046243823257</text:p>
              </table:table-cell>
              <table:table-cell office:value-type="float" office:value="-0.854656672586686">
                <text:p>-0.854656672586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53092307579741">
                <text:p>0.853092307579741</text:p>
              </table:table-cell>
              <table:table-cell office:value-type="float" office:value="-0.305875899533171">
                <text:p>-0.305875899533171</text:p>
              </table:table-cell>
              <table:table-cell office:value-type="float" office:value="-0.841109034192807">
                <text:p>-0.841109034192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268919820615266">
                <text:p>-0.268919820615266</text:p>
              </table:table-cell>
              <table:table-cell office:value-type="float" office:value="-0.699663340513365">
                <text:p>-0.699663340513365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847088389891729">
                <text:p>0.847088389891729</text:p>
              </table:table-cell>
              <table:table-cell office:value-type="float" office:value="-0.390414591852167">
                <text:p>-0.390414591852167</text:p>
              </table:table-cell>
              <table:table-cell office:value-type="float" office:value="-0.821158111750267">
                <text:p>-0.821158111750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230076757951">
                <text:p>1.38230076757951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28866646738583">
                <text:p>-0.328866646738583</text:p>
              </table:table-cell>
              <table:table-cell office:value-type="float" office:value="-0.653420603990106">
                <text:p>-0.65342060399010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841565929811686">
                <text:p>0.841565929811686</text:p>
              </table:table-cell>
              <table:table-cell office:value-type="float" office:value="-0.469587967655585">
                <text:p>-0.469587967655585</text:p>
              </table:table-cell>
              <table:table-cell office:value-type="float" office:value="-0.794141924907108">
                <text:p>-0.794141924907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51326206513">
                <text:p>1.445132620651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387515586452103">
                <text:p>-0.387515586452103</text:p>
              </table:table-cell>
              <table:table-cell office:value-type="float" office:value="-0.604599114862375">
                <text:p>-0.604599114862375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837151953666436">
                <text:p>0.837151953666436</text:p>
              </table:table-cell>
              <table:table-cell office:value-type="float" office:value="-0.542478334100144">
                <text:p>-0.542478334100144</text:p>
              </table:table-cell>
              <table:table-cell office:value-type="float" office:value="-0.759561862510417">
                <text:p>-0.759561862510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444635179184927">
                <text:p>-0.444635179184927</text:p>
              </table:table-cell>
              <table:table-cell office:value-type="float" office:value="-0.553391549243345">
                <text:p>-0.553391549243345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34312186640157">
                <text:p>0.834312186640157</text:p>
              </table:table-cell>
              <table:table-cell office:value-type="float" office:value="-0.608349720973042">
                <text:p>-0.608349720973042</text:p>
              </table:table-cell>
              <table:table-cell office:value-type="float" office:value="-0.71710609103146">
                <text:p>-0.71710609103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666666666666666">
                <text:p>-0.666666666666666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362817986669">
                <text:p>1.6336281798666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553391549243344">
                <text:p>-0.553391549243344</text:p>
              </table:table-cell>
              <table:table-cell office:value-type="float" office:value="-0.444635179184927">
                <text:p>-0.444635179184927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34312186640157">
                <text:p>0.834312186640157</text:p>
              </table:table-cell>
              <table:table-cell office:value-type="float" office:value="-0.717106091031459">
                <text:p>-0.717106091031459</text:p>
              </table:table-cell>
              <table:table-cell office:value-type="float" office:value="-0.608349720973042">
                <text:p>-0.608349720973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604599114862374">
                <text:p>-0.604599114862374</text:p>
              </table:table-cell>
              <table:table-cell office:value-type="float" office:value="-0.387515586452103">
                <text:p>-0.387515586452103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837151953666436">
                <text:p>0.837151953666436</text:p>
              </table:table-cell>
              <table:table-cell office:value-type="float" office:value="-0.759561862510416">
                <text:p>-0.759561862510416</text:p>
              </table:table-cell>
              <table:table-cell office:value-type="float" office:value="-0.542478334100145">
                <text:p>-0.542478334100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929188601028">
                <text:p>1.759291886010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653420603990105">
                <text:p>-0.653420603990105</text:p>
              </table:table-cell>
              <table:table-cell office:value-type="float" office:value="-0.328866646738584">
                <text:p>-0.3288666467385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841565929811686">
                <text:p>0.841565929811686</text:p>
              </table:table-cell>
              <table:table-cell office:value-type="float" office:value="-0.794141924907108">
                <text:p>-0.794141924907108</text:p>
              </table:table-cell>
              <table:table-cell office:value-type="float" office:value="-0.469587967655586">
                <text:p>-0.469587967655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212373908208">
                <text:p>1.82212373908208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699663340513365">
                <text:p>-0.699663340513365</text:p>
              </table:table-cell>
              <table:table-cell office:value-type="float" office:value="-0.268919820615266">
                <text:p>-0.268919820615266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847088389891729">
                <text:p>0.847088389891729</text:p>
              </table:table-cell>
              <table:table-cell office:value-type="float" office:value="-0.821158111750267">
                <text:p>-0.821158111750267</text:p>
              </table:table-cell>
              <table:table-cell office:value-type="float" office:value="-0.390414591852168">
                <text:p>-0.390414591852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53092307579741">
                <text:p>0.853092307579741</text:p>
              </table:table-cell>
              <table:table-cell office:value-type="float" office:value="-0.841109034192806">
                <text:p>-0.841109034192806</text:p>
              </table:table-cell>
              <table:table-cell office:value-type="float" office:value="-0.305875899533172">
                <text:p>-0.305875899533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778744522567">
                <text:p>1.94778744522567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78369345732584">
                <text:p>-0.78369345732584</text:p>
              </table:table-cell>
              <table:table-cell office:value-type="float" office:value="-0.146083028562413">
                <text:p>-0.146083028562413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858813270627406">
                <text:p>0.858813270627406</text:p>
              </table:table-cell>
              <table:table-cell office:value-type="float" office:value="-0.854656672586685">
                <text:p>-0.854656672586685</text:p>
              </table:table-cell>
              <table:table-cell office:value-type="float" office:value="-0.217046243823258">
                <text:p>-0.2170462438232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061929829747">
                <text:p>2.0106192982974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821149209133704">
                <text:p>-0.821149209133704</text:p>
              </table:table-cell>
              <table:table-cell office:value-type="float" office:value="-0.0836778433323159">
                <text:p>-0.0836778433323159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863378737938544">
                <text:p>0.863378737938544</text:p>
              </table:table-cell>
              <table:table-cell office:value-type="float" office:value="-0.86259752366118">
                <text:p>-0.86259752366118</text:p>
              </table:table-cell>
              <table:table-cell office:value-type="float" office:value="-0.125126157859792">
                <text:p>-0.125126157859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55364260160507">
                <text:p>-0.855364260160507</text:p>
              </table:table-cell>
              <table:table-cell office:value-type="float" office:value="-0.0209424198833577">
                <text:p>-0.0209424198833577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865841593455645">
                <text:p>0.865841593455645</text:p>
              </table:table-cell>
              <table:table-cell office:value-type="float" office:value="-0.865829346748726">
                <text:p>-0.865829346748726</text:p>
              </table:table-cell>
              <table:table-cell office:value-type="float" office:value="-0.0314075064715766">
                <text:p>-0.0314075064715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628300444106">
                <text:p>2.1362830044410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886203579231215">
                <text:p>-0.886203579231215</text:p>
              </table:table-cell>
              <table:table-cell office:value-type="float" office:value="0.0418756537291994">
                <text:p>0.0418756537291994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0.865216797762733">
                <text:p>0.865216797762733</text:p>
              </table:table-cell>
              <table:table-cell office:value-type="float" office:value="-0.865314706970497">
                <text:p>-0.865314706970497</text:p>
              </table:table-cell>
              <table:table-cell office:value-type="float" office:value="0.062764525989917">
                <text:p>0.062764525989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9911485751286">
                <text:p>2.1991148575128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860519826770772">
                <text:p>0.860519826770772</text:p>
              </table:table-cell>
              <table:table-cell office:value-type="float" office:value="-0.862042625246776">
                <text:p>-0.862042625246776</text:p>
              </table:table-cell>
              <table:table-cell office:value-type="float" office:value="0.156031295663477">
                <text:p>0.156031295663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37281989491891">
                <text:p>-0.937281989491891</text:p>
              </table:table-cell>
              <table:table-cell office:value-type="float" office:value="0.166768746716102">
                <text:p>0.166768746716102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50805521792742">
                <text:p>0.850805521792742</text:p>
              </table:table-cell>
              <table:table-cell office:value-type="float" office:value="-0.856989710474939">
                <text:p>-0.856989710474939</text:p>
              </table:table-cell>
              <table:table-cell office:value-type="float" office:value="0.247061025733055">
                <text:p>0.247061025733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477856365645">
                <text:p>2.32477856365645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57319497532067">
                <text:p>-0.957319497532067</text:p>
              </table:table-cell>
              <table:table-cell office:value-type="float" office:value="0.228350870110655">
                <text:p>0.228350870110655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835205959046193">
                <text:p>0.835205959046193</text:p>
              </table:table-cell>
              <table:table-cell office:value-type="float" office:value="-0.851082165907286">
                <text:p>-0.851082165907286</text:p>
              </table:table-cell>
              <table:table-cell office:value-type="float" office:value="0.334588201735437">
                <text:p>0.334588201735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761041672824">
                <text:p>2.38761041672824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7357890287316">
                <text:p>-0.97357890287316</text:p>
              </table:table-cell>
              <table:table-cell office:value-type="float" office:value="0.289031796944471">
                <text:p>0.289031796944471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812965979724654">
                <text:p>0.812965979724654</text:p>
              </table:table-cell>
              <table:table-cell office:value-type="float" office:value="-0.845160029077195">
                <text:p>-0.845160029077195</text:p>
              </table:table-cell>
              <table:table-cell office:value-type="float" office:value="0.417450670740436">
                <text:p>0.417450670740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5996037070505">
                <text:p>-0.985996037070505</text:p>
              </table:table-cell>
              <table:table-cell office:value-type="float" office:value="0.348572047321814">
                <text:p>0.348572047321814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783475103089334">
                <text:p>0.783475103089334</text:p>
              </table:table-cell>
              <table:table-cell office:value-type="float" office:value="-0.839944923729861">
                <text:p>-0.839944923729861</text:p>
              </table:table-cell>
              <table:table-cell office:value-type="float" office:value="0.494623160662458">
                <text:p>0.494623160662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746294671674999">
                <text:p>0.746294671674999</text:p>
              </table:table-cell>
              <table:table-cell office:value-type="float" office:value="-0.836012475985748">
                <text:p>-0.836012475985748</text:p>
              </table:table-cell>
              <table:table-cell office:value-type="float" office:value="0.565246062458325">
                <text:p>0.565246062458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610597594363">
                <text:p>2.57610597594363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99122830098858">
                <text:p>-0.999122830098858</text:p>
              </table:table-cell>
              <table:table-cell office:value-type="float" office:value="0.463296035119861">
                <text:p>0.463296035119861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701179245198077">
                <text:p>0.701179245198077</text:p>
              </table:table-cell>
              <table:table-cell office:value-type="float" office:value="-0.833770379879779">
                <text:p>-0.833770379879779</text:p>
              </table:table-cell>
              <table:table-cell office:value-type="float" office:value="0.62864848533894">
                <text:p>0.62864848533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999780683474845">
                <text:p>-0.999780683474845</text:p>
              </table:table-cell>
              <table:table-cell office:value-type="float" office:value="0.51802700937313">
                <text:p>0.51802700937313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48091462173094">
                <text:p>0.648091462173094</text:p>
              </table:table-cell>
              <table:table-cell office:value-type="float" office:value="-0.833442895403467">
                <text:p>-0.833442895403467</text:p>
              </table:table-cell>
              <table:table-cell office:value-type="float" office:value="0.684364797444508">
                <text:p>0.684364797444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176968208722">
                <text:p>2.70176968208722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-0.996492859249504">
                <text:p>-0.996492859249504</text:p>
              </table:table-cell>
              <table:table-cell office:value-type="float" office:value="0.570713567684431">
                <text:p>0.57071356768443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587209818419845">
                <text:p>0.587209818419845</text:p>
              </table:table-cell>
              <table:table-cell office:value-type="float" office:value="-0.835062332394732">
                <text:p>-0.835062332394732</text:p>
              </table:table-cell>
              <table:table-cell office:value-type="float" office:value="0.732144094539203">
                <text:p>0.732144094539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460153515902">
                <text:p>2.76460153515902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989272332962988">
                <text:p>-0.989272332962988</text:p>
              </table:table-cell>
              <table:table-cell office:value-type="float" office:value="0.621147780278309">
                <text:p>0.621147780278309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518929061429015">
                <text:p>0.518929061429015</text:p>
              </table:table-cell>
              <table:table-cell office:value-type="float" office:value="-0.838467824218652">
                <text:p>-0.838467824218652</text:p>
              </table:table-cell>
              <table:table-cell office:value-type="float" office:value="0.771952289022646">
                <text:p>0.771952289022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443853160104105">
                <text:p>0.443853160104105</text:p>
              </table:table-cell>
              <table:table-cell office:value-type="float" office:value="-0.843311435004648">
                <text:p>-0.843311435004648</text:p>
              </table:table-cell>
              <table:table-cell office:value-type="float" office:value="0.803966772088016">
                <text:p>0.803966772088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9026524130261">
                <text:p>2.89026524130261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63162566797658">
                <text:p>-0.963162566797658</text:p>
              </table:table-cell>
              <table:table-cell office:value-type="float" office:value="0.714472679632803">
                <text:p>0.714472679632803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0.362781071486303">
                <text:p>0.362781071486303</text:p>
              </table:table-cell>
              <table:table-cell office:value-type="float" office:value="-0.84907138247621">
                <text:p>-0.84907138247621</text:p>
              </table:table-cell>
              <table:table-cell office:value-type="float" office:value="0.828563863954251">
                <text:p>0.828563863954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309709437441">
                <text:p>2.95309709437441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944376370237481">
                <text:p>-0.944376370237481</text:p>
              </table:table-cell>
              <table:table-cell office:value-type="float" office:value="0.756995055651756">
                <text:p>0.756995055651756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276685780415557">
                <text:p>0.276685780415557</text:p>
              </table:table-cell>
              <table:table-cell office:value-type="float" office:value="-0.855071904407648">
                <text:p>-0.855071904407648</text:p>
              </table:table-cell>
              <table:table-cell office:value-type="float" office:value="0.846299521481589">
                <text:p>0.846299521481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218631515885">
                <text:p>-0.9218631515885</text:p>
              </table:table-cell>
              <table:table-cell office:value-type="float" office:value="0.796529918024196">
                <text:p>0.796529918024196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186687325678418">
                <text:p>0.186687325678418</text:p>
              </table:table-cell>
              <table:table-cell office:value-type="float" office:value="-0.860509059474387">
                <text:p>-0.860509059474387</text:p>
              </table:table-cell>
              <table:table-cell office:value-type="float" office:value="0.857884010138309">
                <text:p>0.857884010138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78760800518">
                <text:p>3.078760800518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895711760239413">
                <text:p>-0.895711760239413</text:p>
              </table:table-cell>
              <table:table-cell office:value-type="float" office:value="0.832921240710099">
                <text:p>0.832921240710099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0.0940207386269345">
                <text:p>0.0940207386269345</text:p>
              </table:table-cell>
              <table:table-cell office:value-type="float" office:value="-0.864481541141792">
                <text:p>-0.864481541141792</text:p>
              </table:table-cell>
              <table:table-cell office:value-type="float" office:value="0.86415145980772">
                <text:p>0.86415145980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.83697019872103E-016">
                <text:p>1.83697019872103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8329212407101">
                <text:p>-0.8329212407101</text:p>
              </table:table-cell>
              <table:table-cell office:value-type="float" office:value="0.895711760239413">
                <text:p>0.89571176023941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0940207386269342">
                <text:p>-0.0940207386269342</text:p>
              </table:table-cell>
              <table:table-cell office:value-type="float" office:value="-0.86415145980772">
                <text:p>-0.86415145980772</text:p>
              </table:table-cell>
              <table:table-cell office:value-type="float" office:value="0.864481541141792">
                <text:p>0.864481541141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25635973338">
                <text:p>3.2672563597333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796529918024196">
                <text:p>-0.796529918024196</text:p>
              </table:table-cell>
              <table:table-cell office:value-type="float" office:value="0.9218631515885">
                <text:p>0.9218631515885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186687325678417">
                <text:p>-0.186687325678417</text:p>
              </table:table-cell>
              <table:table-cell office:value-type="float" office:value="-0.857884010138309">
                <text:p>-0.857884010138309</text:p>
              </table:table-cell>
              <table:table-cell office:value-type="float" office:value="0.860509059474387">
                <text:p>0.860509059474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008821280518">
                <text:p>3.33008821280518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756995055651757">
                <text:p>-0.756995055651757</text:p>
              </table:table-cell>
              <table:table-cell office:value-type="float" office:value="0.944376370237481">
                <text:p>0.944376370237481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-0.276685780415557">
                <text:p>-0.276685780415557</text:p>
              </table:table-cell>
              <table:table-cell office:value-type="float" office:value="-0.846299521481589">
                <text:p>-0.846299521481589</text:p>
              </table:table-cell>
              <table:table-cell office:value-type="float" office:value="0.855071904407648">
                <text:p>0.85507190440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714472679632804">
                <text:p>-0.714472679632804</text:p>
              </table:table-cell>
              <table:table-cell office:value-type="float" office:value="0.963162566797658">
                <text:p>0.96316256679765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362781071486303">
                <text:p>-0.362781071486303</text:p>
              </table:table-cell>
              <table:table-cell office:value-type="float" office:value="-0.828563863954252">
                <text:p>-0.828563863954252</text:p>
              </table:table-cell>
              <table:table-cell office:value-type="float" office:value="0.84907138247621">
                <text:p>0.84907138247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575191894877">
                <text:p>3.45575191894877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5">
                <text:p>0.97814760073380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443853160104105">
                <text:p>-0.443853160104105</text:p>
              </table:table-cell>
              <table:table-cell office:value-type="float" office:value="-0.803966772088017">
                <text:p>-0.803966772088017</text:p>
              </table:table-cell>
              <table:table-cell office:value-type="float" office:value="0.843311435004648">
                <text:p>0.8433114350046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1858377202057">
                <text:p>3.51858377202057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21147780278311">
                <text:p>-0.621147780278311</text:p>
              </table:table-cell>
              <table:table-cell office:value-type="float" office:value="0.989272332962988">
                <text:p>0.98927233296298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518929061429015">
                <text:p>-0.518929061429015</text:p>
              </table:table-cell>
              <table:table-cell office:value-type="float" office:value="-0.771952289022647">
                <text:p>-0.771952289022647</text:p>
              </table:table-cell>
              <table:table-cell office:value-type="float" office:value="0.838467824218652">
                <text:p>0.8384678242186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8141562509236">
                <text:p>3.58141562509236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570713567684432">
                <text:p>-0.570713567684432</text:p>
              </table:table-cell>
              <table:table-cell office:value-type="float" office:value="0.996492859249504">
                <text:p>0.996492859249504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587209818419844">
                <text:p>-0.587209818419844</text:p>
              </table:table-cell>
              <table:table-cell office:value-type="float" office:value="-0.732144094539204">
                <text:p>-0.732144094539204</text:p>
              </table:table-cell>
              <table:table-cell office:value-type="float" office:value="0.835062332394732">
                <text:p>0.835062332394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424747816416">
                <text:p>3.64424747816416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51802700937313">
                <text:p>-0.51802700937313</text:p>
              </table:table-cell>
              <table:table-cell office:value-type="float" office:value="0.999780683474845">
                <text:p>0.999780683474845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48091462173094">
                <text:p>-0.648091462173094</text:p>
              </table:table-cell>
              <table:table-cell office:value-type="float" office:value="-0.684364797444509">
                <text:p>-0.684364797444509</text:p>
              </table:table-cell>
              <table:table-cell office:value-type="float" office:value="0.833442895403467">
                <text:p>0.833442895403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707933123596">
                <text:p>3.70707933123596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463296035119862">
                <text:p>-0.463296035119862</text:p>
              </table:table-cell>
              <table:table-cell office:value-type="float" office:value="0.999122830098858">
                <text:p>0.999122830098858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701179245198076">
                <text:p>-0.701179245198076</text:p>
              </table:table-cell>
              <table:table-cell office:value-type="float" office:value="-0.628648485338942">
                <text:p>-0.628648485338942</text:p>
              </table:table-cell>
              <table:table-cell office:value-type="float" office:value="0.833770379879779">
                <text:p>0.833770379879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746294671674998">
                <text:p>-0.746294671674998</text:p>
              </table:table-cell>
              <table:table-cell office:value-type="float" office:value="-0.565246062458327">
                <text:p>-0.565246062458327</text:p>
              </table:table-cell>
              <table:table-cell office:value-type="float" office:value="0.836012475985748">
                <text:p>0.836012475985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3274303737955">
                <text:p>3.83274303737955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348572047321815">
                <text:p>-0.348572047321815</text:p>
              </table:table-cell>
              <table:table-cell office:value-type="float" office:value="0.985996037070505">
                <text:p>0.985996037070505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783475103089334">
                <text:p>-0.783475103089334</text:p>
              </table:table-cell>
              <table:table-cell office:value-type="float" office:value="-0.494623160662459">
                <text:p>-0.494623160662459</text:p>
              </table:table-cell>
              <table:table-cell office:value-type="float" office:value="0.839944923729861">
                <text:p>0.839944923729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9557489045134">
                <text:p>3.89557489045134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289031796944472">
                <text:p>-0.289031796944472</text:p>
              </table:table-cell>
              <table:table-cell office:value-type="float" office:value="0.97357890287316">
                <text:p>0.9735789028731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812965979724653">
                <text:p>-0.812965979724653</text:p>
              </table:table-cell>
              <table:table-cell office:value-type="float" office:value="-0.417450670740437">
                <text:p>-0.417450670740437</text:p>
              </table:table-cell>
              <table:table-cell office:value-type="float" office:value="0.845160029077195">
                <text:p>0.845160029077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228350870110656">
                <text:p>-0.228350870110656</text:p>
              </table:table-cell>
              <table:table-cell office:value-type="float" office:value="0.957319497532068">
                <text:p>0.957319497532068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835205959046193">
                <text:p>-0.835205959046193</text:p>
              </table:table-cell>
              <table:table-cell office:value-type="float" office:value="-0.334588201735437">
                <text:p>-0.334588201735437</text:p>
              </table:table-cell>
              <table:table-cell office:value-type="float" office:value="0.851082165907286">
                <text:p>0.851082165907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123859659494">
                <text:p>4.0212385965949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166768746716103">
                <text:p>-0.166768746716103</text:p>
              </table:table-cell>
              <table:table-cell office:value-type="float" office:value="0.937281989491891">
                <text:p>0.93728198949189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50805521792742">
                <text:p>-0.850805521792742</text:p>
              </table:table-cell>
              <table:table-cell office:value-type="float" office:value="-0.247061025733055">
                <text:p>-0.247061025733055</text:p>
              </table:table-cell>
              <table:table-cell office:value-type="float" office:value="0.856989710474939">
                <text:p>0.856989710474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860519826770772">
                <text:p>-0.860519826770772</text:p>
              </table:table-cell>
              <table:table-cell office:value-type="float" office:value="-0.156031295663479">
                <text:p>-0.156031295663479</text:p>
              </table:table-cell>
              <table:table-cell office:value-type="float" office:value="0.862042625246776">
                <text:p>0.8620426252467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418756537291991">
                <text:p>-0.0418756537291991</text:p>
              </table:table-cell>
              <table:table-cell office:value-type="float" office:value="0.886203579231215">
                <text:p>0.886203579231215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865216797762733">
                <text:p>-0.865216797762733</text:p>
              </table:table-cell>
              <table:table-cell office:value-type="float" office:value="-0.0627645259899164">
                <text:p>-0.0627645259899164</text:p>
              </table:table-cell>
              <table:table-cell office:value-type="float" office:value="0.865314706970497">
                <text:p>0.865314706970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973415581032">
                <text:p>4.20973415581032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0209424198833572">
                <text:p>0.0209424198833572</text:p>
              </table:table-cell>
              <table:table-cell office:value-type="float" office:value="0.855364260160507">
                <text:p>0.855364260160507</text:p>
              </table:table-cell>
              <table:table-cell office:value-type="float" office:value="0.0627905195293125">
                <text:p>0.0627905195293125</text:p>
              </table:table-cell>
              <table:table-cell office:value-type="float" office:value="-0.865841593455645">
                <text:p>-0.865841593455645</text:p>
              </table:table-cell>
              <table:table-cell office:value-type="float" office:value="0.0314075064715759">
                <text:p>0.0314075064715759</text:p>
              </table:table-cell>
              <table:table-cell office:value-type="float" office:value="0.865829346748726">
                <text:p>0.865829346748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7256600888212">
                <text:p>4.2725660088821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0836778433323154">
                <text:p>0.0836778433323154</text:p>
              </table:table-cell>
              <table:table-cell office:value-type="float" office:value="0.821149209133704">
                <text:p>0.821149209133704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863378737938544">
                <text:p>-0.863378737938544</text:p>
              </table:table-cell>
              <table:table-cell office:value-type="float" office:value="0.125126157859791">
                <text:p>0.125126157859791</text:p>
              </table:table-cell>
              <table:table-cell office:value-type="float" office:value="0.862597523661181">
                <text:p>0.862597523661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146083028562411">
                <text:p>0.146083028562411</text:p>
              </table:table-cell>
              <table:table-cell office:value-type="float" office:value="0.78369345732584">
                <text:p>0.78369345732584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-0.858813270627406">
                <text:p>-0.858813270627406</text:p>
              </table:table-cell>
              <table:table-cell office:value-type="float" office:value="0.217046243823257">
                <text:p>0.217046243823257</text:p>
              </table:table-cell>
              <table:table-cell office:value-type="float" office:value="0.854656672586686">
                <text:p>0.854656672586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  <table:table-cell office:value-type="float" office:value="0.743144825477395">
                <text:p>0.743144825477395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53092307579741">
                <text:p>-0.853092307579741</text:p>
              </table:table-cell>
              <table:table-cell office:value-type="float" office:value="0.305875899533171">
                <text:p>0.305875899533171</text:p>
              </table:table-cell>
              <table:table-cell office:value-type="float" office:value="0.841109034192807">
                <text:p>0.841109034192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106156809751">
                <text:p>4.4610615680975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268919820615266">
                <text:p>0.268919820615266</text:p>
              </table:table-cell>
              <table:table-cell office:value-type="float" office:value="0.699663340513366">
                <text:p>0.699663340513366</text:p>
              </table:table-cell>
              <table:table-cell office:value-type="float" office:value="0.728968627421413">
                <text:p>0.728968627421413</text:p>
              </table:table-cell>
              <table:table-cell office:value-type="float" office:value="-0.847088389891729">
                <text:p>-0.847088389891729</text:p>
              </table:table-cell>
              <table:table-cell office:value-type="float" office:value="0.390414591852168">
                <text:p>0.390414591852168</text:p>
              </table:table-cell>
              <table:table-cell office:value-type="float" office:value="0.821158111750268">
                <text:p>0.821158111750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28866646738583">
                <text:p>0.328866646738583</text:p>
              </table:table-cell>
              <table:table-cell office:value-type="float" office:value="0.653420603990106">
                <text:p>0.65342060399010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841565929811686">
                <text:p>-0.841565929811686</text:p>
              </table:table-cell>
              <table:table-cell office:value-type="float" office:value="0.469587967655586">
                <text:p>0.469587967655586</text:p>
              </table:table-cell>
              <table:table-cell office:value-type="float" office:value="0.794141924907108">
                <text:p>0.794141924907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867252742411">
                <text:p>4.5867252742411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387515586452103">
                <text:p>0.387515586452103</text:p>
              </table:table-cell>
              <table:table-cell office:value-type="float" office:value="0.604599114862376">
                <text:p>0.604599114862376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837151953666436">
                <text:p>-0.837151953666436</text:p>
              </table:table-cell>
              <table:table-cell office:value-type="float" office:value="0.542478334100145">
                <text:p>0.542478334100145</text:p>
              </table:table-cell>
              <table:table-cell office:value-type="float" office:value="0.759561862510417">
                <text:p>0.7595618625104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4955712731289">
                <text:p>4.649557127312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444635179184927">
                <text:p>0.444635179184927</text:p>
              </table:table-cell>
              <table:table-cell office:value-type="float" office:value="0.553391549243344">
                <text:p>0.553391549243344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34312186640157">
                <text:p>-0.834312186640157</text:p>
              </table:table-cell>
              <table:table-cell office:value-type="float" office:value="0.608349720973042">
                <text:p>0.608349720973042</text:p>
              </table:table-cell>
              <table:table-cell office:value-type="float" office:value="0.717106091031458">
                <text:p>0.717106091031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666666666666666">
                <text:p>0.666666666666666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522083345649">
                <text:p>4.7752208334564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553391549243343">
                <text:p>0.553391549243343</text:p>
              </table:table-cell>
              <table:table-cell office:value-type="float" office:value="0.444635179184928">
                <text:p>0.4446351791849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34312186640157">
                <text:p>-0.834312186640157</text:p>
              </table:table-cell>
              <table:table-cell office:value-type="float" office:value="0.717106091031458">
                <text:p>0.717106091031458</text:p>
              </table:table-cell>
              <table:table-cell office:value-type="float" office:value="0.608349720973042">
                <text:p>0.608349720973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3805268652828">
                <text:p>4.83805268652828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604599114862375">
                <text:p>0.604599114862375</text:p>
              </table:table-cell>
              <table:table-cell office:value-type="float" office:value="0.387515586452103">
                <text:p>0.387515586452103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837151953666436">
                <text:p>-0.837151953666436</text:p>
              </table:table-cell>
              <table:table-cell office:value-type="float" office:value="0.759561862510417">
                <text:p>0.759561862510417</text:p>
              </table:table-cell>
              <table:table-cell office:value-type="float" office:value="0.542478334100145">
                <text:p>0.542478334100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653420603990105">
                <text:p>0.653420603990105</text:p>
              </table:table-cell>
              <table:table-cell office:value-type="float" office:value="0.328866646738584">
                <text:p>0.328866646738584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841565929811686">
                <text:p>-0.841565929811686</text:p>
              </table:table-cell>
              <table:table-cell office:value-type="float" office:value="0.794141924907108">
                <text:p>0.794141924907108</text:p>
              </table:table-cell>
              <table:table-cell office:value-type="float" office:value="0.469587967655587">
                <text:p>0.469587967655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6371639267187">
                <text:p>4.96371639267187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699663340513365">
                <text:p>0.699663340513365</text:p>
              </table:table-cell>
              <table:table-cell office:value-type="float" office:value="0.268919820615267">
                <text:p>0.26891982061526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847088389891729">
                <text:p>-0.847088389891729</text:p>
              </table:table-cell>
              <table:table-cell office:value-type="float" office:value="0.821158111750267">
                <text:p>0.821158111750267</text:p>
              </table:table-cell>
              <table:table-cell office:value-type="float" office:value="0.390414591852169">
                <text:p>0.390414591852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61">
                <text:p>0.20791169081776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53092307579741">
                <text:p>-0.853092307579741</text:p>
              </table:table-cell>
              <table:table-cell office:value-type="float" office:value="0.841109034192806">
                <text:p>0.841109034192806</text:p>
              </table:table-cell>
              <table:table-cell office:value-type="float" office:value="0.305875899533173">
                <text:p>0.305875899533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783693457325839">
                <text:p>0.783693457325839</text:p>
              </table:table-cell>
              <table:table-cell office:value-type="float" office:value="0.146083028562414">
                <text:p>0.146083028562414</text:p>
              </table:table-cell>
              <table:table-cell office:value-type="float" office:value="0.425779291565074">
                <text:p>0.425779291565074</text:p>
              </table:table-cell>
              <table:table-cell office:value-type="float" office:value="-0.858813270627406">
                <text:p>-0.858813270627406</text:p>
              </table:table-cell>
              <table:table-cell office:value-type="float" office:value="0.854656672586685">
                <text:p>0.854656672586685</text:p>
              </table:table-cell>
              <table:table-cell office:value-type="float" office:value="0.217046243823259">
                <text:p>0.217046243823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221195188726">
                <text:p>5.15221195188726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821149209133703">
                <text:p>0.821149209133703</text:p>
              </table:table-cell>
              <table:table-cell office:value-type="float" office:value="0.0836778433323178">
                <text:p>0.0836778433323178</text:p>
              </table:table-cell>
              <table:table-cell office:value-type="float" office:value="0.248689887164857">
                <text:p>0.248689887164857</text:p>
              </table:table-cell>
              <table:table-cell office:value-type="float" office:value="-0.863378737938544">
                <text:p>-0.863378737938544</text:p>
              </table:table-cell>
              <table:table-cell office:value-type="float" office:value="0.862597523661179">
                <text:p>0.862597523661179</text:p>
              </table:table-cell>
              <table:table-cell office:value-type="float" office:value="0.125126157859794">
                <text:p>0.125126157859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1504380495906">
                <text:p>5.21504380495906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0.855364260160507">
                <text:p>0.855364260160507</text:p>
              </table:table-cell>
              <table:table-cell office:value-type="float" office:value="0.020942419883356">
                <text:p>0.020942419883356</text:p>
              </table:table-cell>
              <table:table-cell office:value-type="float" office:value="0.0627905195293119">
                <text:p>0.0627905195293119</text:p>
              </table:table-cell>
              <table:table-cell office:value-type="float" office:value="-0.865841593455645">
                <text:p>-0.865841593455645</text:p>
              </table:table-cell>
              <table:table-cell office:value-type="float" office:value="0.865829346748725">
                <text:p>0.865829346748725</text:p>
              </table:table-cell>
              <table:table-cell office:value-type="float" office:value="0.0314075064715747">
                <text:p>0.03140750647157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886203579231215">
                <text:p>0.886203579231215</text:p>
              </table:table-cell>
              <table:table-cell office:value-type="float" office:value="-0.0418756537292002">
                <text:p>-0.0418756537292002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865216797762732">
                <text:p>-0.865216797762732</text:p>
              </table:table-cell>
              <table:table-cell office:value-type="float" office:value="0.865314706970497">
                <text:p>0.865314706970497</text:p>
              </table:table-cell>
              <table:table-cell office:value-type="float" office:value="-0.0627645259899177">
                <text:p>-0.0627645259899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4">
                <text:p>-0.104528463267654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860519826770772">
                <text:p>-0.860519826770772</text:p>
              </table:table-cell>
              <table:table-cell office:value-type="float" office:value="0.862042625246776">
                <text:p>0.862042625246776</text:p>
              </table:table-cell>
              <table:table-cell office:value-type="float" office:value="-0.156031295663478">
                <text:p>-0.156031295663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0353936417444">
                <text:p>5.40353936417444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937281989491891">
                <text:p>0.937281989491891</text:p>
              </table:table-cell>
              <table:table-cell office:value-type="float" office:value="-0.166768746716102">
                <text:p>-0.16676874671610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50805521792742">
                <text:p>-0.850805521792742</text:p>
              </table:table-cell>
              <table:table-cell office:value-type="float" office:value="0.856989710474939">
                <text:p>0.856989710474939</text:p>
              </table:table-cell>
              <table:table-cell office:value-type="float" office:value="-0.247061025733055">
                <text:p>-0.247061025733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57319497532067">
                <text:p>0.957319497532067</text:p>
              </table:table-cell>
              <table:table-cell office:value-type="float" office:value="-0.228350870110655">
                <text:p>-0.228350870110655</text:p>
              </table:table-cell>
              <table:table-cell office:value-type="float" office:value="-0.637423989748686">
                <text:p>-0.637423989748686</text:p>
              </table:table-cell>
              <table:table-cell office:value-type="float" office:value="-0.835205959046193">
                <text:p>-0.835205959046193</text:p>
              </table:table-cell>
              <table:table-cell office:value-type="float" office:value="0.851082165907286">
                <text:p>0.851082165907286</text:p>
              </table:table-cell>
              <table:table-cell office:value-type="float" office:value="-0.334588201735436">
                <text:p>-0.334588201735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2920307031804">
                <text:p>5.52920307031804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7357890287316">
                <text:p>0.97357890287316</text:p>
              </table:table-cell>
              <table:table-cell office:value-type="float" office:value="-0.289031796944471">
                <text:p>-0.289031796944471</text:p>
              </table:table-cell>
              <table:table-cell office:value-type="float" office:value="-0.770513242775788">
                <text:p>-0.770513242775788</text:p>
              </table:table-cell>
              <table:table-cell office:value-type="float" office:value="-0.812965979724654">
                <text:p>-0.812965979724654</text:p>
              </table:table-cell>
              <table:table-cell office:value-type="float" office:value="0.845160029077196">
                <text:p>0.845160029077196</text:p>
              </table:table-cell>
              <table:table-cell office:value-type="float" office:value="-0.417450670740435">
                <text:p>-0.417450670740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9203492338983">
                <text:p>5.59203492338983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5996037070505">
                <text:p>0.985996037070505</text:p>
              </table:table-cell>
              <table:table-cell office:value-type="float" office:value="-0.348572047321814">
                <text:p>-0.348572047321814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783475103089334">
                <text:p>-0.783475103089334</text:p>
              </table:table-cell>
              <table:table-cell office:value-type="float" office:value="0.839944923729861">
                <text:p>0.839944923729861</text:p>
              </table:table-cell>
              <table:table-cell office:value-type="float" office:value="-0.494623160662458">
                <text:p>-0.494623160662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746294671674999">
                <text:p>-0.746294671674999</text:p>
              </table:table-cell>
              <table:table-cell office:value-type="float" office:value="0.836012475985748">
                <text:p>0.836012475985748</text:p>
              </table:table-cell>
              <table:table-cell office:value-type="float" office:value="-0.565246062458324">
                <text:p>-0.565246062458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71769862953342">
                <text:p>5.71769862953342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99122830098858">
                <text:p>0.999122830098858</text:p>
              </table:table-cell>
              <table:table-cell office:value-type="float" office:value="-0.46329603511986">
                <text:p>-0.46329603511986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701179245198077">
                <text:p>-0.701179245198077</text:p>
              </table:table-cell>
              <table:table-cell office:value-type="float" office:value="0.833770379879779">
                <text:p>0.833770379879779</text:p>
              </table:table-cell>
              <table:table-cell office:value-type="float" office:value="-0.62864848533894">
                <text:p>-0.62864848533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8053048260522">
                <text:p>5.78053048260522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999780683474845">
                <text:p>0.999780683474845</text:p>
              </table:table-cell>
              <table:table-cell office:value-type="float" office:value="-0.518027009373128">
                <text:p>-0.518027009373128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48091462173095">
                <text:p>-0.648091462173095</text:p>
              </table:table-cell>
              <table:table-cell office:value-type="float" office:value="0.833442895403467">
                <text:p>0.833442895403467</text:p>
              </table:table-cell>
              <table:table-cell office:value-type="float" office:value="-0.684364797444507">
                <text:p>-0.684364797444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4336233567702">
                <text:p>5.84336233567702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996492859249504">
                <text:p>0.996492859249504</text:p>
              </table:table-cell>
              <table:table-cell office:value-type="float" office:value="-0.570713567684431">
                <text:p>-0.57071356768443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587209818419845">
                <text:p>-0.587209818419845</text:p>
              </table:table-cell>
              <table:table-cell office:value-type="float" office:value="0.835062332394732">
                <text:p>0.835062332394732</text:p>
              </table:table-cell>
              <table:table-cell office:value-type="float" office:value="-0.732144094539203">
                <text:p>-0.732144094539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0619418874881">
                <text:p>5.90619418874881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989272332962988">
                <text:p>0.989272332962988</text:p>
              </table:table-cell>
              <table:table-cell office:value-type="float" office:value="-0.621147780278311">
                <text:p>-0.621147780278311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518929061429015">
                <text:p>-0.518929061429015</text:p>
              </table:table-cell>
              <table:table-cell office:value-type="float" office:value="0.838467824218652">
                <text:p>0.838467824218652</text:p>
              </table:table-cell>
              <table:table-cell office:value-type="float" office:value="-0.771952289022647">
                <text:p>-0.771952289022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902604182061">
                <text:p>5.9690260418206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443853160104105">
                <text:p>-0.443853160104105</text:p>
              </table:table-cell>
              <table:table-cell office:value-type="float" office:value="0.843311435004648">
                <text:p>0.843311435004648</text:p>
              </table:table-cell>
              <table:table-cell office:value-type="float" office:value="-0.803966772088016">
                <text:p>-0.803966772088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63162566797659">
                <text:p>0.963162566797659</text:p>
              </table:table-cell>
              <table:table-cell office:value-type="float" office:value="-0.714472679632803">
                <text:p>-0.714472679632803</text:p>
              </table:table-cell>
              <table:table-cell office:value-type="float" office:value="-0.684547105928691">
                <text:p>-0.684547105928691</text:p>
              </table:table-cell>
              <table:table-cell office:value-type="float" office:value="-0.362781071486304">
                <text:p>-0.362781071486304</text:p>
              </table:table-cell>
              <table:table-cell office:value-type="float" office:value="0.84907138247621">
                <text:p>0.84907138247621</text:p>
              </table:table-cell>
              <table:table-cell office:value-type="float" office:value="-0.828563863954252">
                <text:p>-0.828563863954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946897479642">
                <text:p>6.0946897479642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944376370237481">
                <text:p>0.944376370237481</text:p>
              </table:table-cell>
              <table:table-cell office:value-type="float" office:value="-0.756995055651756">
                <text:p>-0.756995055651756</text:p>
              </table:table-cell>
              <table:table-cell office:value-type="float" office:value="-0.535826794978998">
                <text:p>-0.535826794978998</text:p>
              </table:table-cell>
              <table:table-cell office:value-type="float" office:value="-0.276685780415558">
                <text:p>-0.276685780415558</text:p>
              </table:table-cell>
              <table:table-cell office:value-type="float" office:value="0.855071904407648">
                <text:p>0.855071904407648</text:p>
              </table:table-cell>
              <table:table-cell office:value-type="float" office:value="-0.846299521481589">
                <text:p>-0.846299521481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5752160103599">
                <text:p>6.15752160103599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921863151588501">
                <text:p>0.921863151588501</text:p>
              </table:table-cell>
              <table:table-cell office:value-type="float" office:value="-0.796529918024196">
                <text:p>-0.79652991802419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186687325678418">
                <text:p>-0.186687325678418</text:p>
              </table:table-cell>
              <table:table-cell office:value-type="float" office:value="0.860509059474387">
                <text:p>0.860509059474387</text:p>
              </table:table-cell>
              <table:table-cell office:value-type="float" office:value="-0.857884010138309">
                <text:p>-0.857884010138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035345410779">
                <text:p>6.2203534541077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895711760239413">
                <text:p>0.895711760239413</text:p>
              </table:table-cell>
              <table:table-cell office:value-type="float" office:value="-0.832921240710099">
                <text:p>-0.832921240710099</text:p>
              </table:table-cell>
              <table:table-cell office:value-type="float" office:value="-0.187381314585724">
                <text:p>-0.187381314585724</text:p>
              </table:table-cell>
              <table:table-cell office:value-type="float" office:value="-0.094020738626934">
                <text:p>-0.094020738626934</text:p>
              </table:table-cell>
              <table:table-cell office:value-type="float" office:value="0.864481541141792">
                <text:p>0.864481541141792</text:p>
              </table:table-cell>
              <table:table-cell office:value-type="float" office:value="-0.864151459807719">
                <text:p>-0.864151459807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26cm" style:legend-expansion="high" chart:style-name="ch2"/>
        <chart:plot-area chart:style-name="ch3" table:cell-range-address="'Third harmonic injection'.B3:'Third harmonic injection'.B102 'Third harmonic injection'.K2:'Third harmonic injection'.L102" chart:data-source-has-labels="row" svg:x="0.77cm" svg:y="0.855cm" svg:width="11.817cm" svg:height="7.545cm">
          <chartooo:coordinate-region svg:x="1.603cm" svg:y="1.067cm" svg:width="10.8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ird harmonic injection'.K3:'Third harmonic injection'.K102" chart:label-cell-address="'Third harmonic injection'.K2:'Third harmonic injection'.K2" chart:class="chart:scatter">
            <chart:domain table:cell-range-address="'Third harmonic injection'.B3:'Third harmonic injection'.B102"/>
            <chart:data-point chart:repeated="100"/>
          </chart:series>
          <chart:series chart:style-name="ch7" chart:values-cell-range-address="'Third harmonic injection'.L3:'Third harmonic injection'.L102" chart:label-cell-address="'Third harmonic injection'.L2:'Third harmonic injection'.L2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V-THU</text:p>
                <draw:g>
                  <svg:desc>'Third harmonic injection'.K2:'Third harmonic injection'.K2</svg:desc>
                </draw:g>
              </table:table-cell>
              <table:table-cell office:value-type="string">
                <text:p>SV-SU</text:p>
                <draw:g>
                  <svg:desc>'Third harmonic injection'.L2:'Third harmonic injection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hird harmonic injection'.B3:'Third harmonic injection'.B102</svg:desc>
                </draw:g>
              </table:table-cell>
              <table:table-cell office:value-type="float" office:value="0.866025403784439">
                <text:p>0.866025403784439</text:p>
                <draw:g>
                  <svg:desc>'Third harmonic injection'.K3:'Third harmonic injection'.K102</svg:desc>
                </draw:g>
              </table:table-cell>
              <table:table-cell office:value-type="float" office:value="0.866025403784439">
                <text:p>0.866025403784439</text:p>
                <draw:g>
                  <svg:desc>'Third harmonic injection'.L3:'Third harmonic injection'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8318530717959">
                <text:p>0.0628318530717959</text:p>
              </table:table-cell>
              <table:table-cell office:value-type="float" office:value="0.770130721180786">
                <text:p>0.770130721180786</text:p>
              </table:table-cell>
              <table:table-cell office:value-type="float" office:value="0.770130721180786">
                <text:p>0.770130721180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3706143592">
                <text:p>0.125663706143592</text:p>
              </table:table-cell>
              <table:table-cell office:value-type="float" office:value="0.671196684459892">
                <text:p>0.671196684459892</text:p>
              </table:table-cell>
              <table:table-cell office:value-type="float" office:value="0.671196684459892">
                <text:p>0.67119668445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0.569613741066032">
                <text:p>0.569613741066032</text:p>
              </table:table-cell>
              <table:table-cell office:value-type="float" office:value="0.569613741066032">
                <text:p>0.569613741066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327412287183">
                <text:p>0.251327412287183</text:p>
              </table:table-cell>
              <table:table-cell office:value-type="float" office:value="0.465782792467949">
                <text:p>0.465782792467949</text:p>
              </table:table-cell>
              <table:table-cell office:value-type="float" office:value="0.465782792467949">
                <text:p>0.465782792467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60113611983911">
                <text:p>0.360113611983911</text:p>
              </table:table-cell>
              <table:table-cell office:value-type="float" office:value="0.360113611983911">
                <text:p>0.360113611983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253023227593633">
                <text:p>0.253023227593633</text:p>
              </table:table-cell>
              <table:table-cell office:value-type="float" office:value="0.253023227593633">
                <text:p>0.253023227593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822971502571">
                <text:p>0.439822971502571</text:p>
              </table:table-cell>
              <table:table-cell office:value-type="float" office:value="0.144934276119359">
                <text:p>0.144934276119359</text:p>
              </table:table-cell>
              <table:table-cell office:value-type="float" office:value="0.144934276119359">
                <text:p>0.144934276119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654824574367">
                <text:p>0.502654824574367</text:p>
              </table:table-cell>
              <table:table-cell office:value-type="float" office:value="0.0362733352714149">
                <text:p>0.0362733352714149</text:p>
              </table:table-cell>
              <table:table-cell office:value-type="float" office:value="0.0362733352714149">
                <text:p>0.0362733352714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-0.0725307598591346">
                <text:p>-0.0725307598591346</text:p>
              </table:table-cell>
              <table:table-cell office:value-type="float" office:value="-0.0725307598591346">
                <text:p>-0.0725307598591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-0.181048609216673">
                <text:p>-0.181048609216673</text:p>
              </table:table-cell>
              <table:table-cell office:value-type="float" office:value="-0.181048609216673">
                <text:p>-0.181048609216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1150383789754">
                <text:p>0.691150383789754</text:p>
              </table:table-cell>
              <table:table-cell office:value-type="float" office:value="-0.288851942426874">
                <text:p>-0.288851942426874</text:p>
              </table:table-cell>
              <table:table-cell office:value-type="float" office:value="-0.288851942426874">
                <text:p>-0.288851942426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-0.395515308984217">
                <text:p>-0.395515308984217</text:p>
              </table:table-cell>
              <table:table-cell office:value-type="float" office:value="-0.395515308984216">
                <text:p>-0.395515308984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6814089933346">
                <text:p>0.816814089933346</text:p>
              </table:table-cell>
              <table:table-cell office:value-type="float" office:value="-0.500617757310756">
                <text:p>-0.500617757310756</text:p>
              </table:table-cell>
              <table:table-cell office:value-type="float" office:value="-0.500617757310756">
                <text:p>-0.500617757310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9645943005142">
                <text:p>0.879645943005142</text:p>
              </table:table-cell>
              <table:table-cell office:value-type="float" office:value="-0.603744496059687">
                <text:p>-0.603744496059687</text:p>
              </table:table-cell>
              <table:table-cell office:value-type="float" office:value="-0.603744496059687">
                <text:p>-0.603744496059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-0.704488531107294">
                <text:p>-0.704488531107294</text:p>
              </table:table-cell>
              <table:table-cell office:value-type="float" office:value="-0.704488531107294">
                <text:p>-0.704488531107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30964914873">
                <text:p>1.00530964914873</text:p>
              </table:table-cell>
              <table:table-cell office:value-type="float" office:value="-0.802452271772815">
                <text:p>-0.802452271772815</text:p>
              </table:table-cell>
              <table:table-cell office:value-type="float" office:value="-0.802452271772815">
                <text:p>-0.802452271772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14150222053">
                <text:p>1.06814150222053</text:p>
              </table:table-cell>
              <table:table-cell office:value-type="float" office:value="-0.897249099927221">
                <text:p>-0.897249099927221</text:p>
              </table:table-cell>
              <table:table-cell office:value-type="float" office:value="-0.897249099927221">
                <text:p>-0.897249099927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-0.988504895798335">
                <text:p>-0.988504895798335</text:p>
              </table:table-cell>
              <table:table-cell office:value-type="float" office:value="-0.988504895798335">
                <text:p>-0.988504895798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380520836412">
                <text:p>1.19380520836412</text:p>
              </table:table-cell>
              <table:table-cell office:value-type="float" office:value="-1.07585951445066">
                <text:p>-1.07585951445066</text:p>
              </table:table-cell>
              <table:table-cell office:value-type="float" office:value="-1.07585951445066">
                <text:p>-1.07585951445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-1.15896820711291">
                <text:p>-1.15896820711291</text:p>
              </table:table-cell>
              <table:table-cell office:value-type="float" office:value="-1.15896820711291">
                <text:p>-1.15896820711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-1.2375029817439">
                <text:p>-1.2375029817439</text:p>
              </table:table-cell>
              <table:table-cell office:value-type="float" office:value="-1.2375029817439">
                <text:p>-1.2375029817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230076757951">
                <text:p>1.38230076757951</text:p>
              </table:table-cell>
              <table:table-cell office:value-type="float" office:value="-1.31115389746727">
                <text:p>-1.31115389746727</text:p>
              </table:table-cell>
              <table:table-cell office:value-type="float" office:value="-1.31115389746727">
                <text:p>-1.3111538974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51326206513">
                <text:p>1.4451326206513</text:p>
              </table:table-cell>
              <table:table-cell office:value-type="float" office:value="-1.37963028776658">
                <text:p>-1.37963028776658</text:p>
              </table:table-cell>
              <table:table-cell office:value-type="float" office:value="-1.37963028776658">
                <text:p>-1.37963028776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-1.4426619076132">
                <text:p>-1.4426619076132</text:p>
              </table:table-cell>
              <table:table-cell office:value-type="float" office:value="-1.4426619076132">
                <text:p>-1.4426619076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362817986669">
                <text:p>1.63362817986669</text:p>
              </table:table-cell>
              <table:table-cell office:value-type="float" office:value="-1.55141827767162">
                <text:p>-1.55141827767162</text:p>
              </table:table-cell>
              <table:table-cell office:value-type="float" office:value="-1.55141827767162">
                <text:p>-1.55141827767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-1.59671381617685">
                <text:p>-1.59671381617685</text:p>
              </table:table-cell>
              <table:table-cell office:value-type="float" office:value="-1.59671381617685">
                <text:p>-1.596713816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929188601028">
                <text:p>1.75929188601028</text:p>
              </table:table-cell>
              <table:table-cell office:value-type="float" office:value="-1.63570785471879">
                <text:p>-1.63570785471879</text:p>
              </table:table-cell>
              <table:table-cell office:value-type="float" office:value="-1.63570785471879">
                <text:p>-1.63570785471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212373908208">
                <text:p>1.82212373908208</text:p>
              </table:table-cell>
              <table:table-cell office:value-type="float" office:value="-1.668246501642">
                <text:p>-1.668246501642</text:p>
              </table:table-cell>
              <table:table-cell office:value-type="float" office:value="-1.668246501642">
                <text:p>-1.668246501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-1.69420134177255">
                <text:p>-1.69420134177255</text:p>
              </table:table-cell>
              <table:table-cell office:value-type="float" office:value="-1.69420134177255">
                <text:p>-1.69420134177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778744522567">
                <text:p>1.94778744522567</text:p>
              </table:table-cell>
              <table:table-cell office:value-type="float" office:value="-1.71346994321409">
                <text:p>-1.71346994321409</text:p>
              </table:table-cell>
              <table:table-cell office:value-type="float" office:value="-1.71346994321409">
                <text:p>-1.71346994321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061929829747">
                <text:p>2.01061929829747</text:p>
              </table:table-cell>
              <table:table-cell office:value-type="float" office:value="-1.72597626159972">
                <text:p>-1.72597626159972</text:p>
              </table:table-cell>
              <table:table-cell office:value-type="float" office:value="-1.72597626159972">
                <text:p>-1.72597626159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-1.73167094020437">
                <text:p>-1.73167094020437</text:p>
              </table:table-cell>
              <table:table-cell office:value-type="float" office:value="-1.73167094020437">
                <text:p>-1.73167094020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628300444106">
                <text:p>2.13628300444106</text:p>
              </table:table-cell>
              <table:table-cell office:value-type="float" office:value="-1.73053150473323">
                <text:p>-1.73053150473323</text:p>
              </table:table-cell>
              <table:table-cell office:value-type="float" office:value="-1.73053150473323">
                <text:p>-1.7305315047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9911485751286">
                <text:p>2.19911485751286</text:p>
              </table:table-cell>
              <table:table-cell office:value-type="float" office:value="-1.72256245201755">
                <text:p>-1.72256245201755</text:p>
              </table:table-cell>
              <table:table-cell office:value-type="float" office:value="-1.72256245201755">
                <text:p>-1.72256245201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-1.70779523226768">
                <text:p>-1.70779523226768</text:p>
              </table:table-cell>
              <table:table-cell office:value-type="float" office:value="-1.70779523226768">
                <text:p>-1.70779523226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477856365645">
                <text:p>2.32477856365645</text:p>
              </table:table-cell>
              <table:table-cell office:value-type="float" office:value="-1.68628812495348">
                <text:p>-1.68628812495348</text:p>
              </table:table-cell>
              <table:table-cell office:value-type="float" office:value="-1.68628812495348">
                <text:p>-1.68628812495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761041672824">
                <text:p>2.38761041672824</text:p>
              </table:table-cell>
              <table:table-cell office:value-type="float" office:value="-1.65812600880185">
                <text:p>-1.65812600880185</text:p>
              </table:table-cell>
              <table:table-cell office:value-type="float" office:value="-1.65812600880185">
                <text:p>-1.65812600880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-1.62342002681919">
                <text:p>-1.62342002681919</text:p>
              </table:table-cell>
              <table:table-cell office:value-type="float" office:value="-1.62342002681919">
                <text:p>-1.62342002681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-1.58230714766075">
                <text:p>-1.58230714766075</text:p>
              </table:table-cell>
              <table:table-cell office:value-type="float" office:value="-1.58230714766075">
                <text:p>-1.58230714766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610597594363">
                <text:p>2.57610597594363</text:p>
              </table:table-cell>
              <table:table-cell office:value-type="float" office:value="-1.53494962507786">
                <text:p>-1.53494962507786</text:p>
              </table:table-cell>
              <table:table-cell office:value-type="float" office:value="-1.53494962507786">
                <text:p>-1.53494962507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-1.48153435757656">
                <text:p>-1.48153435757656</text:p>
              </table:table-cell>
              <table:table-cell office:value-type="float" office:value="-1.48153435757656">
                <text:p>-1.48153435757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176968208722">
                <text:p>2.70176968208722</text:p>
              </table:table-cell>
              <table:table-cell office:value-type="float" office:value="-1.42227215081458">
                <text:p>-1.42227215081458</text:p>
              </table:table-cell>
              <table:table-cell office:value-type="float" office:value="-1.42227215081458">
                <text:p>-1.42227215081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460153515902">
                <text:p>2.76460153515902</text:p>
              </table:table-cell>
              <table:table-cell office:value-type="float" office:value="-1.35739688564767">
                <text:p>-1.35739688564767</text:p>
              </table:table-cell>
              <table:table-cell office:value-type="float" office:value="-1.35739688564767">
                <text:p>-1.35739688564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-1.28716459510875">
                <text:p>-1.28716459510875</text:p>
              </table:table-cell>
              <table:table-cell office:value-type="float" office:value="-1.28716459510875">
                <text:p>-1.2871645951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9026524130261">
                <text:p>2.89026524130261</text:p>
              </table:table-cell>
              <table:table-cell office:value-type="float" office:value="-1.21185245396251">
                <text:p>-1.21185245396251</text:p>
              </table:table-cell>
              <table:table-cell office:value-type="float" office:value="-1.21185245396251">
                <text:p>-1.21185245396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309709437441">
                <text:p>2.95309709437441</text:p>
              </table:table-cell>
              <table:table-cell office:value-type="float" office:value="-1.13175768482321">
                <text:p>-1.13175768482321</text:p>
              </table:table-cell>
              <table:table-cell office:value-type="float" office:value="-1.13175768482321">
                <text:p>-1.13175768482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-1.04719638515281">
                <text:p>-1.04719638515281</text:p>
              </table:table-cell>
              <table:table-cell office:value-type="float" office:value="-1.04719638515281">
                <text:p>-1.04719638515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78760800518">
                <text:p>3.078760800518</text:p>
              </table:table-cell>
              <table:table-cell office:value-type="float" office:value="-0.958502279768727">
                <text:p>-0.958502279768727</text:p>
              </table:table-cell>
              <table:table-cell office:value-type="float" office:value="-0.958502279768727">
                <text:p>-0.958502279768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770130721180786">
                <text:p>-0.770130721180786</text:p>
              </table:table-cell>
              <table:table-cell office:value-type="float" office:value="-0.770130721180786">
                <text:p>-0.770130721180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25635973338">
                <text:p>3.26725635973338</text:p>
              </table:table-cell>
              <table:table-cell office:value-type="float" office:value="-0.671196684459892">
                <text:p>-0.671196684459892</text:p>
              </table:table-cell>
              <table:table-cell office:value-type="float" office:value="-0.671196684459892">
                <text:p>-0.671196684459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008821280518">
                <text:p>3.33008821280518</text:p>
              </table:table-cell>
              <table:table-cell office:value-type="float" office:value="-0.569613741066032">
                <text:p>-0.569613741066032</text:p>
              </table:table-cell>
              <table:table-cell office:value-type="float" office:value="-0.569613741066032">
                <text:p>-0.569613741066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465782792467949">
                <text:p>-0.465782792467949</text:p>
              </table:table-cell>
              <table:table-cell office:value-type="float" office:value="-0.465782792467949">
                <text:p>-0.46578279246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575191894877">
                <text:p>3.45575191894877</text:p>
              </table:table-cell>
              <table:table-cell office:value-type="float" office:value="-0.360113611983911">
                <text:p>-0.360113611983911</text:p>
              </table:table-cell>
              <table:table-cell office:value-type="float" office:value="-0.360113611983911">
                <text:p>-0.36011361198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1858377202057">
                <text:p>3.51858377202057</text:p>
              </table:table-cell>
              <table:table-cell office:value-type="float" office:value="-0.253023227593633">
                <text:p>-0.253023227593633</text:p>
              </table:table-cell>
              <table:table-cell office:value-type="float" office:value="-0.253023227593633">
                <text:p>-0.253023227593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8141562509236">
                <text:p>3.58141562509236</text:p>
              </table:table-cell>
              <table:table-cell office:value-type="float" office:value="-0.14493427611936">
                <text:p>-0.14493427611936</text:p>
              </table:table-cell>
              <table:table-cell office:value-type="float" office:value="-0.14493427611936">
                <text:p>-0.14493427611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424747816416">
                <text:p>3.64424747816416</text:p>
              </table:table-cell>
              <table:table-cell office:value-type="float" office:value="-0.0362733352714149">
                <text:p>-0.0362733352714149</text:p>
              </table:table-cell>
              <table:table-cell office:value-type="float" office:value="-0.0362733352714149">
                <text:p>-0.0362733352714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707933123596">
                <text:p>3.70707933123596</text:p>
              </table:table-cell>
              <table:table-cell office:value-type="float" office:value="0.0725307598591343">
                <text:p>0.0725307598591343</text:p>
              </table:table-cell>
              <table:table-cell office:value-type="float" office:value="0.0725307598591343">
                <text:p>0.0725307598591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0.181048609216672">
                <text:p>0.181048609216672</text:p>
              </table:table-cell>
              <table:table-cell office:value-type="float" office:value="0.181048609216672">
                <text:p>0.181048609216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3274303737955">
                <text:p>3.83274303737955</text:p>
              </table:table-cell>
              <table:table-cell office:value-type="float" office:value="0.288851942426874">
                <text:p>0.288851942426874</text:p>
              </table:table-cell>
              <table:table-cell office:value-type="float" office:value="0.288851942426874">
                <text:p>0.288851942426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9557489045134">
                <text:p>3.89557489045134</text:p>
              </table:table-cell>
              <table:table-cell office:value-type="float" office:value="0.395515308984216">
                <text:p>0.395515308984216</text:p>
              </table:table-cell>
              <table:table-cell office:value-type="float" office:value="0.395515308984216">
                <text:p>0.395515308984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0.500617757310756">
                <text:p>0.500617757310756</text:p>
              </table:table-cell>
              <table:table-cell office:value-type="float" office:value="0.500617757310756">
                <text:p>0.500617757310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123859659494">
                <text:p>4.02123859659494</text:p>
              </table:table-cell>
              <table:table-cell office:value-type="float" office:value="0.603744496059687">
                <text:p>0.603744496059687</text:p>
              </table:table-cell>
              <table:table-cell office:value-type="float" office:value="0.603744496059687">
                <text:p>0.603744496059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0.704488531107293">
                <text:p>0.704488531107293</text:p>
              </table:table-cell>
              <table:table-cell office:value-type="float" office:value="0.704488531107293">
                <text:p>0.704488531107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0.802452271772816">
                <text:p>0.802452271772816</text:p>
              </table:table-cell>
              <table:table-cell office:value-type="float" office:value="0.802452271772816">
                <text:p>0.802452271772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973415581032">
                <text:p>4.20973415581032</text:p>
              </table:table-cell>
              <table:table-cell office:value-type="float" office:value="0.897249099927221">
                <text:p>0.897249099927221</text:p>
              </table:table-cell>
              <table:table-cell office:value-type="float" office:value="0.897249099927221">
                <text:p>0.897249099927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7256600888212">
                <text:p>4.27256600888212</text:p>
              </table:table-cell>
              <table:table-cell office:value-type="float" office:value="0.988504895798335">
                <text:p>0.988504895798335</text:p>
              </table:table-cell>
              <table:table-cell office:value-type="float" office:value="0.988504895798335">
                <text:p>0.988504895798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1.07585951445066">
                <text:p>1.07585951445066</text:p>
              </table:table-cell>
              <table:table-cell office:value-type="float" office:value="1.07585951445066">
                <text:p>1.07585951445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1.15896820711291">
                <text:p>1.15896820711291</text:p>
              </table:table-cell>
              <table:table-cell office:value-type="float" office:value="1.15896820711291">
                <text:p>1.15896820711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106156809751">
                <text:p>4.46106156809751</text:p>
              </table:table-cell>
              <table:table-cell office:value-type="float" office:value="1.2375029817439">
                <text:p>1.2375029817439</text:p>
              </table:table-cell>
              <table:table-cell office:value-type="float" office:value="1.2375029817439">
                <text:p>1.2375029817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1.31115389746727">
                <text:p>1.31115389746727</text:p>
              </table:table-cell>
              <table:table-cell office:value-type="float" office:value="1.31115389746727">
                <text:p>1.31115389746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867252742411">
                <text:p>4.5867252742411</text:p>
              </table:table-cell>
              <table:table-cell office:value-type="float" office:value="1.37963028776658">
                <text:p>1.37963028776658</text:p>
              </table:table-cell>
              <table:table-cell office:value-type="float" office:value="1.37963028776658">
                <text:p>1.37963028776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4955712731289">
                <text:p>4.64955712731289</text:p>
              </table:table-cell>
              <table:table-cell office:value-type="float" office:value="1.4426619076132">
                <text:p>1.4426619076132</text:p>
              </table:table-cell>
              <table:table-cell office:value-type="float" office:value="1.4426619076132">
                <text:p>1.4426619076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522083345649">
                <text:p>4.77522083345649</text:p>
              </table:table-cell>
              <table:table-cell office:value-type="float" office:value="1.55141827767161">
                <text:p>1.55141827767161</text:p>
              </table:table-cell>
              <table:table-cell office:value-type="float" office:value="1.55141827767161">
                <text:p>1.55141827767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3805268652828">
                <text:p>4.83805268652828</text:p>
              </table:table-cell>
              <table:table-cell office:value-type="float" office:value="1.59671381617685">
                <text:p>1.59671381617685</text:p>
              </table:table-cell>
              <table:table-cell office:value-type="float" office:value="1.59671381617685">
                <text:p>1.59671381617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1.63570785471879">
                <text:p>1.63570785471879</text:p>
              </table:table-cell>
              <table:table-cell office:value-type="float" office:value="1.63570785471879">
                <text:p>1.63570785471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6371639267187">
                <text:p>4.96371639267187</text:p>
              </table:table-cell>
              <table:table-cell office:value-type="float" office:value="1.668246501642">
                <text:p>1.668246501642</text:p>
              </table:table-cell>
              <table:table-cell office:value-type="float" office:value="1.668246501642">
                <text:p>1.668246501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1.69420134177255">
                <text:p>1.69420134177255</text:p>
              </table:table-cell>
              <table:table-cell office:value-type="float" office:value="1.69420134177255">
                <text:p>1.69420134177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1.71346994321409">
                <text:p>1.71346994321409</text:p>
              </table:table-cell>
              <table:table-cell office:value-type="float" office:value="1.71346994321409">
                <text:p>1.71346994321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221195188726">
                <text:p>5.15221195188726</text:p>
              </table:table-cell>
              <table:table-cell office:value-type="float" office:value="1.72597626159972">
                <text:p>1.72597626159972</text:p>
              </table:table-cell>
              <table:table-cell office:value-type="float" office:value="1.72597626159972">
                <text:p>1.72597626159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1504380495906">
                <text:p>5.21504380495906</text:p>
              </table:table-cell>
              <table:table-cell office:value-type="float" office:value="1.73167094020437">
                <text:p>1.73167094020437</text:p>
              </table:table-cell>
              <table:table-cell office:value-type="float" office:value="1.73167094020437">
                <text:p>1.73167094020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1.73053150473323">
                <text:p>1.73053150473323</text:p>
              </table:table-cell>
              <table:table-cell office:value-type="float" office:value="1.73053150473323">
                <text:p>1.73053150473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1.72256245201755">
                <text:p>1.72256245201755</text:p>
              </table:table-cell>
              <table:table-cell office:value-type="float" office:value="1.72256245201755">
                <text:p>1.722562452017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0353936417444">
                <text:p>5.40353936417444</text:p>
              </table:table-cell>
              <table:table-cell office:value-type="float" office:value="1.70779523226768">
                <text:p>1.70779523226768</text:p>
              </table:table-cell>
              <table:table-cell office:value-type="float" office:value="1.70779523226768">
                <text:p>1.7077952322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1.68628812495348">
                <text:p>1.68628812495348</text:p>
              </table:table-cell>
              <table:table-cell office:value-type="float" office:value="1.68628812495348">
                <text:p>1.68628812495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2920307031804">
                <text:p>5.52920307031804</text:p>
              </table:table-cell>
              <table:table-cell office:value-type="float" office:value="1.65812600880185">
                <text:p>1.65812600880185</text:p>
              </table:table-cell>
              <table:table-cell office:value-type="float" office:value="1.65812600880185">
                <text:p>1.65812600880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9203492338983">
                <text:p>5.59203492338983</text:p>
              </table:table-cell>
              <table:table-cell office:value-type="float" office:value="1.62342002681919">
                <text:p>1.62342002681919</text:p>
              </table:table-cell>
              <table:table-cell office:value-type="float" office:value="1.62342002681919">
                <text:p>1.62342002681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1.58230714766075">
                <text:p>1.58230714766075</text:p>
              </table:table-cell>
              <table:table-cell office:value-type="float" office:value="1.58230714766075">
                <text:p>1.58230714766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71769862953342">
                <text:p>5.71769862953342</text:p>
              </table:table-cell>
              <table:table-cell office:value-type="float" office:value="1.53494962507786">
                <text:p>1.53494962507786</text:p>
              </table:table-cell>
              <table:table-cell office:value-type="float" office:value="1.53494962507786">
                <text:p>1.53494962507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8053048260522">
                <text:p>5.78053048260522</text:p>
              </table:table-cell>
              <table:table-cell office:value-type="float" office:value="1.48153435757656">
                <text:p>1.48153435757656</text:p>
              </table:table-cell>
              <table:table-cell office:value-type="float" office:value="1.48153435757656">
                <text:p>1.48153435757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4336233567702">
                <text:p>5.84336233567702</text:p>
              </table:table-cell>
              <table:table-cell office:value-type="float" office:value="1.42227215081458">
                <text:p>1.42227215081458</text:p>
              </table:table-cell>
              <table:table-cell office:value-type="float" office:value="1.42227215081458">
                <text:p>1.42227215081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0619418874881">
                <text:p>5.90619418874881</text:p>
              </table:table-cell>
              <table:table-cell office:value-type="float" office:value="1.35739688564767">
                <text:p>1.35739688564767</text:p>
              </table:table-cell>
              <table:table-cell office:value-type="float" office:value="1.35739688564767">
                <text:p>1.35739688564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902604182061">
                <text:p>5.96902604182061</text:p>
              </table:table-cell>
              <table:table-cell office:value-type="float" office:value="1.28716459510875">
                <text:p>1.28716459510875</text:p>
              </table:table-cell>
              <table:table-cell office:value-type="float" office:value="1.28716459510875">
                <text:p>1.28716459510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1.21185245396251">
                <text:p>1.21185245396251</text:p>
              </table:table-cell>
              <table:table-cell office:value-type="float" office:value="1.21185245396251">
                <text:p>1.21185245396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946897479642">
                <text:p>6.0946897479642</text:p>
              </table:table-cell>
              <table:table-cell office:value-type="float" office:value="1.13175768482321">
                <text:p>1.13175768482321</text:p>
              </table:table-cell>
              <table:table-cell office:value-type="float" office:value="1.13175768482321">
                <text:p>1.13175768482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5752160103599">
                <text:p>6.15752160103599</text:p>
              </table:table-cell>
              <table:table-cell office:value-type="float" office:value="1.04719638515281">
                <text:p>1.04719638515281</text:p>
              </table:table-cell>
              <table:table-cell office:value-type="float" office:value="1.04719638515281">
                <text:p>1.04719638515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035345410779">
                <text:p>6.22035345410779</text:p>
              </table:table-cell>
              <table:table-cell office:value-type="float" office:value="0.958502279768726">
                <text:p>0.958502279768726</text:p>
              </table:table-cell>
              <table:table-cell office:value-type="float" office:value="0.958502279768726">
                <text:p>0.958502279768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